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Pictures/1000000000000230000002300B9902934AD33C42.png" manifest:media-type="image/png"/>
  <manifest:file-entry manifest:full-path="Pictures/1000020100000BA600000AF8089B1199DBED1222.png" manifest:media-type="image/png"/>
  <manifest:file-entry manifest:full-path="Pictures/100000000000043D000001A87F0847E5DCFA1586.png" manifest:media-type="image/png"/>
  <manifest:file-entry manifest:full-path="Pictures/100000000000025800000190244788817065E1C7.png" manifest:media-type="image/png"/>
  <manifest:file-entry manifest:full-path="Pictures/10000201000003420000008345E2089A9808C4A3.png" manifest:media-type="image/png"/>
  <manifest:file-entry manifest:full-path="Pictures/10000201000000DB000000EC424A5D3FECE97C4E.png" manifest:media-type="image/png"/>
  <manifest:file-entry manifest:full-path="Pictures/10000201000003420000008391B3E7CCEFAB6DBF.png" manifest:media-type="image/png"/>
  <manifest:file-entry manifest:full-path="Pictures/10000201000000B50000024A2AC56956FAC910D1.tif" manifest:media-type="image/tiff"/>
  <manifest:file-entry manifest:full-path="Pictures/10000000000000E1000000E1EB27B6B12894596D.png" manifest:media-type="image/png"/>
  <manifest:file-entry manifest:full-path="Pictures/1000020100000342000000836D58E15E9BD7362F.png" manifest:media-type="image/png"/>
  <manifest:file-entry manifest:full-path="Pictures/2000008000004951000012C1BC2CC3D63BE3CFA1.wmf" manifest:media-type="image/x-wmf"/>
  <manifest:file-entry manifest:full-path="Pictures/1000000000000CB0000003C8924F4D43AC911FBB.png" manifest:media-type="image/png"/>
  <manifest:file-entry manifest:full-path="Pictures/1000000000000780000004B0F8B6C1BB6D9E7420.png" manifest:media-type="image/png"/>
  <manifest:file-entry manifest:full-path="Pictures/100002010000034200000083E52A75EC4796606E.png" manifest:media-type="image/png"/>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meta.xml" manifest:media-type="text/xml"/>
  <manifest:file-entry manifest:full-path="Object 19/content.xml" manifest:media-type="text/xml"/>
  <manifest:file-entry manifest:full-path="Object 19/styles.xml" manifest:media-type="text/xml"/>
  <manifest:file-entry manifest:full-path="Object 19/meta.xml" manifest:media-type="text/xml"/>
  <manifest:file-entry manifest:full-path="Object 19/"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ole-draw-aspect="1"/>
    </style:style>
    <style:style style:name="gr6" style:family="graphic" style:parent-style-name="standard">
      <style:graphic-properties draw:fill-color="#ff3333" draw:textarea-horizontal-align="justify" draw:textarea-vertical-align="middle" draw:auto-grow-height="false" fo:min-height="0.304cm" fo:min-width="11.366cm"/>
    </style:style>
    <style:style style:name="gr7" style:family="graphic" style:parent-style-name="standard">
      <style:graphic-properties draw:fill-color="#009900" draw:textarea-horizontal-align="justify" draw:textarea-vertical-align="middle" draw:auto-grow-height="false" fo:min-height="0.766cm" fo:min-width="11.946cm"/>
    </style:style>
    <style:style style:name="gr8" style:family="graphic" style:parent-style-name="standard">
      <style:graphic-properties draw:fill-color="#dddddd" draw:textarea-horizontal-align="justify" draw:textarea-vertical-align="middle" draw:auto-grow-height="false" fo:min-height="1.73cm" fo:min-width="4.936cm"/>
    </style:style>
    <style:style style:name="gr9" style:family="graphic" style:parent-style-name="standard">
      <style:graphic-properties svg:stroke-color="#ffffff" draw:fill-color="#ffffff" draw:textarea-horizontal-align="justify" draw:textarea-vertical-align="middle" draw:auto-grow-height="false" fo:min-height="0.612cm" fo:min-width="12.962cm"/>
    </style:style>
    <style:style style:name="gr10" style:family="graphic" style:parent-style-name="standard">
      <style:graphic-properties svg:stroke-color="#ffffff" draw:fill-color="#ffffff" draw:textarea-horizontal-align="justify" draw:textarea-vertical-align="middle" draw:auto-grow-height="false" fo:min-height="0.235cm" fo:min-width="24.9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textarea-horizontal-align="justify" draw:textarea-vertical-align="middle" draw:auto-grow-height="false" fo:min-height="0.825cm" fo:min-width="2.353cm" fo:wrap-option="no-wrap"/>
    </style:style>
    <style:style style:name="gr13" style:family="graphic" style:parent-style-name="standard">
      <style:graphic-properties draw:textarea-horizontal-align="justify" draw:textarea-vertical-align="middle" draw:auto-grow-height="false" fo:min-height="2.102cm" fo:min-width="3.97cm" fo:wrap-option="no-wrap"/>
    </style:style>
    <style:style style:name="gr14" style:family="graphic" style:parent-style-name="standard">
      <style:graphic-properties draw:textarea-horizontal-align="justify" draw:textarea-vertical-align="middle" draw:auto-grow-height="false" fo:min-height="1.398cm" fo:min-width="3.5cm" fo:wrap-option="no-wrap"/>
    </style:style>
    <style:style style:name="gr15" style:family="graphic" style:parent-style-name="standard">
      <style:graphic-properties draw:textarea-horizontal-align="justify" draw:textarea-vertical-align="middle" draw:auto-grow-height="false" fo:min-height="0.926cm" fo:min-width="2.558cm" fo:wrap-option="no-wrap"/>
    </style:style>
    <style:style style:name="gr16" style:family="graphic" style:parent-style-name="standard">
      <style:graphic-properties draw:textarea-horizontal-align="justify" draw:textarea-vertical-align="middle" draw:auto-grow-height="false" fo:min-height="0.258cm" fo:min-width="0.516cm"/>
    </style:style>
    <style:style style:name="gr17" style:family="graphic" style:parent-style-name="standard">
      <style:graphic-properties draw:fill-color="#cccccc" draw:textarea-horizontal-align="justify" draw:textarea-vertical-align="middle" draw:auto-grow-height="false" fo:min-height="0.766cm" fo:min-width="0.516cm"/>
    </style:style>
    <style:style style:name="gr18" style:family="graphic" style:parent-style-name="standard">
      <style:graphic-properties draw:fill-color="#999999" draw:textarea-horizontal-align="justify" draw:textarea-vertical-align="middle" draw:auto-grow-height="false" fo:min-height="0.258cm" fo:min-width="0.008cm"/>
    </style:style>
    <style:style style:name="gr19" style:family="graphic" style:parent-style-name="standard">
      <style:graphic-properties draw:fill-color="#83caff" draw:textarea-horizontal-align="justify" draw:textarea-vertical-align="middle" draw:auto-grow-height="false" fo:min-height="0.258cm" fo:min-width="0.008cm"/>
    </style:style>
    <style:style style:name="gr20"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21"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22" style:family="graphic" style:parent-style-name="standard">
      <style:graphic-properties draw:stroke="none" svg:stroke-color="#000000" draw:fill="none" draw:fill-color="#ffffff" draw:auto-grow-height="true" draw:auto-grow-width="false" fo:max-height="0cm" fo:min-height="1.423cm"/>
    </style:style>
    <style:style style:name="gr23" style:family="graphic" style:parent-style-name="standard">
      <style:graphic-properties draw:stroke="none" svg:stroke-color="#000000" draw:fill="none" draw:fill-color="#ffffff" draw:auto-grow-height="true" draw:auto-grow-width="false" fo:max-height="0cm" fo:min-height="1.677cm"/>
    </style:style>
    <style:style style:name="gr24"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25" style:family="graphic" style:parent-style-name="standard">
      <style:graphic-properties draw:fill-color="#ff3333" draw:textarea-horizontal-align="justify" draw:textarea-vertical-align="middle" draw:auto-grow-height="false" fo:min-height="0.089cm" fo:min-width="0cm"/>
    </style:style>
    <style:style style:name="gr26" style:family="graphic" style:parent-style-name="standard">
      <style:graphic-properties draw:fill-color="#ff3333" draw:textarea-horizontal-align="justify" draw:textarea-vertical-align="middle" draw:auto-grow-height="false" fo:min-height="0.899cm" fo:min-width="0cm"/>
    </style:style>
    <style:style style:name="gr27" style:family="graphic" style:parent-style-name="standard">
      <style:graphic-properties draw:fill-color="#ff3333" draw:textarea-horizontal-align="justify" draw:textarea-vertical-align="middle" draw:auto-grow-height="false" fo:min-height="1.696cm" fo:min-width="0cm"/>
    </style:style>
    <style:style style:name="gr28" style:family="graphic" style:parent-style-name="standard">
      <style:graphic-properties draw:fill-color="#ff9999" draw:textarea-horizontal-align="justify" draw:textarea-vertical-align="middle" draw:auto-grow-height="false" fo:min-height="1.6cm" fo:min-width="0cm"/>
    </style:style>
    <style:style style:name="gr29" style:family="graphic" style:parent-style-name="standard">
      <style:graphic-properties draw:fill-color="#ff9999" draw:textarea-horizontal-align="justify" draw:textarea-vertical-align="middle" draw:auto-grow-height="false" fo:min-height="0.789cm" fo:min-width="0cm"/>
    </style:style>
    <style:style style:name="gr30" style:family="graphic" style:parent-style-name="standard">
      <style:graphic-properties draw:fill-color="#ff9999" draw:textarea-horizontal-align="justify" draw:textarea-vertical-align="middle" draw:auto-grow-height="false" fo:min-height="0cm" fo:min-width="0cm"/>
    </style:style>
    <style:style style:name="gr31" style:family="graphic" style:parent-style-name="standard">
      <style:graphic-properties draw:fill-color="#ff9999" draw:textarea-horizontal-align="justify" draw:textarea-vertical-align="middle" draw:auto-grow-height="false" fo:min-height="0.841cm" fo:min-width="0cm"/>
    </style:style>
    <style:style style:name="gr32" style:family="graphic" style:parent-style-name="standard">
      <style:graphic-properties draw:fill-color="#ff9999" draw:textarea-horizontal-align="justify" draw:textarea-vertical-align="middle" draw:auto-grow-height="false" fo:min-height="0.021cm" fo:min-width="0cm"/>
    </style:style>
    <style:style style:name="gr33" style:family="graphic" style:parent-style-name="standard">
      <style:graphic-properties draw:stroke="none" svg:stroke-color="#000000" draw:fill="none" draw:fill-color="#ffffff" draw:auto-grow-height="true" draw:auto-grow-width="false" fo:max-height="0cm" fo:min-height="1.177cm"/>
    </style:style>
    <style:style style:name="gr34" style:family="graphic" style:parent-style-name="standard">
      <style:graphic-properties draw:fill-color="#dddddd" draw:textarea-horizontal-align="justify" draw:textarea-vertical-align="middle" draw:auto-grow-height="false" fo:min-height="2.798cm" fo:min-width="3.804cm"/>
    </style:style>
    <style:style style:name="gr35"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36" style:family="graphic" style:parent-style-name="standard">
      <style:graphic-properties draw:fill-color="#dddddd" draw:textarea-horizontal-align="justify" draw:textarea-vertical-align="middle" draw:auto-grow-height="false" fo:min-height="0.409cm" fo:min-width="4.645cm" fo:wrap-option="no-wrap"/>
    </style:style>
    <style:style style:name="gr37" style:family="graphic" style:parent-style-name="standard">
      <style:graphic-properties draw:stroke="none" svg:stroke-color="#000000" draw:fill="none" draw:fill-color="#ffffff" draw:auto-grow-height="true" draw:auto-grow-width="false" fo:max-height="0cm" fo:min-height="1.765cm"/>
    </style:style>
    <style:style style:name="gr38" style:family="graphic" style:parent-style-name="standard">
      <style:graphic-properties draw:fill-color="#dddddd" draw:textarea-horizontal-align="justify" draw:textarea-vertical-align="middle" draw:auto-grow-height="false" fo:min-height="0.545cm" fo:min-width="0.771cm"/>
    </style:style>
    <style:style style:name="gr39" style:family="graphic" style:parent-style-name="standard">
      <style:graphic-properties draw:stroke="none" svg:stroke-color="#000000" draw:fill="none" draw:fill-color="#ffffff" draw:auto-grow-height="true" draw:auto-grow-width="false" fo:max-height="0cm" fo:min-height="1.477cm"/>
    </style:style>
    <style:style style:name="gr40" style:family="graphic" style:parent-style-name="standard">
      <style:graphic-properties draw:fill-color="#ff3333" draw:textarea-horizontal-align="justify" draw:textarea-vertical-align="middle" draw:auto-grow-height="false" fo:min-height="0.003cm" fo:min-width="1.435cm"/>
    </style:style>
    <style:style style:name="gr41" style:family="graphic" style:parent-style-name="standard">
      <style:graphic-properties draw:fill-color="#ff3333" draw:textarea-horizontal-align="justify" draw:textarea-vertical-align="middle" draw:auto-grow-height="false" fo:min-height="0.003cm" fo:min-width="1.434cm"/>
    </style:style>
    <style:style style:name="gr42" style:family="graphic" style:parent-style-name="standard">
      <style:graphic-properties draw:fill-color="#dddddd" draw:textarea-horizontal-align="justify" draw:textarea-vertical-align="middle" draw:auto-grow-height="false" fo:min-height="1.02cm" fo:min-width="0.77cm"/>
    </style:style>
    <style:style style:name="gr43" style:family="graphic" style:parent-style-name="standard">
      <style:graphic-properties draw:fill-color="#ff9999" draw:textarea-horizontal-align="justify" draw:textarea-vertical-align="middle" draw:auto-grow-height="false" fo:min-height="0.258cm" fo:min-width="1.617cm"/>
    </style:style>
    <style:style style:name="gr44" style:family="graphic" style:parent-style-name="standard">
      <style:graphic-properties draw:fill-color="#ff9999" draw:textarea-horizontal-align="justify" draw:textarea-vertical-align="middle" draw:auto-grow-height="false" fo:min-height="0.258cm" fo:min-width="1.616cm"/>
    </style:style>
    <style:style style:name="gr45"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46" style:family="graphic" style:parent-style-name="standard">
      <style:graphic-properties draw:stroke="none" svg:stroke-color="#000000" draw:fill="none" draw:fill-color="#ffffff" draw:auto-grow-height="true" draw:auto-grow-width="false" fo:max-height="0cm" fo:min-height="0.661cm"/>
    </style:style>
    <style:style style:name="gr47"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48" style:family="graphic" style:parent-style-name="standard">
      <style:graphic-properties draw:stroke="none" svg:stroke-color="#000000" draw:fill="none" draw:fill-color="#ffffff" draw:textarea-horizontal-align="left" draw:auto-grow-height="true" draw:auto-grow-width="true" fo:min-height="0.475cm" fo:min-width="0.853cm"/>
    </style:style>
    <style:style style:name="gr49" style:family="graphic" style:parent-style-name="objectwithoutfill">
      <style:graphic-properties draw:marker-end="" draw:marker-end-width="0.3cm" draw:fill="none" draw:textarea-vertical-align="middle"/>
    </style:style>
    <style:style style:name="gr50" style:family="graphic" style:parent-style-name="standard">
      <style:graphic-properties draw:stroke="none" draw:fill-color="#dddddd" draw:textarea-horizontal-align="justify" draw:textarea-vertical-align="middle" draw:auto-grow-height="false" fo:min-height="1.474cm" fo:min-width="24.9cm"/>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52" style:family="graphic" style:parent-style-name="standard">
      <style:graphic-properties draw:fill-color="#ff3333" draw:textarea-horizontal-align="justify" draw:textarea-vertical-align="middle" draw:auto-grow-height="false" fo:min-height="0.004cm" fo:min-width="1.945cm"/>
    </style:style>
    <style:style style:name="gr53" style:family="graphic" style:parent-style-name="standard">
      <style:graphic-properties draw:fill-color="#ff3333" draw:textarea-horizontal-align="justify" draw:textarea-vertical-align="middle" draw:auto-grow-height="false" fo:min-height="0.004cm" fo:min-width="3.681cm"/>
    </style:style>
    <style:style style:name="gr54" style:family="graphic" style:parent-style-name="standard">
      <style:graphic-properties draw:fill-color="#ff3333" draw:textarea-horizontal-align="justify" draw:textarea-vertical-align="middle" draw:auto-grow-height="false" fo:min-height="0.004cm" fo:min-width="1.272cm"/>
    </style:style>
    <style:style style:name="gr55" style:family="graphic" style:parent-style-name="standard">
      <style:graphic-properties draw:stroke="none" svg:stroke-color="#000000" draw:fill="none" draw:fill-color="#ffffff" draw:textarea-horizontal-align="left" draw:auto-grow-height="true" draw:auto-grow-width="true" fo:min-height="1.423cm" fo:min-width="8.892cm"/>
    </style:style>
    <style:style style:name="gr56" style:family="graphic" style:parent-style-name="standard">
      <style:graphic-properties draw:fill-color="#dddddd" draw:textarea-horizontal-align="justify" draw:textarea-vertical-align="middle" draw:auto-grow-height="false" fo:min-height="0.766cm" fo:min-width="1.024cm"/>
    </style:style>
    <style:style style:name="gr57" style:family="graphic" style:parent-style-name="standard">
      <style:graphic-properties draw:textarea-horizontal-align="justify" draw:textarea-vertical-align="middle" draw:auto-grow-height="false" fo:min-height="0.766cm" fo:min-width="1.024cm"/>
    </style:style>
    <style:style style:name="gr58" style:family="graphic" style:parent-style-name="standard">
      <style:graphic-properties draw:textarea-horizontal-align="justify" draw:textarea-vertical-align="middle" draw:auto-grow-height="false" fo:min-height="0.766cm" fo:min-width="1.024cm"/>
    </style:style>
    <style:style style:name="gr59" style:family="graphic" style:parent-style-name="standard">
      <style:graphic-properties draw:fill-color="#dddddd" draw:textarea-horizontal-align="justify" draw:textarea-vertical-align="middle" draw:auto-grow-height="false" fo:min-height="0.766cm" fo:min-width="1.024cm"/>
    </style:style>
    <style:style style:name="gr60" style:family="graphic" style:parent-style-name="objectwithoutfill">
      <style:graphic-properties draw:stroke="dash" draw:stroke-dash="Fine_20_Dashed" svg:stroke-width="0.028cm" draw:marker-start-width="0.242cm" draw:marker-end-width="0.242cm" draw:fill="none" draw:textarea-vertical-align="middle" fo:padding-top="0.139cm" fo:padding-bottom="0.139cm" fo:padding-left="0.264cm" fo:padding-right="0.264cm"/>
    </style:style>
    <style:style style:name="gr61" style:family="graphic" style:parent-style-name="standard">
      <style:graphic-properties draw:fill-color="#ffffff" draw:textarea-horizontal-align="justify" draw:textarea-vertical-align="middle" draw:auto-grow-height="false" fo:min-height="0.766cm" fo:min-width="0.008cm"/>
    </style:style>
    <style:style style:name="gr62" style:family="graphic" style:parent-style-name="objectwithoutfill">
      <style:graphic-properties svg:stroke-width="0.018cm" svg:stroke-color="#000000" draw:marker-start-width="0.227cm" draw:marker-end="Arrow" draw:marker-end-width="0.327cm" draw:fill="none" draw:textarea-vertical-align="middle" fo:padding-top="0.134cm" fo:padding-bottom="0.134cm" fo:padding-left="0.259cm" fo:padding-right="0.259cm"/>
    </style:style>
    <style:style style:name="gr63" style:family="graphic" style:parent-style-name="standard">
      <style:graphic-properties draw:fill-color="#ffffff" draw:textarea-horizontal-align="justify" draw:textarea-vertical-align="middle" draw:auto-grow-height="false" fo:min-height="0.258cm" fo:min-width="0.008cm"/>
    </style:style>
    <style:style style:name="gr64" style:family="graphic" style:parent-style-name="objectwithoutfill">
      <style:graphic-properties svg:stroke-width="0.018cm" svg:stroke-color="#000000" draw:marker-start="Arrow" draw:marker-start-width="0.305cm" draw:marker-end="" draw:marker-end-width="0.327cm" draw:fill="none" draw:textarea-vertical-align="middle" fo:padding-top="0.134cm" fo:padding-bottom="0.134cm" fo:padding-left="0.259cm" fo:padding-right="0.259cm"/>
    </style:style>
    <style:style style:name="gr65" style:family="graphic" style:parent-style-name="objectwithoutfill">
      <style:graphic-properties svg:stroke-width="0.018cm" svg:stroke-color="#000000" draw:marker-start="Arrow" draw:marker-end="" draw:marker-end-width="0.327cm" draw:fill="none" draw:textarea-vertical-align="middle" fo:padding-top="0.134cm" fo:padding-bottom="0.134cm" fo:padding-left="0.259cm" fo:padding-right="0.259cm"/>
    </style:style>
    <style:style style:name="gr66" style:family="graphic" style:parent-style-name="standard">
      <style:graphic-properties draw:stroke="none" svg:stroke-color="#000000" draw:fill="none" draw:fill-color="#ffffff" draw:textarea-horizontal-align="left" draw:auto-grow-height="true" draw:auto-grow-width="true" fo:min-height="1.423cm" fo:min-width="5.67cm"/>
    </style:style>
    <style:style style:name="gr67" style:family="graphic" style:parent-style-name="objectwithoutfill">
      <style:graphic-properties draw:marker-end="Arrow" draw:marker-end-width="0.3cm" draw:fill="none"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true" fo:min-height="7.525cm" fo:min-width="5.996cm"/>
    </style:style>
    <style:style style:name="gr69"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70"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71" style:family="graphic" style:parent-style-name="standard">
      <style:graphic-properties svg:stroke-color="#3465a4" draw:fill-color="#ff3333" draw:textarea-horizontal-align="justify" draw:textarea-vertical-align="middle" draw:auto-grow-height="false" fo:min-height="0.258cm" fo:min-width="0.008cm"/>
    </style:style>
    <style:style style:name="gr72" style:family="graphic" style:parent-style-name="objectwithoutfill">
      <style:graphic-properties svg:stroke-width="0.159cm" svg:stroke-color="#ff3333" draw:marker-start-width="0.437cm" draw:marker-end-width="0.437cm" draw:fill="none" draw:textarea-vertical-align="middle" fo:padding-top="0.203cm" fo:padding-bottom="0.203cm" fo:padding-left="0.328cm" fo:padding-right="0.328cm"/>
    </style:style>
    <style:style style:name="gr73" style:family="graphic" style:parent-style-name="standard">
      <style:graphic-properties draw:stroke="none" svg:stroke-color="#000000" draw:fill="none" draw:fill-color="#ffffff" draw:textarea-horizontal-align="left" draw:auto-grow-height="true" draw:auto-grow-width="true" fo:min-height="1.423cm" fo:min-width="3.925cm"/>
    </style:style>
    <style:style style:name="gr74" style:family="graphic" style:parent-style-name="standard">
      <style:graphic-properties draw:textarea-horizontal-align="justify" draw:textarea-vertical-align="middle" draw:auto-grow-height="false" fo:min-height="0.132cm" fo:min-width="1.501cm"/>
    </style:style>
    <style:style style:name="gr75" style:family="graphic" style:parent-style-name="standard">
      <style:graphic-properties draw:stroke="none" svg:stroke-color="#000000" draw:fill="none" draw:fill-color="#ffffff" draw:textarea-horizontal-align="left" draw:auto-grow-height="true" draw:auto-grow-width="true" fo:min-height="1.423cm" fo:min-width="4.828cm"/>
    </style:style>
    <style:style style:name="gr76" style:family="graphic" style:parent-style-name="standard">
      <style:graphic-properties draw:stroke="none" svg:stroke-color="#000000" draw:fill="none" draw:fill-color="#ffffff" draw:textarea-horizontal-align="left" draw:auto-grow-height="true" draw:auto-grow-width="true" fo:min-height="1.423cm" fo:min-width="1.657cm"/>
    </style:style>
    <style:style style:name="gr77"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78" style:family="graphic" style:parent-style-name="standard">
      <style:graphic-properties draw:stroke="none" svg:stroke-color="#000000" draw:fill="none" draw:fill-color="#ffffff" draw:textarea-horizontal-align="left" draw:auto-grow-height="true" draw:auto-grow-width="true" fo:min-height="0.722cm" fo:min-width="5.565cm"/>
    </style:style>
    <style:style style:name="gr79" style:family="graphic" style:parent-style-name="standard">
      <style:graphic-properties draw:fill-color="#ffffff" draw:textarea-horizontal-align="justify" draw:textarea-vertical-align="middle" draw:auto-grow-height="false" fo:min-height="0.47cm" fo:min-width="0.22cm"/>
    </style:style>
    <style:style style:name="gr80" style:family="graphic" style:parent-style-name="standard">
      <style:graphic-properties draw:fill-color="#ff3333" draw:textarea-horizontal-align="justify" draw:textarea-vertical-align="middle" draw:auto-grow-height="false" fo:min-height="1.274cm" fo:min-width="3.565cm" fo:wrap-option="no-wrap"/>
    </style:style>
    <style:style style:name="gr81" style:family="graphic" style:parent-style-name="standard">
      <style:graphic-properties svg:stroke-width="0.081cm" svg:stroke-color="#009900" draw:marker-start-width="0.321cm" draw:marker-end-width="0.321cm" draw:fill="none" draw:textarea-horizontal-align="justify" draw:textarea-vertical-align="middle" draw:auto-grow-height="false" fo:min-height="0.686cm" fo:min-width="20.248cm" fo:padding-top="0.165cm" fo:padding-bottom="0.165cm" fo:padding-left="0.29cm" fo:padding-right="0.29cm"/>
    </style:style>
    <style:style style:name="gr82" style:family="graphic" style:parent-style-name="standard">
      <style:graphic-properties draw:textarea-horizontal-align="justify" draw:textarea-vertical-align="middle" draw:auto-grow-height="false" fo:min-height="1.274cm" fo:min-width="2.04cm"/>
    </style:style>
    <style:style style:name="gr83" style:family="graphic" style:parent-style-name="standard">
      <style:graphic-properties draw:textarea-horizontal-align="justify" draw:textarea-vertical-align="middle" draw:auto-grow-height="false" fo:min-height="1.274cm" fo:min-width="2.04cm"/>
    </style:style>
    <style:style style:name="gr84" style:family="graphic" style:parent-style-name="standard">
      <style:graphic-properties draw:textarea-horizontal-align="justify" draw:textarea-vertical-align="middle" draw:auto-grow-height="false" fo:min-height="1.528cm" fo:min-width="3.056cm"/>
    </style:style>
    <style:style style:name="gr85" style:family="graphic" style:parent-style-name="standard">
      <style:graphic-properties draw:textarea-horizontal-align="justify" draw:textarea-vertical-align="middle" draw:auto-grow-height="false" fo:min-height="1.274cm" fo:min-width="3.056cm"/>
    </style:style>
    <style:style style:name="gr86" style:family="graphic" style:parent-style-name="standard">
      <style:graphic-properties draw:textarea-horizontal-align="justify" draw:textarea-vertical-align="middle" draw:auto-grow-height="false" fo:min-height="1.274cm" fo:min-width="3.056cm"/>
    </style:style>
    <style:style style:name="gr87" style:family="graphic" style:parent-style-name="standard">
      <style:graphic-properties draw:fill="none" draw:textarea-horizontal-align="justify" draw:textarea-vertical-align="middle" draw:auto-grow-height="false" fo:min-height="2.798cm" fo:min-width="7.066cm"/>
    </style:style>
    <style:style style:name="gr88" style:family="graphic" style:parent-style-name="objectwithoutfill">
      <style:graphic-properties draw:marker-start="Arrow" draw:marker-end="" draw:fill="none" draw:textarea-vertical-align="middle"/>
    </style:style>
    <style:style style:name="gr89" style:family="graphic" style:parent-style-name="objectwithoutfill">
      <style:graphic-properties draw:marker-start="" draw:marker-end="Arrow" draw:fill="none" draw:textarea-vertical-align="middle"/>
    </style:style>
    <style:style style:name="gr90" style:family="graphic" style:parent-style-name="objectwithoutfill">
      <style:graphic-properties draw:marker-start="Arrow" draw:fill="none" draw:textarea-vertical-align="middle"/>
    </style:style>
    <style:style style:name="gr91" style:family="graphic" style:parent-style-name="objectwithoutfill">
      <style:graphic-properties draw:marker-end="Arrow" draw:fill="none" draw:textarea-vertical-align="middle"/>
    </style:style>
    <style:style style:name="gr92" style:family="graphic" style:parent-style-name="standard">
      <style:graphic-properties draw:stroke="none" svg:stroke-color="#000000" draw:fill="none" draw:fill-color="#ffffff" draw:textarea-horizontal-align="left" draw:auto-grow-height="true" draw:auto-grow-width="true" fo:min-height="0.589cm" fo:min-width="2.343cm"/>
    </style:style>
    <style:style style:name="gr93" style:family="graphic" style:parent-style-name="standard">
      <style:graphic-properties draw:textarea-horizontal-align="justify" draw:textarea-vertical-align="middle" draw:auto-grow-height="false" fo:min-height="0.972cm" fo:min-width="0cm"/>
    </style:style>
    <style:style style:name="gr94" style:family="graphic" style:parent-style-name="standard">
      <style:graphic-properties draw:textarea-horizontal-align="justify" draw:textarea-vertical-align="middle" draw:auto-grow-height="false" fo:min-height="0.004cm" fo:min-width="1.332cm"/>
    </style:style>
    <style:style style:name="gr95" style:family="graphic" style:parent-style-name="standard">
      <style:graphic-properties draw:stroke="none" svg:stroke-color="#000000" draw:fill="none" draw:fill-color="#ffffff" draw:textarea-horizontal-align="left" draw:auto-grow-height="true" draw:auto-grow-width="true" fo:min-height="1.177cm" fo:min-width="2.491cm"/>
    </style:style>
    <style:style style:name="gr96" style:family="graphic" style:parent-style-name="standard">
      <style:graphic-properties draw:stroke="none" svg:stroke-color="#000000" draw:fill="none" draw:fill-color="#ffffff" draw:textarea-horizontal-align="left" draw:auto-grow-height="true" draw:auto-grow-width="true" fo:min-height="0.556cm" fo:min-width="3.202cm"/>
    </style:style>
    <style:style style:name="gr97" style:family="graphic" style:parent-style-name="standard">
      <style:graphic-properties draw:stroke="none" svg:stroke-color="#000000" draw:fill="none" draw:fill-color="#ffffff" draw:textarea-horizontal-align="left" draw:auto-grow-height="true" draw:auto-grow-width="true" fo:min-height="0.556cm" fo:min-width="1.657cm"/>
    </style:style>
    <style:style style:name="gr98" style:family="graphic" style:parent-style-name="standard">
      <style:graphic-properties draw:textarea-horizontal-align="justify" draw:textarea-vertical-align="middle" draw:auto-grow-height="false" fo:min-height="1.274cm" fo:min-width="2.252cm"/>
    </style:style>
    <style:style style:name="gr99" style:family="graphic" style:parent-style-name="standard">
      <style:graphic-properties draw:textarea-horizontal-align="justify" draw:textarea-vertical-align="middle" draw:auto-grow-height="false" fo:min-height="1.274cm" fo:min-width="2.252cm"/>
    </style:style>
    <style:style style:name="gr100" style:family="graphic" style:parent-style-name="standard">
      <style:graphic-properties draw:stroke="none" svg:stroke-color="#000000" draw:fill="none" draw:fill-color="#ffffff" draw:textarea-horizontal-align="left" draw:auto-grow-height="true" draw:auto-grow-width="true" fo:min-height="0.556cm" fo:min-width="3.092cm"/>
    </style:style>
    <style:style style:name="gr101" style:family="graphic" style:parent-style-name="standard">
      <style:graphic-properties draw:stroke="none" svg:stroke-color="#000000" draw:fill="none" draw:fill-color="#ffffff" draw:textarea-horizontal-align="left" draw:auto-grow-height="true" draw:auto-grow-width="true" fo:min-height="1.111cm" fo:min-width="2.373cm"/>
    </style:style>
    <style:style style:name="gr102" style:family="graphic" style:parent-style-name="standard">
      <style:graphic-properties draw:stroke="none" svg:stroke-color="#000000" draw:fill="none" draw:fill-color="#ffffff" draw:textarea-horizontal-align="left" draw:auto-grow-height="true" draw:auto-grow-width="true" fo:min-height="1.111cm" fo:min-width="1.602cm"/>
    </style:style>
    <style:style style:name="gr103" style:family="graphic" style:parent-style-name="standard">
      <style:graphic-properties draw:stroke="none" draw:marker-start="" draw:fill="none" draw:textarea-horizontal-align="justify" draw:textarea-vertical-align="middle" draw:auto-grow-height="false" fo:min-height="0.566cm" fo:min-width="7.058cm"/>
    </style:style>
    <style:style style:name="gr104" style:family="graphic" style:parent-style-name="standard">
      <style:graphic-properties draw:fill-color="#ffcc99" draw:textarea-horizontal-align="justify" draw:textarea-vertical-align="middle" draw:auto-grow-height="false" fo:min-height="1.274cm" fo:min-width="2.04cm"/>
    </style:style>
    <style:style style:name="gr105" style:family="graphic" style:parent-style-name="standard">
      <style:graphic-properties draw:fill-color="#ccccff" draw:textarea-horizontal-align="justify" draw:textarea-vertical-align="middle" draw:auto-grow-height="false" fo:min-height="1.274cm" fo:min-width="2.04cm"/>
    </style:style>
    <style:style style:name="gr106" style:family="graphic" style:parent-style-name="standard">
      <style:graphic-properties draw:fill-color="#ccccff" draw:textarea-horizontal-align="justify" draw:textarea-vertical-align="middle" draw:auto-grow-height="false" fo:min-height="1.274cm" fo:min-width="3.056cm"/>
    </style:style>
    <style:style style:name="gr107" style:family="graphic" style:parent-style-name="standard">
      <style:graphic-properties draw:fill-color="#ffcc99" draw:textarea-horizontal-align="justify" draw:textarea-vertical-align="middle" draw:auto-grow-height="false" fo:min-height="1.274cm" fo:min-width="3.056cm"/>
    </style:style>
    <style:style style:name="gr108" style:family="graphic" style:parent-style-name="standard">
      <style:graphic-properties draw:fill-color="#ffcc99" draw:textarea-horizontal-align="justify" draw:textarea-vertical-align="middle" draw:auto-grow-height="false" fo:min-height="1.274cm" fo:min-width="3.056cm"/>
    </style:style>
    <style:style style:name="gr109" style:family="graphic" style:parent-style-name="standard">
      <style:graphic-properties draw:fill-color="#ccccff" draw:textarea-horizontal-align="justify" draw:textarea-vertical-align="middle" draw:auto-grow-height="false" fo:min-height="1.274cm" fo:min-width="3.056cm"/>
    </style:style>
    <style:style style:name="gr110" style:family="graphic" style:parent-style-name="standard">
      <style:graphic-properties draw:fill-color="#dddddd" draw:textarea-horizontal-align="justify" draw:textarea-vertical-align="middle" draw:auto-grow-height="false" fo:min-height="3.18cm" fo:min-width="4.708cm"/>
    </style:style>
    <style:style style:name="gr111" style:family="graphic" style:parent-style-name="standard">
      <style:graphic-properties draw:stroke="dash" draw:stroke-dash="Fine_20_Dashed" svg:stroke-width="0.081cm" draw:marker-start-width="0.321cm" draw:marker-end-width="0.321cm" draw:fill="none" draw:textarea-horizontal-align="justify" draw:textarea-vertical-align="middle" draw:auto-grow-height="false" fo:min-height="5.004cm" fo:min-width="13.136cm" fo:padding-top="0.165cm" fo:padding-bottom="0.165cm" fo:padding-left="0.29cm" fo:padding-right="0.29cm"/>
    </style:style>
    <style:style style:name="gr112" style:family="graphic" style:parent-style-name="objectwithoutfill">
      <style:graphic-properties draw:marker-start="Arrow" draw:marker-end="Arrow" draw:fill="none" draw:textarea-vertical-align="middle"/>
    </style:style>
    <style:style style:name="gr113" style:family="graphic" style:parent-style-name="standard">
      <style:graphic-properties draw:stroke="none" svg:stroke-color="#000000" draw:fill="none" draw:fill-color="#ffffff" draw:textarea-horizontal-align="left" draw:auto-grow-height="true" draw:auto-grow-width="true" fo:min-height="0.556cm" fo:min-width="2.22cm"/>
    </style:style>
    <style:style style:name="gr114" style:family="graphic" style:parent-style-name="standard">
      <style:graphic-properties draw:stroke="none" svg:stroke-color="#000000" draw:fill="none" draw:fill-color="#ffffff" draw:textarea-horizontal-align="left" draw:auto-grow-height="true" draw:auto-grow-width="true" fo:min-height="0.556cm" fo:min-width="3.727cm"/>
    </style:style>
    <style:style style:name="gr115" style:family="graphic" style:parent-style-name="standard">
      <style:graphic-properties draw:stroke="none" svg:stroke-color="#000000" draw:fill="none" draw:fill-color="#ffffff" draw:textarea-horizontal-align="left" draw:auto-grow-height="true" draw:auto-grow-width="true" fo:min-height="0.556cm" fo:min-width="3.507cm"/>
    </style:style>
    <style:style style:name="gr116" style:family="graphic" style:parent-style-name="standard">
      <style:graphic-properties draw:fill="solid" draw:fill-color="#ffffff" draw:textarea-horizontal-align="justify" draw:textarea-vertical-align="middle" draw:auto-grow-height="false" fo:min-height="4.22cm" fo:min-width="3.97cm" fo:wrap-option="no-wrap"/>
    </style:style>
    <style:style style:name="gr117" style:family="graphic" style:parent-style-name="standard">
      <style:graphic-properties draw:fill="solid" draw:fill-color="#ffffff" draw:textarea-horizontal-align="justify" draw:textarea-vertical-align="middle" draw:auto-grow-height="false" fo:min-height="3.278cm" fo:min-width="3.97cm" fo:wrap-option="no-wrap"/>
    </style:style>
    <style:style style:name="gr118" style:family="graphic" style:parent-style-name="standard">
      <style:graphic-properties draw:fill-color="#dddddd" draw:textarea-horizontal-align="justify" draw:textarea-vertical-align="middle" draw:auto-grow-height="false" fo:min-height="2.228cm" fo:min-width="12.394cm"/>
    </style:style>
    <style:style style:name="gr119" style:family="graphic" style:parent-style-name="standard">
      <style:graphic-properties draw:textarea-horizontal-align="justify" draw:textarea-vertical-align="middle" draw:auto-grow-height="false" fo:min-height="0.132cm" fo:min-width="0.835cm"/>
    </style:style>
    <style:style style:name="gr120" style:family="graphic" style:parent-style-name="standard">
      <style:graphic-properties draw:fill-color="#00cc00" draw:textarea-horizontal-align="justify" draw:textarea-vertical-align="middle" draw:auto-grow-height="false" fo:min-height="0.132cm" fo:min-width="0.835cm"/>
    </style:style>
    <style:style style:name="gr121" style:family="graphic" style:parent-style-name="standard">
      <style:graphic-properties draw:fill-color="#ffff66" draw:textarea-horizontal-align="justify" draw:textarea-vertical-align="middle" draw:auto-grow-height="false" fo:min-height="0.132cm" fo:min-width="0.835cm"/>
    </style:style>
    <style:style style:name="gr122" style:family="graphic" style:parent-style-name="standard">
      <style:graphic-properties draw:fill-color="#dddddd" draw:textarea-horizontal-align="justify" draw:textarea-vertical-align="middle" draw:auto-grow-height="false" fo:min-height="0.132cm" fo:min-width="0.835cm"/>
    </style:style>
    <style:style style:name="gr123" style:family="graphic" style:parent-style-name="standard">
      <style:graphic-properties draw:fill-color="#dddddd" draw:textarea-horizontal-align="justify" draw:textarea-vertical-align="middle" draw:auto-grow-height="false" fo:min-height="0.512cm" fo:min-width="3.056cm"/>
    </style:style>
    <style:style style:name="gr124" style:family="graphic" style:parent-style-name="standard">
      <style:graphic-properties draw:stroke="none" svg:stroke-color="#000000" draw:fill="none" draw:fill-color="#ffffff" draw:textarea-horizontal-align="left" draw:auto-grow-height="true" draw:auto-grow-width="true" fo:min-height="1.423cm" fo:min-width="3.804cm"/>
    </style:style>
    <style:style style:name="gr125" style:family="graphic" style:parent-style-name="standard">
      <style:graphic-properties draw:stroke="none" svg:stroke-color="#000000" draw:fill="none" draw:fill-color="#ffffff" draw:textarea-horizontal-align="left" draw:auto-grow-height="true" draw:auto-grow-width="true" fo:min-height="1.423cm" fo:min-width="2.851cm"/>
    </style:style>
    <style:style style:name="gr126" style:family="graphic" style:parent-style-name="standard">
      <style:graphic-properties draw:stroke="none" draw:fill-color="#ffffff" draw:textarea-horizontal-align="justify" draw:textarea-vertical-align="middle" draw:auto-grow-height="false" fo:min-height="2.134cm" fo:min-width="5.596cm"/>
    </style:style>
    <style:style style:name="gr127" style:family="graphic" style:parent-style-name="standard">
      <style:graphic-properties draw:stroke="none" svg:stroke-color="#000000" draw:fill="none" draw:fill-color="#ffffff" draw:textarea-horizontal-align="left" draw:auto-grow-height="true" draw:auto-grow-width="true" fo:min-height="2.134cm" fo:min-width="5.747cm"/>
    </style:style>
    <style:style style:name="gr128" style:family="graphic" style:parent-style-name="standard">
      <style:graphic-properties draw:stroke="none" svg:stroke-color="#000000" draw:fill="none" draw:fill-color="#ffffff" draw:textarea-horizontal-align="left" draw:auto-grow-height="true" draw:auto-grow-width="true" fo:min-height="2.134cm" fo:min-width="6.483cm"/>
    </style:style>
    <style:style style:name="gr129" style:family="graphic" style:parent-style-name="standard">
      <style:graphic-properties svg:stroke-color="#ffffff" draw:marker-start="" draw:fill-color="#ffffff" draw:textarea-horizontal-align="justify" draw:textarea-vertical-align="middle" draw:auto-grow-height="false" fo:min-height="1.02cm" fo:min-width="4.834cm"/>
    </style:style>
    <style:style style:name="gr130" style:family="graphic" style:parent-style-name="standard">
      <style:graphic-properties svg:stroke-color="#ffffff" draw:fill-color="#ffffff" draw:textarea-horizontal-align="justify" draw:textarea-vertical-align="middle" draw:auto-grow-height="false" fo:min-height="0.512cm" fo:min-width="11.946cm"/>
    </style:style>
    <style:style style:name="gr131" style:family="graphic" style:parent-style-name="standard">
      <style:graphic-properties draw:stroke="none" svg:stroke-color="#000000" draw:fill="none" draw:fill-color="#ffffff" draw:textarea-horizontal-align="left" draw:auto-grow-height="true" draw:auto-grow-width="true" fo:min-height="0.712cm" fo:min-width="3.384cm"/>
    </style:style>
    <style:style style:name="gr132" style:family="graphic" style:parent-style-name="standard">
      <style:graphic-properties draw:stroke="none" svg:stroke-color="#000000" draw:fill="none" draw:fill-color="#ffffff" draw:textarea-horizontal-align="left" draw:auto-grow-height="true" draw:auto-grow-width="true" fo:min-height="0.712cm" fo:min-width="1.272cm"/>
    </style:style>
    <style:style style:name="gr133" style:family="graphic" style:parent-style-name="standard">
      <style:graphic-properties draw:fill-color="#dddddd" draw:textarea-horizontal-align="justify" draw:textarea-vertical-align="middle" draw:auto-grow-height="false" fo:min-height="1.655cm" fo:min-width="4.455cm"/>
    </style:style>
    <style:style style:name="gr134" style:family="graphic" style:parent-style-name="standard">
      <style:graphic-properties draw:stroke="none" svg:stroke-color="#000000" draw:fill="none" draw:fill-color="#ffffff" draw:textarea-horizontal-align="left" draw:auto-grow-height="true" draw:auto-grow-width="false" fo:min-height="0.552cm" fo:min-width="0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outline1">
      <style:graphic-properties fo:min-height="9.178cm"/>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pr8" style:family="presentation" style:parent-style-name="Title_20_and_20_Content-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text-align="center"/>
    </style:style>
    <style:style style:name="P14" style:family="paragraph">
      <loext:graphic-properties draw:fill-color="#ff3333"/>
      <style:paragraph-properties fo:text-align="center"/>
    </style:style>
    <style:style style:name="P15" style:family="paragraph">
      <loext:graphic-properties draw:fill-color="#009900"/>
      <style:paragraph-properties fo:text-align="center"/>
    </style:style>
    <style:style style:name="P16" style:family="paragraph">
      <loext:graphic-properties draw:fill-color="#dddddd"/>
      <style:paragraph-properties fo:text-align="center"/>
    </style:style>
    <style:style style:name="P17" style:family="paragraph">
      <style:paragraph-properties fo:text-align="start"/>
    </style:style>
    <style:style style:name="P18" style:family="paragraph">
      <loext:graphic-properties draw:fill-color="#ffffff"/>
      <style:paragraph-properties fo:text-align="start"/>
    </style:style>
    <style:style style:name="P19" style:family="paragraph">
      <loext:graphic-properties draw:fill="none" draw:fill-color="#ffffff"/>
    </style:style>
    <style:style style:name="P20"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21" style:family="paragraph">
      <loext:graphic-properties draw:fill="none" draw:fill-color="#ffffff"/>
      <style:paragraph-properties fo:text-align="start" style:font-independent-line-spacing="true"/>
      <style:text-properties fo:font-size="10pt" style:font-size-asian="14pt" style:font-size-complex="14pt"/>
    </style:style>
    <style:style style:name="P22" style:family="paragraph">
      <loext:graphic-properties draw:fill-color="#cccccc"/>
      <style:paragraph-properties fo:text-align="center"/>
    </style:style>
    <style:style style:name="P23" style:family="paragraph">
      <loext:graphic-properties draw:fill-color="#999999"/>
      <style:paragraph-properties fo:text-align="center"/>
    </style:style>
    <style:style style:name="P24" style:family="paragraph">
      <loext:graphic-properties draw:fill-color="#83caff"/>
      <style:paragraph-properties fo:text-align="center"/>
    </style:style>
    <style:style style:name="P25" style:family="paragraph">
      <style:paragraph-properties fo:text-align="end"/>
    </style:style>
    <style:style style:name="P26" style:family="paragraph">
      <loext:graphic-properties draw:fill="none" draw:fill-color="#ffffff"/>
      <style:paragraph-properties fo:text-align="end"/>
    </style:style>
    <style:style style:name="P27" style:family="paragraph">
      <loext:graphic-properties draw:fill-color="#ff9999"/>
      <style:paragraph-properties fo:text-align="center"/>
    </style:style>
    <style:style style:name="P28" style:family="paragraph">
      <loext:graphic-properties draw:fill="none" draw:fill-color="#ffffff"/>
      <style:paragraph-properties fo:text-align="center"/>
    </style:style>
    <style:style style:name="P29" style:family="paragraph">
      <loext:graphic-properties draw:fill="gradient" draw:fill-color="#ff3333" draw:fill-gradient-name="Gradient_20_4" draw:opacity-name="Transparency_20_1"/>
      <style:paragraph-properties fo:text-align="center"/>
    </style:style>
    <style:style style:name="P30" style:family="paragraph">
      <loext:graphic-properties draw:fill="none" draw:fill-color="#ffffff"/>
      <style:text-properties fo:color="#ffffff"/>
    </style:style>
    <style:style style:name="P31" style:family="paragraph">
      <loext:graphic-properties draw:fill="none" draw:fill-color="#ffffff"/>
      <style:text-properties style:font-name="Arial4"/>
    </style:style>
    <style:style style:name="P32" style:family="paragraph">
      <loext:graphic-properties draw:fill="none" draw:fill-color="#ffffff"/>
      <style:text-properties fo:color="#ff3333" fo:font-weight="bold" style:font-weight-asian="bold" style:font-weight-complex="bold"/>
    </style:style>
    <style:style style:name="P33" style:family="paragraph">
      <loext:graphic-properties draw:fill-color="#ffffff"/>
      <style:paragraph-properties fo:text-align="center"/>
    </style:style>
    <style:style style:name="P34" style:family="paragraph">
      <loext:graphic-properties draw:fill="none" draw:fill-color="#ffffff"/>
      <style:paragraph-properties fo:text-align="end"/>
      <style:text-properties fo:color="#ff3333" fo:font-weight="bold" style:font-weight-asian="bold" style:font-weight-complex="bold"/>
    </style:style>
    <style:style style:name="P35" style:family="paragraph">
      <loext:graphic-properties draw:fill="none" draw:fill-color="#ffffff"/>
      <style:text-properties fo:color="#ff3333"/>
    </style:style>
    <style:style style:name="P3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7" style:family="paragraph">
      <loext:graphic-properties draw:fill-color="#ffcc99"/>
      <style:paragraph-properties fo:text-align="center"/>
    </style:style>
    <style:style style:name="P38" style:family="paragraph">
      <loext:graphic-properties draw:fill-color="#ccccff"/>
      <style:paragraph-properties fo:text-align="center"/>
    </style:style>
    <style:style style:name="P39" style:family="paragraph">
      <style:paragraph-properties fo:text-align="center"/>
      <style:text-properties fo:font-size="18pt"/>
    </style:style>
    <style:style style:name="P40" style:family="paragraph">
      <loext:graphic-properties draw:fill="none" draw:fill-color="#ffffff"/>
      <style:text-properties fo:font-size="18pt"/>
    </style:style>
    <style:style style:name="P41" style:family="paragraph">
      <loext:graphic-properties draw:fill="solid" draw:fill-color="#ffffff"/>
      <style:paragraph-properties fo:text-align="center"/>
      <style:text-properties fo:font-size="18pt"/>
    </style:style>
    <style:style style:name="P42" style:family="paragraph">
      <loext:graphic-properties draw:fill-color="#00cc00"/>
      <style:paragraph-properties fo:text-align="center"/>
    </style:style>
    <style:style style:name="P43" style:family="paragraph">
      <loext:graphic-properties draw:fill-color="#ffff66"/>
      <style:paragraph-properties fo:text-align="center"/>
    </style:style>
    <style:style style:name="P44" style:family="paragraph">
      <loext:graphic-properties draw:fill="none" draw:fill-color="#ffffff"/>
      <style:paragraph-properties fo:text-align="end"/>
      <style:text-properties fo:color="#ffff00"/>
    </style:style>
    <style:style style:name="P45" style:family="paragraph">
      <loext:graphic-properties draw:fill="none" draw:fill-color="#ffffff"/>
      <style:paragraph-properties fo:text-align="start"/>
    </style:style>
    <style:style style:name="P46" style:family="paragraph">
      <loext:graphic-properties draw:fill="none" draw:fill-color="#ffffff"/>
      <style:paragraph-properties fo:margin-left="0cm" fo:margin-right="0cm" fo:margin-top="0.169cm" fo:margin-bottom="0cm" fo:line-height="100%" fo:text-align="start" fo:text-indent="0cm" style:punctuation-wrap="hanging" style:writing-mode="lr-tb" style:font-independent-line-spacing="true">
        <style:tab-stops>
          <style:tab-stop style:position="0cm"/>
        </style:tab-stops>
      </style:paragraph-properties>
      <style:text-properties fo:color="#000000" fo:font-size="28pt" fo:hyphenate="false"/>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size="11pt" style:font-size-asian="11pt" style:font-size-complex="11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color="#ff3333" fo:font-weight="bold" style:font-weight-asian="bold" style:font-weight-complex="bold"/>
    </style:style>
    <style:style style:name="T15" style:family="text">
      <style:text-properties fo:font-variant="normal" fo:text-transform="none" fo:color="#8fc230"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T16" style:family="text">
      <style:text-properties fo:font-size="15pt" style:font-size-asian="15pt" style:font-size-complex="15pt"/>
    </style:style>
    <style:style style:name="T17" style:family="text">
      <style:text-properties fo:color="#ff9999" fo:font-weight="bold" style:font-weight-asian="bold" style:font-weight-complex="bold"/>
    </style:style>
    <style:style style:name="T18" style:family="text">
      <style:text-properties fo:color="#000000" fo:font-weight="normal" style:font-weight-asian="normal" style:font-weight-complex="normal"/>
    </style:style>
    <style:style style:name="T19" style:family="text">
      <style:text-properties fo:color="#ffffff" fo:font-size="12pt" style:font-size-asian="12pt" style:font-size-complex="12pt"/>
    </style:style>
    <style:style style:name="T20" style:family="text">
      <style:text-properties style:font-name="Arial4"/>
    </style:style>
    <style:style style:name="T21" style:family="text">
      <style:text-properties fo:color="#ffffff" fo:font-size="16pt" fo:font-weight="bold" style:font-size-asian="16pt" style:font-weight-asian="bold" style:font-size-complex="16pt" style:font-weight-complex="bold"/>
    </style:style>
    <style:style style:name="T22" style:family="text">
      <style:text-properties fo:color="#000000" fo:font-size="16pt" fo:font-weight="bold" style:font-size-asian="16pt" style:font-weight-asian="bold" style:font-size-complex="16pt" style:font-weight-complex="bold"/>
    </style:style>
    <style:style style:name="T23" style:family="text">
      <style:text-properties fo:color="#ff3333" fo:font-size="16pt" fo:font-weight="bold" style:font-size-asian="16pt" style:font-weight-asian="bold" style:font-size-complex="16pt" style:font-weight-complex="bold"/>
    </style:style>
    <style:style style:name="T24" style:family="text">
      <style:text-properties fo:color="#00cc33" fo:font-size="16pt" fo:font-weight="bold" style:font-size-asian="16pt" style:font-weight-asian="bold" style:font-size-complex="16pt" style:font-weight-complex="bold"/>
    </style:style>
    <style:style style:name="T25" style:family="text">
      <style:text-properties fo:color="#ff3333"/>
    </style:style>
    <style:style style:name="T26" style:family="text">
      <style:text-properties fo:font-size="18pt"/>
    </style:style>
    <style:style style:name="T27" style:family="text">
      <style:text-properties fo:color="#000000"/>
    </style:style>
    <style:style style:name="T28" style:family="text">
      <style:text-properties fo:color="#729fcf"/>
    </style:style>
    <style:style style:name="T2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Patrick Stuedi </text:span></text:p>
            <text:p text:style-name="P1"><text:span text:style-name="T1">IBM Researc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Computing</text:span></text:p>
          </draw:text-box>
        </draw:frame>
        <draw:frame draw:style-name="gr4" draw:text-style-name="P9" draw:layer="layout" svg:width="12.321cm" svg:height="8.213cm" svg:x="1.581cm" svg:y="3.61cm">
          <draw:image xlink:href="Pictures/100000000000025800000190244788817065E1C7.png" xlink:type="simple" xlink:show="embed" xlink:actuate="onLoad">
            <text:p/>
          </draw:image>
        </draw:frame>
        <draw:frame presentation:style-name="pr4" draw:layer="layout" svg:width="10.414cm" svg:height="8.206cm" svg:x="14.478cm" svg:y="3.556cm" presentation:class="outline" presentation:user-transformed="true">
          <draw:text-box>
            <text:list text:style-name="L2">
              <text:list-item>
                <text:p>No need to setup/manage a cluster</text:p>
              </text:list-item>
              <text:list-item>
                <text:p>Automatic, dynamic and fine-grained scaling </text:p>
              </text:list-item>
              <text:list-item>
                <text:p>Sub-second billing</text:p>
              </text:list-item>
              <text:list-item>
                <text:p>Many frameworks: AWS Lambda, Google Cloud Functions, Azure Functions, Databricks Serverless, etc.</text:p>
                <text:list>
                  <text:list-header>
                    <text:p/>
                  </text:list-header>
                </text:list>
              </text:list-item>
            </text:list>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2" xlink:type="simple" xlink:show="embed" xlink:actuate="onLoad"/>
          <draw:image xlink:href="./ObjectReplacements/Object 2"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583cm" svg:height="0.802cm" draw:transform="rotate (1.5707963267949) translate (4.826cm 9.815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9" xlink:type="simple" xlink:show="embed" xlink:actuate="onLoad"/>
          <draw:image xlink:href="./ObjectReplacements/Object 19"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 draw:text-style-name="P13" draw:layer="layout" svg:width="3.081cm" svg:height="1.16cm" svg:x="2.54cm" svg:y="4.318cm">
          <text:p text:style-name="P13"><text:span text:style-name="T10">64 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583cm" svg:height="0.802cm" draw:transform="rotate (1.5707963267949) translate (4.826cm 9.81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3" xlink:type="simple" xlink:show="embed" xlink:actuate="onLoad"/>
          <draw:image xlink:href="./ObjectReplacements/Object 3"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366cm" svg:y="2.54cm">
          <text:p text:style-name="P13"><text:span text:style-name="T10">serverless cluster</text:span></text:p>
          <text:p text:style-name="P13"><text:span text:style-name="T10">with autoscaling</text:span></text:p>
          <text:p text:style-name="P13"><text:span text:style-name="T10">min workers: 1</text:span></text:p>
          <text:p text:style-name="P13"><text:span text:style-name="T10">max worker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583cm" svg:height="0.802cm" draw:transform="rotate (1.5707963267949) translate (4.826cm 9.81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7" xlink:type="simple" xlink:show="embed" xlink:actuate="onLoad"/>
          <draw:image xlink:href="./ObjectReplacements/Object 7"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366cm" svg:y="2.54cm">
          <text:p text:style-name="P13"><text:span text:style-name="T10">serverless cluster</text:span></text:p>
          <text:p text:style-name="P13"><text:span text:style-name="T10">with autoscaling</text:span></text:p>
          <text:p text:style-name="P13"><text:span text:style-name="T10">min workers: 1</text:span></text:p>
          <text:p text:style-name="P13"><text:span text:style-name="T10">max worker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4.318cm" svg:height="1.778cm" svg:x="11.938cm" svg:y="5.08cm">
          <text:p text:style-name="P13"><text:span text:style-name="T10">standard cluster</text:span></text:p>
          <text:p text:style-name="P13"><text:span text:style-name="T10">no autoscaling</text:span></text:p>
          <text:p text:style-name="P13"><text:span text:style-name="T10">8 worker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583cm" svg:height="0.802cm" draw:transform="rotate (1.5707963267949) translate (4.826cm 9.81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8" xlink:type="simple" xlink:show="embed" xlink:actuate="onLoad"/>
          <draw:image xlink:href="./ObjectReplacements/Object 8"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366cm" svg:y="2.54cm">
          <text:p text:style-name="P13"><text:span text:style-name="T10">serverless cluster</text:span></text:p>
          <text:p text:style-name="P13"><text:span text:style-name="T10">with autoscaling</text:span></text:p>
          <text:p text:style-name="P13"><text:span text:style-name="T10">min workers: 1</text:span></text:p>
          <text:p text:style-name="P13"><text:span text:style-name="T10">max worker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4.318cm" svg:height="1.778cm" svg:x="11.938cm" svg:y="5.08cm">
          <text:p text:style-name="P13"><text:span text:style-name="T10">standard cluster</text:span></text:p>
          <text:p text:style-name="P13"><text:span text:style-name="T10">no autoscaling</text:span></text:p>
          <text:p text:style-name="P13"><text:span text:style-name="T10">8 worker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3" draw:layer="layout" svg:width="3.302cm" svg:height="1.27cm" svg:x="15.24cm" svg:y="7.112cm">
          <text:p text:style-name="P13"><text:span text:style-name="T10">100Gb/s </text:span></text:p>
          <text:p text:style-name="P13"><text:span text:style-name="T10">Ethernet</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583cm" svg:height="0.802cm" draw:transform="rotate (1.5707963267949) translate (4.826cm 9.81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8" xlink:type="simple" xlink:show="embed" xlink:actuate="onLoad"/>
          <draw:image xlink:href="./ObjectReplacements/Object 18"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366cm" svg:y="2.54cm">
          <text:p text:style-name="P13"><text:span text:style-name="T10">serverless cluster</text:span></text:p>
          <text:p text:style-name="P13"><text:span text:style-name="T10">with autoscaling</text:span></text:p>
          <text:p text:style-name="P13"><text:span text:style-name="T10">min workers: 1</text:span></text:p>
          <text:p text:style-name="P13"><text:span text:style-name="T10">max worker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4.318cm" svg:height="1.778cm" svg:x="11.938cm" svg:y="5.08cm">
          <text:p text:style-name="P13"><text:span text:style-name="T10">standard cluster</text:span></text:p>
          <text:p text:style-name="P13"><text:span text:style-name="T10">no autoscaling</text:span></text:p>
          <text:p text:style-name="P13"><text:span text:style-name="T10">8 worker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3" draw:layer="layout" svg:width="3.302cm" svg:height="1.27cm" svg:x="15.24cm" svg:y="7.112cm">
          <text:p text:style-name="P13"><text:span text:style-name="T10">100Gb/s </text:span></text:p>
          <text:p text:style-name="P13"><text:span text:style-name="T10">Ethernet</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4" draw:text-style-name="P13" draw:layer="layout" svg:width="4.318cm" svg:height="1.778cm" svg:x="19.812cm" svg:y="8.128cm">
          <text:p text:style-name="P13"><text:span text:style-name="T10">RDMA, </text:span></text:p>
          <text:p text:style-name="P13"><text:span text:style-name="T10">NVMe flash, </text:span></text:p>
          <text:p text:style-name="P13"><text:span text:style-name="T10">NVMeF</text:span></text:p>
          <draw:enhanced-geometry svg:viewBox="0 0 21600 21600" draw:text-areas="800 800 20800 20800" draw:type="round-rectangular-callout" draw:modifiers="-6451.49340125029 15614.16526138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583cm" svg:height="0.802cm" draw:transform="rotate (1.5707963267949) translate (4.826cm 9.81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er: </text:span><text:span text:style-name="T13">when to best add/remove </text:span><text:span text:style-name="T13">resources?</text:span></text:p>
              </text:list-item>
              <text:list-item>
                <text:p><text:span text:style-name="T12">Container startup:</text:span> may have to dynamically spin up containers</text:p>
              </text:list-item>
              <text:list-item>
                <text:p><text:span text:style-name="T12">Storage:</text:span> input data needs to be fetched from remote storage (e.g., S3)</text:p>
                <text:list>
                  <text:list-item>
                    <text:p>As opposed to compute-local storage such as HDFS</text:p>
                  </text:list-item>
                </text:list>
              </text:list-item>
              <text:list-item>
                <text:p><text:span text:style-name="T12">Data sharing: </text:span><text:span text:style-name="T13">i</text:span>ntermediate needs to be temporarily stored on remote storage (S3, Redis)</text:p>
                <text:list>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Why is it so hard?</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er: </text:span><text:span text:style-name="T13">when to best add/remove </text:span><text:span text:style-name="T13">resources?</text:span></text:p>
              </text:list-item>
              <text:list-item>
                <text:p><text:span text:style-name="T12">Container startup:</text:span> may have to dynamically spin up containers</text:p>
              </text:list-item>
              <text:list-item>
                <text:p><text:span text:style-name="T14">Storage</text:span><text:span text:style-name="T12">:</text:span> input data needs to be fetched from remote storage (e.g., S3)</text:p>
                <text:list>
                  <text:list-item>
                    <text:p>As opposed to compute-local storage such as HDFS</text:p>
                  </text:list-item>
                </text:list>
              </text:list-item>
              <text:list-item>
                <text:p><text:span text:style-name="T14">Data sharing</text:span><text:span text:style-name="T12">: </text:span><text:span text:style-name="T13">i</text:span>ntermediate needs to be temporarily stored on remote storage (S3, Redis)</text:p>
                <text:list>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Why is it so hard?</text:span></text:p>
          </draw:text-box>
        </draw:frame>
        <presentation:notes draw:style-name="dp4">
          <draw:page-thumbnail draw:name="Slide Image Placeholder 1" draw:style-name="gr3" draw:layer="layout" svg:width="15.239cm" svg:height="8.572cm" svg:x="1.905cm" svg:y="3.175cm" draw:page-number="1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MapReduce (</text:span><text:span text:style-name="T15">Cluster</text:span><text:span text:style-name="T4">)</text:span></text:p>
          </draw:text-box>
        </draw:frame>
        <draw:custom-shape draw:style-name="gr16" draw:text-style-name="P13" draw:layer="layout" svg:width="1.016cm" svg:height="0.508cm" svg:x="10.16cm" svg:y="9.339cm">
          <text:p/>
          <draw:enhanced-geometry svg:viewBox="0 0 21600 21600" draw:type="rectangle" draw:enhanced-path="M 0 0 L 21600 0 21600 21600 0 21600 0 0 Z N"/>
        </draw:custom-shape>
        <draw:custom-shape draw:style-name="gr16" draw:text-style-name="P13" draw:layer="layout" svg:width="1.016cm" svg:height="0.508cm" svg:x="10.16cm" svg:y="10.139cm">
          <text:p/>
          <draw:enhanced-geometry svg:viewBox="0 0 21600 21600" draw:type="rectangle" draw:enhanced-path="M 0 0 L 21600 0 21600 21600 0 21600 0 0 Z N"/>
        </draw:custom-shape>
        <draw:custom-shape draw:style-name="gr16" draw:text-style-name="P13" draw:layer="layout" svg:width="1.016cm" svg:height="0.508cm" svg:x="11.43cm" svg:y="4.969cm">
          <text:p/>
          <draw:enhanced-geometry svg:viewBox="0 0 21600 21600" draw:type="rectangle" draw:enhanced-path="M 0 0 L 21600 0 21600 21600 0 21600 0 0 Z N"/>
        </draw:custom-shape>
        <draw:custom-shape draw:style-name="gr16" draw:text-style-name="P13" draw:layer="layout" svg:width="1.016cm" svg:height="0.508cm" svg:x="11.43cm" svg:y="5.769cm">
          <text:p/>
          <draw:enhanced-geometry svg:viewBox="0 0 21600 21600" draw:type="rectangle" draw:enhanced-path="M 0 0 L 21600 0 21600 21600 0 21600 0 0 Z N"/>
        </draw:custom-shape>
        <draw:custom-shape draw:style-name="gr16" draw:text-style-name="P13" draw:layer="layout" svg:width="1.016cm" svg:height="0.508cm" svg:x="11.43cm" svg:y="6.569cm">
          <text:p/>
          <draw:enhanced-geometry svg:viewBox="0 0 21600 21600" draw:type="rectangle" draw:enhanced-path="M 0 0 L 21600 0 21600 21600 0 21600 0 0 Z N"/>
        </draw:custom-shape>
        <draw:custom-shape draw:style-name="gr16" draw:text-style-name="P13" draw:layer="layout" svg:width="1.016cm" svg:height="0.508cm" svg:x="11.43cm" svg:y="9.339cm">
          <text:p/>
          <draw:enhanced-geometry svg:viewBox="0 0 21600 21600" draw:type="rectangle" draw:enhanced-path="M 0 0 L 21600 0 21600 21600 0 21600 0 0 Z N"/>
        </draw:custom-shape>
        <draw:custom-shape draw:style-name="gr16" draw:text-style-name="P13" draw:layer="layout" svg:width="1.016cm" svg:height="0.508cm" svg:x="11.43cm" svg:y="10.139cm">
          <text:p/>
          <draw:enhanced-geometry svg:viewBox="0 0 21600 21600" draw:type="rectangle" draw:enhanced-path="M 0 0 L 21600 0 21600 21600 0 21600 0 0 Z N"/>
        </draw:custom-shape>
        <draw:custom-shape draw:style-name="gr16" draw:text-style-name="P13" draw:layer="layout" svg:width="1.016cm" svg:height="0.508cm" svg:x="12.7cm" svg:y="4.969cm">
          <text:p/>
          <draw:enhanced-geometry svg:viewBox="0 0 21600 21600" draw:type="rectangle" draw:enhanced-path="M 0 0 L 21600 0 21600 21600 0 21600 0 0 Z N"/>
        </draw:custom-shape>
        <draw:custom-shape draw:style-name="gr16" draw:text-style-name="P13" draw:layer="layout" svg:width="1.016cm" svg:height="0.508cm" svg:x="12.7cm" svg:y="5.769cm">
          <text:p/>
          <draw:enhanced-geometry svg:viewBox="0 0 21600 21600" draw:type="rectangle" draw:enhanced-path="M 0 0 L 21600 0 21600 21600 0 21600 0 0 Z N"/>
        </draw:custom-shape>
        <draw:custom-shape draw:style-name="gr16" draw:text-style-name="P13" draw:layer="layout" svg:width="1.016cm" svg:height="0.508cm" svg:x="12.7cm" svg:y="6.569cm">
          <text:p/>
          <draw:enhanced-geometry svg:viewBox="0 0 21600 21600" draw:type="rectangle" draw:enhanced-path="M 0 0 L 21600 0 21600 21600 0 21600 0 0 Z N"/>
        </draw:custom-shape>
        <draw:custom-shape draw:style-name="gr16" draw:text-style-name="P13" draw:layer="layout" svg:width="1.016cm" svg:height="0.508cm" svg:x="12.7cm" svg:y="9.339cm">
          <text:p/>
          <draw:enhanced-geometry svg:viewBox="0 0 21600 21600" draw:type="rectangle" draw:enhanced-path="M 0 0 L 21600 0 21600 21600 0 21600 0 0 Z N"/>
        </draw:custom-shape>
        <draw:custom-shape draw:style-name="gr16" draw:text-style-name="P13" draw:layer="layout" svg:width="1.016cm" svg:height="0.508cm" svg:x="12.7cm" svg:y="10.139cm">
          <text:p/>
          <draw:enhanced-geometry svg:viewBox="0 0 21600 21600" draw:type="rectangle" draw:enhanced-path="M 0 0 L 21600 0 21600 21600 0 21600 0 0 Z N"/>
        </draw:custom-shape>
        <draw:custom-shape draw:style-name="gr16" draw:text-style-name="P13" draw:layer="layout" svg:width="1.016cm" svg:height="0.508cm" svg:x="13.97cm" svg:y="4.969cm">
          <text:p/>
          <draw:enhanced-geometry svg:viewBox="0 0 21600 21600" draw:type="rectangle" draw:enhanced-path="M 0 0 L 21600 0 21600 21600 0 21600 0 0 Z N"/>
        </draw:custom-shape>
        <draw:custom-shape draw:style-name="gr16" draw:text-style-name="P13" draw:layer="layout" svg:width="1.016cm" svg:height="0.508cm" svg:x="13.97cm" svg:y="5.769cm">
          <text:p/>
          <draw:enhanced-geometry svg:viewBox="0 0 21600 21600" draw:type="rectangle" draw:enhanced-path="M 0 0 L 21600 0 21600 21600 0 21600 0 0 Z N"/>
        </draw:custom-shape>
        <draw:custom-shape draw:style-name="gr16" draw:text-style-name="P13" draw:layer="layout" svg:width="1.016cm" svg:height="0.508cm" svg:x="13.97cm" svg:y="6.569cm">
          <text:p/>
          <draw:enhanced-geometry svg:viewBox="0 0 21600 21600" draw:type="rectangle" draw:enhanced-path="M 0 0 L 21600 0 21600 21600 0 21600 0 0 Z N"/>
        </draw:custom-shape>
        <draw:custom-shape draw:style-name="gr16" draw:text-style-name="P13" draw:layer="layout" svg:width="1.016cm" svg:height="0.508cm" svg:x="13.97cm" svg:y="9.339cm">
          <text:p/>
          <draw:enhanced-geometry svg:viewBox="0 0 21600 21600" draw:type="rectangle" draw:enhanced-path="M 0 0 L 21600 0 21600 21600 0 21600 0 0 Z N"/>
        </draw:custom-shape>
        <draw:custom-shape draw:style-name="gr16" draw:text-style-name="P13" draw:layer="layout" svg:width="1.016cm" svg:height="0.508cm" svg:x="13.97cm" svg:y="10.139cm">
          <text:p/>
          <draw:enhanced-geometry svg:viewBox="0 0 21600 21600" draw:type="rectangle" draw:enhanced-path="M 0 0 L 21600 0 21600 21600 0 21600 0 0 Z N"/>
        </draw:custom-shape>
        <draw:g>
          <draw:g>
            <draw:custom-shape draw:style-name="gr17" draw:text-style-name="P22"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0.414cm" svg:y="11.519cm">
              <text:p/>
              <draw:enhanced-geometry svg:viewBox="0 0 21600 21600" draw:type="rectangle" draw:enhanced-path="M 0 0 L 21600 0 21600 21600 0 21600 0 0 Z N"/>
            </draw:custom-shape>
            <draw:custom-shape draw:style-name="gr19" draw:text-style-name="P24" draw:layer="layout" svg:width="0.508cm" svg:height="0.508cm" svg:x="10.414cm" svg:y="11.011cm">
              <text:p/>
              <draw:enhanced-geometry svg:viewBox="0 0 21600 21600" draw:type="rectangle" draw:enhanced-path="M 0 0 L 21600 0 21600 21600 0 21600 0 0 Z N"/>
            </draw:custom-shape>
          </draw:g>
          <draw:g>
            <draw:custom-shape draw:style-name="gr17" draw:text-style-name="P22"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1.684cm" svg:y="11.519cm">
              <text:p/>
              <draw:enhanced-geometry svg:viewBox="0 0 21600 21600" draw:type="rectangle" draw:enhanced-path="M 0 0 L 21600 0 21600 21600 0 21600 0 0 Z N"/>
            </draw:custom-shape>
            <draw:custom-shape draw:style-name="gr19" draw:text-style-name="P24" draw:layer="layout" svg:width="0.508cm" svg:height="0.508cm" svg:x="11.684cm" svg:y="11.011cm">
              <text:p/>
              <draw:enhanced-geometry svg:viewBox="0 0 21600 21600" draw:type="rectangle" draw:enhanced-path="M 0 0 L 21600 0 21600 21600 0 21600 0 0 Z N"/>
            </draw:custom-shape>
          </draw:g>
          <draw:g>
            <draw:custom-shape draw:style-name="gr17" draw:text-style-name="P22"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2.954cm" svg:y="11.519cm">
              <text:p/>
              <draw:enhanced-geometry svg:viewBox="0 0 21600 21600" draw:type="rectangle" draw:enhanced-path="M 0 0 L 21600 0 21600 21600 0 21600 0 0 Z N"/>
            </draw:custom-shape>
            <draw:custom-shape draw:style-name="gr19" draw:text-style-name="P24" draw:layer="layout" svg:width="0.508cm" svg:height="0.508cm" svg:x="12.954cm" svg:y="11.011cm">
              <text:p/>
              <draw:enhanced-geometry svg:viewBox="0 0 21600 21600" draw:type="rectangle" draw:enhanced-path="M 0 0 L 21600 0 21600 21600 0 21600 0 0 Z N"/>
            </draw:custom-shape>
          </draw:g>
          <draw:g>
            <draw:custom-shape draw:style-name="gr17" draw:text-style-name="P22"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4.224cm" svg:y="11.519cm">
              <text:p/>
              <draw:enhanced-geometry svg:viewBox="0 0 21600 21600" draw:type="rectangle" draw:enhanced-path="M 0 0 L 21600 0 21600 21600 0 21600 0 0 Z N"/>
            </draw:custom-shape>
            <draw:custom-shape draw:style-name="gr19" draw:text-style-name="P24" draw:layer="layout" svg:width="0.508cm" svg:height="0.508cm" svg:x="14.224cm" svg:y="11.011cm">
              <text:p/>
              <draw:enhanced-geometry svg:viewBox="0 0 21600 21600" draw:type="rectangle" draw:enhanced-path="M 0 0 L 21600 0 21600 21600 0 21600 0 0 Z N"/>
            </draw:custom-shape>
          </draw:g>
        </draw:g>
        <draw:custom-shape draw:style-name="gr20" draw:text-style-name="P9"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1" draw:text-style-name="P9"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2" draw:text-style-name="P26" draw:layer="layout" svg:width="2.232cm" svg:height="1.673cm" svg:x="7.366cm" svg:y="5.123cm">
          <draw:text-box>
            <text:p text:style-name="P25"><text:span text:style-name="T16">Map Stage</text:span></text:p>
          </draw:text-box>
        </draw:frame>
        <draw:frame draw:style-name="gr23" draw:text-style-name="P26" draw:layer="layout" svg:width="2.994cm" svg:height="1.927cm" svg:x="6.604cm" svg:y="9.23cm">
          <draw:text-box>
            <text:p text:style-name="P25"><text:span text:style-name="T16">Reduce Stage</text:span></text:p>
          </draw:text-box>
        </draw:frame>
        <draw:g>
          <draw:line draw:style-name="gr24" draw:text-style-name="P9" draw:layer="layout" svg:x1="10.668cm" svg:y1="8.347cm" svg:x2="10.668cm" svg:y2="9.339cm">
            <text:p/>
          </draw:line>
          <draw:line draw:style-name="gr24" draw:text-style-name="P9" draw:layer="layout" svg:x1="10.668cm" svg:y1="8.347cm" svg:x2="11.938cm" svg:y2="9.339cm">
            <text:p/>
          </draw:line>
          <draw:line draw:style-name="gr24" draw:text-style-name="P9" draw:layer="layout" svg:x1="10.668cm" svg:y1="8.347cm" svg:x2="13.196cm" svg:y2="9.339cm">
            <text:p/>
          </draw:line>
          <draw:line draw:style-name="gr24" draw:text-style-name="P9" draw:layer="layout" svg:x1="10.668cm" svg:y1="8.347cm" svg:x2="14.72cm" svg:y2="9.339cm">
            <text:p/>
          </draw:line>
          <draw:line draw:style-name="gr24" draw:text-style-name="P9" draw:layer="layout" svg:x1="11.938cm" svg:y1="8.347cm" svg:x2="10.668cm" svg:y2="9.339cm">
            <text:p/>
          </draw:line>
          <draw:line draw:style-name="gr24" draw:text-style-name="P9" draw:layer="layout" svg:x1="11.938cm" svg:y1="8.347cm" svg:x2="11.938cm" svg:y2="9.339cm">
            <text:p/>
          </draw:line>
          <draw:line draw:style-name="gr24" draw:text-style-name="P9" draw:layer="layout" svg:x1="11.938cm" svg:y1="8.347cm" svg:x2="13.196cm" svg:y2="9.339cm">
            <text:p/>
          </draw:line>
          <draw:line draw:style-name="gr24" draw:text-style-name="P9" draw:layer="layout" svg:x1="11.938cm" svg:y1="8.347cm" svg:x2="14.72cm" svg:y2="9.339cm">
            <text:p/>
          </draw:line>
          <draw:line draw:style-name="gr24" draw:text-style-name="P9" draw:layer="layout" svg:x1="13.196cm" svg:y1="8.347cm" svg:x2="11.938cm" svg:y2="9.339cm">
            <text:p/>
          </draw:line>
          <draw:line draw:style-name="gr24" draw:text-style-name="P9" draw:layer="layout" svg:x1="13.196cm" svg:y1="8.347cm" svg:x2="13.196cm" svg:y2="9.339cm">
            <text:p/>
          </draw:line>
          <draw:line draw:style-name="gr24" draw:text-style-name="P9" draw:layer="layout" svg:x1="13.196cm" svg:y1="8.347cm" svg:x2="14.72cm" svg:y2="9.339cm">
            <text:p/>
          </draw:line>
          <draw:line draw:style-name="gr24" draw:text-style-name="P9" draw:layer="layout" svg:x1="14.466cm" svg:y1="8.347cm" svg:x2="10.668cm" svg:y2="9.339cm">
            <text:p/>
          </draw:line>
          <draw:line draw:style-name="gr24" draw:text-style-name="P9" draw:layer="layout" svg:x1="14.466cm" svg:y1="8.347cm" svg:x2="11.938cm" svg:y2="9.339cm">
            <text:p/>
          </draw:line>
          <draw:line draw:style-name="gr24" draw:text-style-name="P9" draw:layer="layout" svg:x1="14.466cm" svg:y1="8.347cm" svg:x2="13.196cm" svg:y2="9.339cm">
            <text:p/>
          </draw:line>
          <draw:line draw:style-name="gr24" draw:text-style-name="P9" draw:layer="layout" svg:x1="14.466cm" svg:y1="8.347cm" svg:x2="14.72cm" svg:y2="9.339cm">
            <text:p/>
          </draw:line>
        </draw:g>
        <draw:g>
          <draw:g>
            <draw:custom-shape draw:style-name="gr17" draw:text-style-name="P22"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0.402cm" svg:y="4.053cm">
              <text:p/>
              <draw:enhanced-geometry svg:viewBox="0 0 21600 21600" draw:type="rectangle" draw:enhanced-path="M 0 0 L 21600 0 21600 21600 0 21600 0 0 Z N"/>
            </draw:custom-shape>
            <draw:custom-shape draw:style-name="gr19" draw:text-style-name="P24" draw:layer="layout" svg:width="0.508cm" svg:height="0.508cm" svg:x="10.402cm" svg:y="3.545cm">
              <text:p/>
              <draw:enhanced-geometry svg:viewBox="0 0 21600 21600" draw:type="rectangle" draw:enhanced-path="M 0 0 L 21600 0 21600 21600 0 21600 0 0 Z N"/>
            </draw:custom-shape>
          </draw:g>
          <draw:g>
            <draw:custom-shape draw:style-name="gr17" draw:text-style-name="P22"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1.672cm" svg:y="4.053cm">
              <text:p/>
              <draw:enhanced-geometry svg:viewBox="0 0 21600 21600" draw:type="rectangle" draw:enhanced-path="M 0 0 L 21600 0 21600 21600 0 21600 0 0 Z N"/>
            </draw:custom-shape>
            <draw:custom-shape draw:style-name="gr19" draw:text-style-name="P24" draw:layer="layout" svg:width="0.508cm" svg:height="0.508cm" svg:x="11.672cm" svg:y="3.545cm">
              <text:p/>
              <draw:enhanced-geometry svg:viewBox="0 0 21600 21600" draw:type="rectangle" draw:enhanced-path="M 0 0 L 21600 0 21600 21600 0 21600 0 0 Z N"/>
            </draw:custom-shape>
          </draw:g>
          <draw:g>
            <draw:custom-shape draw:style-name="gr17" draw:text-style-name="P22"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2.942cm" svg:y="4.053cm">
              <text:p/>
              <draw:enhanced-geometry svg:viewBox="0 0 21600 21600" draw:type="rectangle" draw:enhanced-path="M 0 0 L 21600 0 21600 21600 0 21600 0 0 Z N"/>
            </draw:custom-shape>
            <draw:custom-shape draw:style-name="gr19" draw:text-style-name="P24" draw:layer="layout" svg:width="0.508cm" svg:height="0.508cm" svg:x="12.942cm" svg:y="3.545cm">
              <text:p/>
              <draw:enhanced-geometry svg:viewBox="0 0 21600 21600" draw:type="rectangle" draw:enhanced-path="M 0 0 L 21600 0 21600 21600 0 21600 0 0 Z N"/>
            </draw:custom-shape>
          </draw:g>
          <draw:g>
            <draw:custom-shape draw:style-name="gr17" draw:text-style-name="P22"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4.212cm" svg:y="4.053cm">
              <text:p/>
              <draw:enhanced-geometry svg:viewBox="0 0 21600 21600" draw:type="rectangle" draw:enhanced-path="M 0 0 L 21600 0 21600 21600 0 21600 0 0 Z N"/>
            </draw:custom-shape>
            <draw:custom-shape draw:style-name="gr19" draw:text-style-name="P24" draw:layer="layout" svg:width="0.508cm" svg:height="0.508cm" svg:x="14.212cm" svg:y="3.545cm">
              <text:p/>
              <draw:enhanced-geometry svg:viewBox="0 0 21600 21600" draw:type="rectangle" draw:enhanced-path="M 0 0 L 21600 0 21600 21600 0 21600 0 0 Z N"/>
            </draw:custom-shape>
          </draw:g>
        </draw:g>
        <draw:g>
          <draw:g>
            <draw:custom-shape draw:style-name="gr17" draw:text-style-name="P22"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0.414cm" svg:y="7.893cm">
              <text:p/>
              <draw:enhanced-geometry svg:viewBox="0 0 21600 21600" draw:type="rectangle" draw:enhanced-path="M 0 0 L 21600 0 21600 21600 0 21600 0 0 Z N"/>
            </draw:custom-shape>
            <draw:custom-shape draw:style-name="gr19" draw:text-style-name="P24" draw:layer="layout" svg:width="0.508cm" svg:height="0.508cm" svg:x="10.414cm" svg:y="7.385cm">
              <text:p/>
              <draw:enhanced-geometry svg:viewBox="0 0 21600 21600" draw:type="rectangle" draw:enhanced-path="M 0 0 L 21600 0 21600 21600 0 21600 0 0 Z N"/>
            </draw:custom-shape>
          </draw:g>
          <draw:g>
            <draw:custom-shape draw:style-name="gr17" draw:text-style-name="P22"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1.684cm" svg:y="7.893cm">
              <text:p/>
              <draw:enhanced-geometry svg:viewBox="0 0 21600 21600" draw:type="rectangle" draw:enhanced-path="M 0 0 L 21600 0 21600 21600 0 21600 0 0 Z N"/>
            </draw:custom-shape>
            <draw:custom-shape draw:style-name="gr19" draw:text-style-name="P24" draw:layer="layout" svg:width="0.508cm" svg:height="0.508cm" svg:x="11.684cm" svg:y="7.385cm">
              <text:p/>
              <draw:enhanced-geometry svg:viewBox="0 0 21600 21600" draw:type="rectangle" draw:enhanced-path="M 0 0 L 21600 0 21600 21600 0 21600 0 0 Z N"/>
            </draw:custom-shape>
          </draw:g>
          <draw:g>
            <draw:custom-shape draw:style-name="gr17" draw:text-style-name="P22"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2.954cm" svg:y="7.893cm">
              <text:p/>
              <draw:enhanced-geometry svg:viewBox="0 0 21600 21600" draw:type="rectangle" draw:enhanced-path="M 0 0 L 21600 0 21600 21600 0 21600 0 0 Z N"/>
            </draw:custom-shape>
            <draw:custom-shape draw:style-name="gr19" draw:text-style-name="P24" draw:layer="layout" svg:width="0.508cm" svg:height="0.508cm" svg:x="12.954cm" svg:y="7.385cm">
              <text:p/>
              <draw:enhanced-geometry svg:viewBox="0 0 21600 21600" draw:type="rectangle" draw:enhanced-path="M 0 0 L 21600 0 21600 21600 0 21600 0 0 Z N"/>
            </draw:custom-shape>
          </draw:g>
          <draw:g>
            <draw:custom-shape draw:style-name="gr17" draw:text-style-name="P22"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4.224cm" svg:y="7.893cm">
              <text:p/>
              <draw:enhanced-geometry svg:viewBox="0 0 21600 21600" draw:type="rectangle" draw:enhanced-path="M 0 0 L 21600 0 21600 21600 0 21600 0 0 Z N"/>
            </draw:custom-shape>
            <draw:custom-shape draw:style-name="gr19" draw:text-style-name="P24" draw:layer="layout" svg:width="0.508cm" svg:height="0.508cm" svg:x="14.224cm" svg:y="7.385cm">
              <text:p/>
              <draw:enhanced-geometry svg:viewBox="0 0 21600 21600" draw:type="rectangle" draw:enhanced-path="M 0 0 L 21600 0 21600 21600 0 21600 0 0 Z N"/>
            </draw:custom-shape>
          </draw:g>
        </draw:g>
        <draw:custom-shape draw:style-name="gr16" draw:text-style-name="P13" draw:layer="layout" svg:width="1.016cm" svg:height="0.508cm" svg:x="10.148cm" svg:y="4.969cm">
          <text:p/>
          <draw:enhanced-geometry svg:viewBox="0 0 21600 21600" draw:type="rectangle" draw:enhanced-path="M 0 0 L 21600 0 21600 21600 0 21600 0 0 Z N"/>
        </draw:custom-shape>
        <draw:custom-shape draw:style-name="gr16" draw:text-style-name="P13" draw:layer="layout" svg:width="1.016cm" svg:height="0.508cm" svg:x="10.148cm" svg:y="5.769cm">
          <text:p/>
          <draw:enhanced-geometry svg:viewBox="0 0 21600 21600" draw:type="rectangle" draw:enhanced-path="M 0 0 L 21600 0 21600 21600 0 21600 0 0 Z N"/>
        </draw:custom-shape>
        <draw:custom-shape draw:style-name="gr16" draw:text-style-name="P13" draw:layer="layout" svg:width="1.016cm" svg:height="0.508cm" svg:x="10.148cm" svg:y="6.569cm">
          <text:p/>
          <draw:enhanced-geometry svg:viewBox="0 0 21600 21600" draw:type="rectangle" draw:enhanced-path="M 0 0 L 21600 0 21600 21600 0 21600 0 0 Z N"/>
        </draw:custom-shape>
        <draw:custom-shape draw:style-name="gr25" draw:text-style-name="P14"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8" draw:text-style-name="P27"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5" draw:text-style-name="P14"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7"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7"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7"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31" draw:text-style-name="P27"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31" draw:text-style-name="P27"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31" draw:text-style-name="P27"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31" draw:text-style-name="P27"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33" draw:text-style-name="P26" draw:layer="layout" svg:width="4.272cm" svg:height="1.427cm" svg:x="5.334cm" svg:y="10.812cm">
          <draw:text-box>
            <text:p text:style-name="P25"><text:span text:style-name="T16">Compute &amp; Store Nodes</text:span></text:p>
          </draw:text-box>
        </draw:frame>
        <draw:frame draw:style-name="gr33" draw:text-style-name="P26" draw:layer="layout" svg:width="4.272cm" svg:height="1.427cm" svg:x="5.334cm" svg:y="3.399cm">
          <draw:text-box>
            <text:p text:style-name="P25"><text:span text:style-name="T16">Compute &amp; Store Nodes</text:span></text:p>
          </draw:text-box>
        </draw:frame>
        <draw:frame draw:style-name="gr33" draw:text-style-name="P26" draw:layer="layout" svg:width="4.272cm" svg:height="1.427cm" svg:x="5.334cm" svg:y="7.209cm">
          <draw:text-box>
            <text:p text:style-name="P25"><text:span text:style-name="T16">Compute &amp; Store Nodes</text:span></text:p>
          </draw:text-box>
        </draw:frame>
        <draw:custom-shape draw:style-name="gr34" draw:text-style-name="P16" draw:layer="layout" svg:width="5.32cm" svg:height="4.064cm" svg:x="16.524cm" svg:y="5.58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5" draw:text-style-name="P28" draw:layer="layout" svg:width="4.558cm" svg:height="2.384cm" svg:x="17.032cm" svg:y="6.604cm">
          <draw:text-box>
            <text:p text:style-name="P13">data is mostly </text:p>
            <text:p text:style-name="P13"><text:span text:style-name="T17">written</text:span> and </text:p>
            <text:p text:style-name="P13"><text:span text:style-name="T14">read</text:span> locally</text:p>
          </draw:text-box>
        </draw:frame>
        <presentation:notes draw:style-name="dp4">
          <draw:page-thumbnail draw:name="Slide Image Placeholder 1" draw:style-name="gr3" draw:layer="layout" svg:width="15.239cm" svg:height="8.572cm" svg:x="1.905cm" svg:y="3.175cm" draw:page-number="1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custom-shape draw:style-name="gr16" draw:text-style-name="P13" draw:layer="layout" svg:width="1.016cm" svg:height="0.508cm" svg:x="7.96cm" svg:y="10.439cm">
          <text:p/>
          <draw:enhanced-geometry svg:viewBox="0 0 21600 21600" draw:type="rectangle" draw:enhanced-path="M 0 0 L 21600 0 21600 21600 0 21600 0 0 Z N"/>
        </draw:custom-shape>
        <draw:custom-shape draw:style-name="gr16" draw:text-style-name="P13" draw:layer="layout" svg:width="1.016cm" svg:height="0.508cm" svg:x="9.23cm" svg:y="6.669cm">
          <text:p/>
          <draw:enhanced-geometry svg:viewBox="0 0 21600 21600" draw:type="rectangle" draw:enhanced-path="M 0 0 L 21600 0 21600 21600 0 21600 0 0 Z N"/>
        </draw:custom-shape>
        <draw:custom-shape draw:style-name="gr16" draw:text-style-name="P13" draw:layer="layout" svg:width="1.016cm" svg:height="0.508cm" svg:x="9.23cm" svg:y="7.469cm">
          <text:p/>
          <draw:enhanced-geometry svg:viewBox="0 0 21600 21600" draw:type="rectangle" draw:enhanced-path="M 0 0 L 21600 0 21600 21600 0 21600 0 0 Z N"/>
        </draw:custom-shape>
        <draw:custom-shape draw:style-name="gr16" draw:text-style-name="P13" draw:layer="layout" svg:width="1.016cm" svg:height="0.508cm" svg:x="9.23cm" svg:y="10.439cm">
          <text:p/>
          <draw:enhanced-geometry svg:viewBox="0 0 21600 21600" draw:type="rectangle" draw:enhanced-path="M 0 0 L 21600 0 21600 21600 0 21600 0 0 Z N"/>
        </draw:custom-shape>
        <draw:custom-shape draw:style-name="gr16" draw:text-style-name="P13" draw:layer="layout" svg:width="1.016cm" svg:height="0.508cm" svg:x="10.5cm" svg:y="6.669cm">
          <text:p/>
          <draw:enhanced-geometry svg:viewBox="0 0 21600 21600" draw:type="rectangle" draw:enhanced-path="M 0 0 L 21600 0 21600 21600 0 21600 0 0 Z N"/>
        </draw:custom-shape>
        <draw:custom-shape draw:style-name="gr16" draw:text-style-name="P13" draw:layer="layout" svg:width="1.016cm" svg:height="0.508cm" svg:x="11.77cm" svg:y="6.669cm">
          <text:p/>
          <draw:enhanced-geometry svg:viewBox="0 0 21600 21600" draw:type="rectangle" draw:enhanced-path="M 0 0 L 21600 0 21600 21600 0 21600 0 0 Z N"/>
        </draw:custom-shape>
        <draw:custom-shape draw:style-name="gr16" draw:text-style-name="P13" draw:layer="layout" svg:width="1.016cm" svg:height="0.508cm" svg:x="9.23cm" svg:y="9.639cm">
          <text:p/>
          <draw:enhanced-geometry svg:viewBox="0 0 21600 21600" draw:type="rectangle" draw:enhanced-path="M 0 0 L 21600 0 21600 21600 0 21600 0 0 Z N"/>
        </draw:custom-shape>
        <draw:custom-shape draw:style-name="gr16" draw:text-style-name="P13" draw:layer="layout" svg:width="1.016cm" svg:height="0.508cm" svg:x="10.5cm" svg:y="9.639cm">
          <text:p/>
          <draw:enhanced-geometry svg:viewBox="0 0 21600 21600" draw:type="rectangle" draw:enhanced-path="M 0 0 L 21600 0 21600 21600 0 21600 0 0 Z N"/>
        </draw:custom-shape>
        <draw:custom-shape draw:style-name="gr16" draw:text-style-name="P13" draw:layer="layout" svg:width="1.016cm" svg:height="0.508cm" svg:x="11.77cm" svg:y="9.639cm">
          <text:p/>
          <draw:enhanced-geometry svg:viewBox="0 0 21600 21600" draw:type="rectangle" draw:enhanced-path="M 0 0 L 21600 0 21600 21600 0 21600 0 0 Z N"/>
        </draw:custom-shape>
        <draw:custom-shape draw:style-name="gr20" draw:text-style-name="P9" draw:layer="layout" svg:width="0.254cm" svg:height="2.032cm" svg:x="6.152cm" svg:y="5.8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1" draw:text-style-name="P9" draw:layer="layout" svg:width="0.254cm" svg:height="1.27cm" svg:x="7.452cm" svg:y="9.6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2" draw:text-style-name="P26" draw:layer="layout" svg:width="2.232cm" svg:height="1.673cm" svg:x="3.866cm" svg:y="6.023cm">
          <draw:text-box>
            <text:p text:style-name="P25"><text:span text:style-name="T16">Map Stage</text:span></text:p>
          </draw:text-box>
        </draw:frame>
        <draw:frame draw:style-name="gr23" draw:text-style-name="P26" draw:layer="layout" svg:width="2.994cm" svg:height="1.927cm" svg:x="4.404cm" svg:y="9.53cm">
          <draw:text-box>
            <text:p text:style-name="P25"><text:span text:style-name="T16">Reduce Stage</text:span></text:p>
          </draw:text-box>
        </draw:frame>
        <draw:g>
          <draw:custom-shape draw:style-name="gr16" draw:text-style-name="P13" draw:layer="layout" svg:width="1.016cm" svg:height="0.508cm" svg:x="7.96cm" svg:y="5.869cm">
            <text:p/>
            <draw:enhanced-geometry svg:viewBox="0 0 21600 21600" draw:type="rectangle" draw:enhanced-path="M 0 0 L 21600 0 21600 21600 0 21600 0 0 Z N"/>
          </draw:custom-shape>
          <draw:custom-shape draw:style-name="gr16" draw:text-style-name="P13" draw:layer="layout" svg:width="1.016cm" svg:height="0.508cm" svg:x="9.23cm" svg:y="5.869cm">
            <text:p/>
            <draw:enhanced-geometry svg:viewBox="0 0 21600 21600" draw:type="rectangle" draw:enhanced-path="M 0 0 L 21600 0 21600 21600 0 21600 0 0 Z N"/>
          </draw:custom-shape>
          <draw:custom-shape draw:style-name="gr16" draw:text-style-name="P13" draw:layer="layout" svg:width="1.016cm" svg:height="0.508cm" svg:x="10.5cm" svg:y="5.869cm">
            <text:p/>
            <draw:enhanced-geometry svg:viewBox="0 0 21600 21600" draw:type="rectangle" draw:enhanced-path="M 0 0 L 21600 0 21600 21600 0 21600 0 0 Z N"/>
          </draw:custom-shape>
          <draw:custom-shape draw:style-name="gr16" draw:text-style-name="P13" draw:layer="layout" svg:width="1.016cm" svg:height="0.508cm" svg:x="6.678cm" svg:y="5.869cm">
            <text:p/>
            <draw:enhanced-geometry svg:viewBox="0 0 21600 21600" draw:type="rectangle" draw:enhanced-path="M 0 0 L 21600 0 21600 21600 0 21600 0 0 Z N"/>
          </draw:custom-shape>
        </draw:g>
        <draw:custom-shape draw:style-name="gr16" draw:text-style-name="P13" draw:layer="layout" svg:width="1.016cm" svg:height="0.508cm" svg:x="7.948cm" svg:y="7.469cm">
          <text:p/>
          <draw:enhanced-geometry svg:viewBox="0 0 21600 21600" draw:type="rectangle" draw:enhanced-path="M 0 0 L 21600 0 21600 21600 0 21600 0 0 Z N"/>
        </draw:custom-shape>
        <draw:custom-shape draw:style-name="gr36" draw:text-style-name="P16" draw:layer="layout" svg:width="7.874cm" svg:height="1.016cm" svg:x="5.674cm" svg:y="4.4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26" draw:layer="layout" svg:width="6.858cm" svg:height="2.015cm" svg:x="-1.438cm" svg:y="4.099cm">
          <draw:text-box>
            <text:p text:style-name="P25"><text:span text:style-name="T16">Dynamically growing/shrinking </text:span></text:p>
            <text:p text:style-name="P25"><text:span text:style-name="T16">compute cloud</text:span></text:p>
          </draw:text-box>
        </draw:frame>
        <draw:custom-shape draw:style-name="gr38" draw:text-style-name="P16" draw:layer="layout" svg:width="1.27cm" svg:height="1.27cm" svg:x="16.558cm" svg:y="7.4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6.812cm" svg:y="7.6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7.066cm" svg:y="7.9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28" draw:layer="layout" svg:width="5.08cm" svg:height="1.727cm" svg:x="15.494cm" svg:y="10.468cm">
          <draw:text-box>
            <text:p text:style-name="P13"><text:span text:style-name="T16">Storage Service (e.g, S3, Redis)</text:span></text:p>
          </draw:text-box>
        </draw:frame>
        <draw:custom-shape draw:style-name="gr40" draw:text-style-name="P14" draw:layer="layout" svg:width="2.117cm" svg:height="0.508cm" svg:x="13.356cm" svg:y="6.3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4" draw:layer="layout" svg:width="2.116cm" svg:height="0.508cm" svg:x="13.568cm" svg:y="6.6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4" draw:layer="layout" svg:width="2.117cm" svg:height="0.508cm" svg:x="13.779cm" svg:y="6.9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6" draw:layer="layout" svg:width="1.27cm" svg:height="1.27cm" svg:x="17.066cm" svg:y="6.3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7.32cm" svg:y="6.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7.574cm" svg:y="6.9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16" draw:layer="layout" svg:width="1.27cm" svg:height="1.27cm" svg:x="17.828cm" svg:y="8.6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16" draw:layer="layout" svg:width="1.27cm" svg:height="1.27cm" svg:x="17.574cm" svg:y="8.9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16" draw:layer="layout" svg:width="1.27cm" svg:height="1.27cm" svg:x="17.32cm" svg:y="9.1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27" draw:layer="layout" svg:width="2.117cm" svg:height="0.508cm" svg:x="13.75cm" svg:y="7.7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7" draw:layer="layout" svg:width="2.116cm" svg:height="0.508cm" svg:x="13.614cm" svg:y="7.9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4" draw:layer="layout" svg:width="2.117cm" svg:height="0.508cm" svg:x="13.256cm" svg:y="8.2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4" draw:layer="layout" svg:width="2.116cm" svg:height="0.508cm" svg:x="13.468cm" svg:y="8.4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7" draw:layer="layout" svg:width="2.117cm" svg:height="0.508cm" svg:x="13.75cm" svg:y="9.7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7" draw:layer="layout" svg:width="2.116cm" svg:height="0.508cm" svg:x="13.614cm" svg:y="9.9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7" draw:layer="layout" svg:width="2.116cm" svg:height="0.508cm" svg:x="13.426cm" svg:y="10.2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29" draw:layer="layout" svg:width="1.27cm" svg:height="0.92cm" svg:x="9.446cm" svg:y="8.2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46" draw:text-style-name="P26" draw:layer="layout" svg:width="2.994cm" svg:height="0.911cm" svg:x="6.29cm" svg:y="8.287cm">
          <draw:text-box>
            <text:p text:style-name="P25"><text:span text:style-name="T16">Shuffle</text:span></text:p>
          </draw:text-box>
        </draw:frame>
        <draw:custom-shape draw:style-name="gr34" draw:text-style-name="P16" draw:layer="layout" svg:width="5.32cm" svg:height="4.064cm" svg:x="19.972cm" svg:y="3.81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28" draw:layer="layout" svg:width="4.448cm" svg:height="3.095cm" svg:x="20.466cm" svg:y="4.526cm">
          <draw:text-box>
            <text:p text:style-name="P13">data is </text:p>
            <text:p text:style-name="P13">exclusively </text:p>
            <text:p text:style-name="P13"><text:span text:style-name="T17">written</text:span> and </text:p>
            <text:p text:style-name="P13"><text:span text:style-name="T14">read </text:span><text:span text:style-name="T18">remotely</text:span></text:p>
          </draw:text-box>
        </draw:frame>
        <draw:frame draw:name="Title 3" presentation:style-name="pr3" draw:text-style-name="P7" draw:layer="layout" svg:width="22.859cm" svg:height="2.38cm" svg:x="1.272cm" svg:y="0.572cm" presentation:class="title" presentation:user-transformed="true">
          <draw:text-box>
            <text:p text:style-name="P8"><text:span text:style-name="T4">Example: MapReduce (</text:span><text:span text:style-name="T15">Serverless</text:span><text:span text:style-name="T4">)</text:span></text:p>
          </draw:text-box>
        </draw:frame>
        <presentation:notes draw:style-name="dp4">
          <draw:page-thumbnail draw:name="Slide Image Placeholder 1" draw:style-name="gr3" draw:layer="layout" svg:width="15.239cm" svg:height="8.572cm" svg:x="1.905cm" svg:y="3.175cm" draw:page-number="1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I/O Overhead: Sorting 100GB</text:span></text:p>
          </draw:text-box>
        </draw:frame>
        <draw:frame draw:style-name="gr5" draw:text-style-name="P13" draw:layer="layout" svg:width="13.837cm" svg:height="6.008cm" svg:x="1.217cm" svg:y="3.92cm">
          <loext:p/>
          <draw:object xlink:href="./Object 4" xlink:type="simple" xlink:show="embed" xlink:actuate="onLoad"/>
          <draw:image xlink:href="./ObjectReplacements/Object 4" xlink:type="simple" xlink:show="embed" xlink:actuate="onLoad"/>
        </draw:frame>
        <draw:frame draw:style-name="gr48" draw:text-style-name="P19" draw:layer="layout" svg:width="1.353cm" svg:height="0.725cm" svg:x="2.903cm" svg:y="6.564cm">
          <draw:text-box>
            <text:p><text:span text:style-name="T8">61%</text:span></text:p>
          </draw:text-box>
        </draw:frame>
        <draw:frame draw:style-name="gr48" draw:text-style-name="P30" draw:layer="layout" svg:width="1.353cm" svg:height="0.725cm" svg:x="2.904cm" svg:y="8.365cm">
          <draw:text-box>
            <text:p><text:span text:style-name="T19">21%</text:span></text:p>
          </draw:text-box>
        </draw:frame>
        <draw:frame draw:style-name="gr48" draw:text-style-name="P30" draw:layer="layout" svg:width="1.353cm" svg:height="0.725cm" svg:x="2.905cm" svg:y="7.488cm">
          <draw:text-box>
            <text:p><text:span text:style-name="T19">18%</text:span></text:p>
          </draw:text-box>
        </draw:frame>
        <draw:frame draw:style-name="gr5" draw:text-style-name="P13" draw:layer="layout" svg:width="6.289cm" svg:height="6.007cm" svg:x="16.571cm" svg:y="4.777cm">
          <loext:p/>
          <draw:object xlink:href="./Object 5" xlink:type="simple" xlink:show="embed" xlink:actuate="onLoad"/>
          <draw:image xlink:href="./ObjectReplacements/Object 5" xlink:type="simple" xlink:show="embed" xlink:actuate="onLoad"/>
        </draw:frame>
        <draw:line draw:style-name="gr49" draw:text-style-name="P9" draw:layer="layout" svg:x1="11.628cm" svg:y1="8.724cm" svg:x2="18.018cm" svg:y2="5.451cm">
          <text:p/>
        </draw:line>
        <draw:line draw:style-name="gr49" draw:text-style-name="P9" draw:layer="layout" svg:x1="14.157cm" svg:y1="9.026cm" svg:x2="20.717cm" svg:y2="8.441cm">
          <text:p/>
        </draw:line>
        <draw:custom-shape draw:style-name="gr50" draw:text-style-name="P16" draw:layer="layout" svg:width="25.4cm" svg:height="1.724cm" svg:x="0cm" svg:y="11.43cm">
          <text:p text:style-name="P13">Input/output and shuffle overheads are significantly higher when data is stored remotely</text:p>
          <draw:enhanced-geometry svg:viewBox="0 0 21600 21600" draw:type="rectangle" draw:enhanced-path="M 0 0 L 21600 0 21600 21600 0 21600 0 0 Z N"/>
        </draw:custom-shape>
        <draw:frame draw:style-name="gr48" draw:text-style-name="P30" draw:layer="layout" svg:width="1.353cm" svg:height="0.725cm" svg:x="17.957cm" svg:y="9.273cm">
          <draw:text-box>
            <text:p><text:span text:style-name="T19">19%</text:span></text:p>
          </draw:text-box>
        </draw:frame>
        <draw:frame draw:style-name="gr48" draw:text-style-name="P30" draw:layer="layout" svg:width="1.353cm" svg:height="0.725cm" svg:x="18.022cm" svg:y="7.62cm">
          <draw:text-box>
            <text:p><text:span text:style-name="T19">49%</text:span></text:p>
          </draw:text-box>
        </draw:frame>
        <draw:frame draw:style-name="gr48" draw:text-style-name="P19" draw:layer="layout" svg:width="1.353cm" svg:height="0.725cm" svg:x="18.022cm" svg:y="6.096cm">
          <draw:text-box>
            <text:p><text:span text:style-name="T8">32%</text:span></text:p>
          </draw:text-box>
        </draw:frame>
        <draw:frame draw:style-name="gr48" draw:text-style-name="P19" draw:layer="layout" svg:width="1.353cm" svg:height="0.725cm" svg:x="20.691cm" svg:y="8.249cm">
          <draw:text-box>
            <text:p><text:span text:style-name="T8">38%</text:span></text:p>
          </draw:text-box>
        </draw:frame>
        <draw:frame draw:style-name="gr48" draw:text-style-name="P30" draw:layer="layout" svg:width="1.353cm" svg:height="0.725cm" svg:x="20.69cm" svg:y="8.708cm">
          <draw:text-box>
            <text:p><text:span text:style-name="T19">3%</text:span></text:p>
          </draw:text-box>
        </draw:frame>
        <draw:frame draw:style-name="gr48" draw:text-style-name="P30" draw:layer="layout" svg:width="1.353cm" svg:height="0.725cm" svg:x="20.723cm" svg:y="9.267cm">
          <draw:text-box>
            <text:p><text:span text:style-name="T19">59%</text:span></text:p>
          </draw:text-box>
        </draw:frame>
        <draw:custom-shape draw:style-name="gr9" draw:text-style-name="P18" draw:layer="layout" svg:width="13.462cm" svg:height="0.862cm" svg:x="1.878cm" svg:y="9.398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line draw:style-name="gr49" draw:text-style-name="P9" draw:layer="layout" svg:x1="11.684cm" svg:y1="9.154cm" svg:x2="17.957cm" svg:y2="9.998cm">
          <text:p/>
        </draw:line>
        <draw:line draw:style-name="gr49" draw:text-style-name="P9" draw:layer="layout" svg:x1="14.048cm" svg:y1="9.154cm" svg:x2="20.69cm" svg:y2="9.997cm">
          <text:p/>
        </draw:line>
        <draw:custom-shape draw:style-name="gr9" draw:text-style-name="P18" draw:layer="layout" svg:width="13.462cm" svg:height="0.862cm" svg:x="17.272cm" svg:y="10.26cm">
          <text:p text:style-name="P17"><text:span text:style-name="T6"><text:s text:c="6"/></text:span><text:span text:style-name="T6">Spark <text:s text:c="12"/>Spark</text:span></text:p>
          <text:p text:style-name="P17"><text:span text:style-name="T6"><text:s/></text:span><text:span text:style-name="T6">On-premise <text:s text:c="3"/>On-premise++</text:span></text:p>
          <draw:enhanced-geometry svg:viewBox="0 0 21600 21600" draw:type="rectangle" draw:enhanced-path="M 0 0 L 21600 0 21600 21600 0 21600 0 0 Z N"/>
        </draw:custom-shape>
        <draw:frame draw:style-name="gr11" draw:text-style-name="P19" draw:layer="layout" svg:width="4.583cm" svg:height="0.802cm" draw:transform="rotate (1.5707963267949) translate (0.508cm 8.89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51" draw:text-style-name="P31" draw:layer="layout" svg:width="13.748cm" svg:height="0.962cm" svg:x="1.416cm" svg:y="2.41cm">
          <draw:text-box>
            <text:p><text:span text:style-name="T20">Example: SQL, Query 77 / TPC-DS benchmark</text:span></text:p>
          </draw:text-box>
        </draw:frame>
        <presentation:notes draw:style-name="dp4">
          <draw:page-thumbnail draw:name="Slide Image Placeholder 1" draw:style-name="gr3"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51" draw:text-style-name="P31" draw:layer="layout" svg:width="13.748cm" svg:height="0.962cm" svg:x="1.416cm" svg:y="2.41cm">
          <draw:text-box>
            <text:p><text:span text:style-name="T20">Example: SQL, Query 77 / TPC-DS benchmark</text:span></text:p>
          </draw:text-box>
        </draw:frame>
        <draw:custom-shape draw:style-name="gr52" draw:text-style-name="P14" draw:layer="layout" svg:width="2.794cm" svg:height="0.508cm" draw:transform="rotate (1.27862821001105) translate (1.524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6.096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8.107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10.139cm 8.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 draw:text-style-name="P14" draw:layer="layout" svg:width="4.778cm" svg:height="0.508cm" draw:transform="rotate (0.728674962707633) translate (13.208cm 8.4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 draw:text-style-name="P14" draw:layer="layout" svg:width="4.778cm" svg:height="0.508cm" draw:transform="rotate (0.728674962707633) translate (15.91cm 8.5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20.32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4" draw:layer="layout" svg:width="2.025cm" svg:height="0.508cm" draw:transform="rotate (1.27862821001105) translate (22.044cm 7.5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 draw:text-style-name="P32" draw:layer="layout" svg:width="9.392cm" svg:height="1.673cm" svg:x="5.842cm" svg:y="9.822cm">
          <draw:text-box>
            <text:p><text:span text:style-name="T14">Shuffle/Broadcast</text:span></text:p>
            <text:p><text:span text:style-name="T14">(needs to be stored remotely)</text:span></text:p>
          </draw:text-box>
        </draw:frame>
        <presentation:notes draw:style-name="dp4">
          <draw:page-thumbnail draw:name="Slide Image Placeholder 1" draw:style-name="gr3" draw:layer="layout" svg:width="15.239cm" svg:height="8.572cm" svg:x="1.905cm" svg:y="3.175cm" draw:page-number="1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line draw:style-name="gr60" draw:text-style-name="P9" draw:layer="layout" svg:x1="6.858cm" svg:y1="5.334cm" svg:x2="6.858cm" svg:y2="12.446cm">
          <text:p/>
        </draw:line>
        <draw:line draw:style-name="gr60" draw:text-style-name="P9" draw:layer="layout" svg:x1="9.906cm" svg:y1="5.334cm" svg:x2="9.906cm" svg:y2="12.446cm">
          <text:p/>
        </draw:line>
        <draw:line draw:style-name="gr60" draw:text-style-name="P9" draw:layer="layout" svg:x1="16.002cm" svg:y1="5.334cm" svg:x2="16.002cm" svg:y2="12.446cm">
          <text:p/>
        </draw:line>
        <draw:line draw:style-name="gr60" draw:text-style-name="P9" draw:layer="layout" svg:x1="19.05cm" svg:y1="5.334cm" svg:x2="19.05cm" svg:y2="12.446cm">
          <text:p/>
        </draw:line>
        <draw:custom-shape draw:style-name="gr61" draw:text-style-name="P33" draw:layer="layout" svg:width="0.508cm" svg:height="1.016cm" svg:x="6.604cm" svg:y="6.748cm">
          <text:p/>
          <draw:enhanced-geometry svg:viewBox="0 0 21600 21600" draw:type="rectangle" draw:enhanced-path="M 0 0 L 21600 0 21600 21600 0 21600 0 0 Z N"/>
        </draw:custom-shape>
        <draw:custom-shape draw:style-name="gr61" draw:text-style-name="P33" draw:layer="layout" svg:width="0.508cm" svg:height="1.016cm" svg:x="9.652cm" svg:y="6.748cm">
          <text:p/>
          <draw:enhanced-geometry svg:viewBox="0 0 21600 21600" draw:type="rectangle" draw:enhanced-path="M 0 0 L 21600 0 21600 21600 0 21600 0 0 Z N"/>
        </draw:custom-shape>
        <draw:custom-shape draw:style-name="gr61" draw:text-style-name="P33" draw:layer="layout" svg:width="0.508cm" svg:height="1.016cm" svg:x="15.748cm" svg:y="6.748cm">
          <text:p/>
          <draw:enhanced-geometry svg:viewBox="0 0 21600 21600" draw:type="rectangle" draw:enhanced-path="M 0 0 L 21600 0 21600 21600 0 21600 0 0 Z N"/>
        </draw:custom-shape>
        <draw:custom-shape draw:style-name="gr61" draw:text-style-name="P33" draw:layer="layout" svg:width="0.508cm" svg:height="1.016cm" svg:x="18.796cm" svg:y="6.748cm">
          <text:p/>
          <draw:enhanced-geometry svg:viewBox="0 0 21600 21600" draw:type="rectangle" draw:enhanced-path="M 0 0 L 21600 0 21600 21600 0 21600 0 0 Z N"/>
        </draw:custom-shape>
        <draw:g>
          <draw:line draw:style-name="gr62" draw:text-style-name="P9" draw:layer="layout" svg:x1="12.955cm" svg:y1="6.24cm" svg:x2="9.906cm" svg:y2="6.748cm">
            <text:p/>
          </draw:line>
          <draw:line draw:style-name="gr62" draw:text-style-name="P9" draw:layer="layout" svg:x1="12.955cm" svg:y1="6.24cm" svg:x2="6.859cm" svg:y2="6.748cm">
            <text:p/>
          </draw:line>
          <draw:line draw:style-name="gr62" draw:text-style-name="P9" draw:layer="layout" svg:x1="12.955cm" svg:y1="6.184cm" svg:x2="19.05cm" svg:y2="6.692cm">
            <text:p/>
          </draw:line>
          <draw:line draw:style-name="gr62" draw:text-style-name="P9" draw:layer="layout" svg:x1="12.954cm" svg:y1="6.24cm" svg:x2="16.002cm" svg:y2="6.692cm">
            <text:p/>
          </draw:line>
        </draw:g>
        <draw:custom-shape draw:style-name="gr63" draw:text-style-name="P33" draw:layer="layout" svg:width="0.508cm" svg:height="0.508cm" svg:x="12.7cm" svg:y="8.332cm">
          <text:p/>
          <draw:enhanced-geometry svg:viewBox="0 0 21600 21600" draw:type="rectangle" draw:enhanced-path="M 0 0 L 21600 0 21600 21600 0 21600 0 0 Z N"/>
        </draw:custom-shape>
        <draw:g>
          <draw:line draw:style-name="gr64" draw:text-style-name="P9" draw:layer="layout" svg:x1="12.954cm" svg:y1="8.276cm" svg:x2="9.905cm" svg:y2="7.768cm">
            <text:p/>
          </draw:line>
          <draw:line draw:style-name="gr64" draw:text-style-name="P9" draw:layer="layout" svg:x1="12.954cm" svg:y1="8.276cm" svg:x2="6.858cm" svg:y2="7.768cm">
            <text:p/>
          </draw:line>
          <draw:line draw:style-name="gr65" draw:text-style-name="P9" draw:layer="layout" svg:x1="12.954cm" svg:y1="8.332cm" svg:x2="19.049cm" svg:y2="7.824cm">
            <text:p/>
          </draw:line>
          <draw:line draw:style-name="gr64" draw:text-style-name="P9" draw:layer="layout" svg:x1="12.953cm" svg:y1="8.276cm" svg:x2="16.001cm" svg:y2="7.824cm">
            <text:p/>
          </draw:line>
        </draw:g>
        <draw:g>
          <draw:line draw:style-name="gr62" draw:text-style-name="P9" draw:layer="layout" svg:x1="12.954cm" svg:y1="8.892cm" svg:x2="9.905cm" svg:y2="9.4cm">
            <text:p/>
          </draw:line>
          <draw:line draw:style-name="gr62" draw:text-style-name="P9" draw:layer="layout" svg:x1="12.954cm" svg:y1="8.892cm" svg:x2="6.858cm" svg:y2="9.4cm">
            <text:p/>
          </draw:line>
          <draw:line draw:style-name="gr62" draw:text-style-name="P9" draw:layer="layout" svg:x1="12.954cm" svg:y1="8.836cm" svg:x2="19.049cm" svg:y2="9.344cm">
            <text:p/>
          </draw:line>
          <draw:line draw:style-name="gr62" draw:text-style-name="P9" draw:layer="layout" svg:x1="12.953cm" svg:y1="8.892cm" svg:x2="16.001cm" svg:y2="9.344cm">
            <text:p/>
          </draw:line>
        </draw:g>
        <draw:g>
          <draw:custom-shape draw:style-name="gr61" draw:text-style-name="P33" draw:layer="layout" svg:width="0.508cm" svg:height="1.016cm" svg:x="6.604cm" svg:y="9.344cm">
            <text:p/>
            <draw:enhanced-geometry svg:viewBox="0 0 21600 21600" draw:type="rectangle" draw:enhanced-path="M 0 0 L 21600 0 21600 21600 0 21600 0 0 Z N"/>
          </draw:custom-shape>
          <draw:custom-shape draw:style-name="gr61" draw:text-style-name="P33" draw:layer="layout" svg:width="0.508cm" svg:height="1.016cm" svg:x="9.652cm" svg:y="9.344cm">
            <text:p/>
            <draw:enhanced-geometry svg:viewBox="0 0 21600 21600" draw:type="rectangle" draw:enhanced-path="M 0 0 L 21600 0 21600 21600 0 21600 0 0 Z N"/>
          </draw:custom-shape>
          <draw:custom-shape draw:style-name="gr61" draw:text-style-name="P33" draw:layer="layout" svg:width="0.508cm" svg:height="1.016cm" svg:x="15.748cm" svg:y="9.344cm">
            <text:p/>
            <draw:enhanced-geometry svg:viewBox="0 0 21600 21600" draw:type="rectangle" draw:enhanced-path="M 0 0 L 21600 0 21600 21600 0 21600 0 0 Z N"/>
          </draw:custom-shape>
          <draw:custom-shape draw:style-name="gr61" draw:text-style-name="P33" draw:layer="layout" svg:width="0.508cm" svg:height="1.016cm" svg:x="18.796cm" svg:y="9.344cm">
            <text:p/>
            <draw:enhanced-geometry svg:viewBox="0 0 21600 21600" draw:type="rectangle" draw:enhanced-path="M 0 0 L 21600 0 21600 21600 0 21600 0 0 Z N"/>
          </draw:custom-shape>
        </draw:g>
        <draw:custom-shape draw:style-name="gr63" draw:text-style-name="P33" draw:layer="layout" svg:width="0.508cm" svg:height="0.508cm" svg:x="12.7cm" svg:y="10.868cm">
          <text:p/>
          <draw:enhanced-geometry svg:viewBox="0 0 21600 21600" draw:type="rectangle" draw:enhanced-path="M 0 0 L 21600 0 21600 21600 0 21600 0 0 Z N"/>
        </draw:custom-shape>
        <draw:g>
          <draw:line draw:style-name="gr64" draw:text-style-name="P9" draw:layer="layout" svg:x1="12.955cm" svg:y1="10.868cm" svg:x2="9.906cm" svg:y2="10.36cm">
            <text:p/>
          </draw:line>
          <draw:line draw:style-name="gr64" draw:text-style-name="P9" draw:layer="layout" svg:x1="12.955cm" svg:y1="10.868cm" svg:x2="6.859cm" svg:y2="10.36cm">
            <text:p/>
          </draw:line>
          <draw:line draw:style-name="gr65" draw:text-style-name="P9" draw:layer="layout" svg:x1="12.955cm" svg:y1="10.924cm" svg:x2="19.05cm" svg:y2="10.416cm">
            <text:p/>
          </draw:line>
          <draw:line draw:style-name="gr64" draw:text-style-name="P9" draw:layer="layout" svg:x1="12.954cm" svg:y1="10.868cm" svg:x2="16.002cm" svg:y2="10.416cm">
            <text:p/>
          </draw:line>
        </draw:g>
        <draw:g>
          <draw:line draw:style-name="gr62" draw:text-style-name="P9" draw:layer="layout" svg:x1="12.954cm" svg:y1="11.432cm" svg:x2="9.905cm" svg:y2="11.94cm">
            <text:p/>
          </draw:line>
          <draw:line draw:style-name="gr62" draw:text-style-name="P9" draw:layer="layout" svg:x1="12.954cm" svg:y1="11.432cm" svg:x2="6.858cm" svg:y2="11.94cm">
            <text:p/>
          </draw:line>
          <draw:line draw:style-name="gr62" draw:text-style-name="P9" draw:layer="layout" svg:x1="12.954cm" svg:y1="11.376cm" svg:x2="19.049cm" svg:y2="11.884cm">
            <text:p/>
          </draw:line>
          <draw:line draw:style-name="gr62" draw:text-style-name="P9" draw:layer="layout" svg:x1="12.953cm" svg:y1="11.432cm" svg:x2="16.001cm" svg:y2="11.884cm">
            <text:p/>
          </draw:line>
        </draw:g>
        <draw:custom-shape draw:style-name="gr63" draw:text-style-name="P33" draw:layer="layout" svg:width="0.508cm" svg:height="0.508cm" svg:x="12.7cm" svg:y="5.588cm">
          <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60" draw:text-style-name="P9" draw:layer="layout" svg:x1="12.954cm" svg:y1="5.334cm" svg:x2="12.954cm" svg:y2="12.446cm">
          <text:p/>
        </draw:line>
        <draw:frame draw:style-name="gr68" draw:text-style-name="P34" draw:layer="layout" svg:width="6.496cm" svg:height="7.775cm" svg:x="0.108cm" svg:y="5.643cm">
          <draw:text-box>
            <text:p text:style-name="P17"><text:span text:style-name="T21">*) read training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2"/></text:p>
            <text:p text:style-name="P17"><text:span text:style-name="T21">*) use cached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3"/></text:p>
            <text:p text:style-name="P17"><text:span text:style-name="T23"/></text:p>
            <text:p text:style-name="P17"><text:span text:style-name="T23"/></text:p>
          </draw:text-box>
        </draw:frame>
        <draw:line draw:style-name="gr69" draw:text-style-name="P9" draw:layer="layout" svg:x1="2.794cm" svg:y1="11.684cm" svg:x2="2.794cm" svg:y2="12.446cm">
          <text:p/>
        </draw:line>
        <draw:line draw:style-name="gr69" draw:text-style-name="P9" draw:layer="layout" svg:x1="2.794cm" svg:y1="8.582cm" svg:x2="2.794cm" svg:y2="9.344cm">
          <text:p/>
        </draw:line>
        <draw:frame draw:style-name="gr70" draw:text-style-name="P19" draw:layer="layout" svg:width="13.462cm" svg:height="1.673cm" svg:x="1.524cm" svg:y="2.341cm">
          <draw:text-box>
            <text:p>Example: Iterative ML (e.g., linear regression)</text:p>
          </draw:text-box>
        </draw:frame>
        <presentation:notes draw:style-name="dp4">
          <draw:page-thumbnail draw:name="Slide Image Placeholder 1" draw:style-name="gr3" draw:layer="layout" svg:width="15.239cm" svg:height="8.572cm" svg:x="1.905cm" svg:y="3.175cm" draw:page-number="1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7" draw:style-name="dp3" draw:master-page-name="Title_20_and_20_Content" presentation:presentation-page-layout-name="AL2T19">
        <office:forms form:automatic-focus="false" form:apply-design-mode="fals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70" draw:text-style-name="P19" draw:layer="layout" svg:width="13.462cm" svg:height="1.673cm" svg:x="1.524cm" svg:y="2.34cm">
          <draw:text-box>
            <text:p>Example: Iterative ML (e.g., linear regressio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line draw:style-name="gr60" draw:text-style-name="P9" draw:layer="layout" svg:x1="6.858cm" svg:y1="5.334cm" svg:x2="6.858cm" svg:y2="12.446cm">
          <text:p/>
        </draw:line>
        <draw:line draw:style-name="gr60" draw:text-style-name="P9" draw:layer="layout" svg:x1="9.906cm" svg:y1="5.334cm" svg:x2="9.906cm" svg:y2="12.446cm">
          <text:p/>
        </draw:line>
        <draw:line draw:style-name="gr60" draw:text-style-name="P9" draw:layer="layout" svg:x1="16.002cm" svg:y1="5.334cm" svg:x2="16.002cm" svg:y2="12.446cm">
          <text:p/>
        </draw:line>
        <draw:line draw:style-name="gr60" draw:text-style-name="P9" draw:layer="layout" svg:x1="19.05cm" svg:y1="5.334cm" svg:x2="19.05cm" svg:y2="12.446cm">
          <text:p/>
        </draw:line>
        <draw:custom-shape draw:style-name="gr61" draw:text-style-name="P33" draw:layer="layout" svg:width="0.508cm" svg:height="1.016cm" svg:x="6.604cm" svg:y="6.748cm">
          <text:p/>
          <draw:enhanced-geometry svg:viewBox="0 0 21600 21600" draw:type="rectangle" draw:enhanced-path="M 0 0 L 21600 0 21600 21600 0 21600 0 0 Z N"/>
        </draw:custom-shape>
        <draw:custom-shape draw:style-name="gr61" draw:text-style-name="P33" draw:layer="layout" svg:width="0.508cm" svg:height="1.016cm" svg:x="9.652cm" svg:y="6.748cm">
          <text:p/>
          <draw:enhanced-geometry svg:viewBox="0 0 21600 21600" draw:type="rectangle" draw:enhanced-path="M 0 0 L 21600 0 21600 21600 0 21600 0 0 Z N"/>
        </draw:custom-shape>
        <draw:custom-shape draw:style-name="gr61" draw:text-style-name="P33" draw:layer="layout" svg:width="0.508cm" svg:height="1.016cm" svg:x="15.748cm" svg:y="6.748cm">
          <text:p/>
          <draw:enhanced-geometry svg:viewBox="0 0 21600 21600" draw:type="rectangle" draw:enhanced-path="M 0 0 L 21600 0 21600 21600 0 21600 0 0 Z N"/>
        </draw:custom-shape>
        <draw:custom-shape draw:style-name="gr61" draw:text-style-name="P33" draw:layer="layout" svg:width="0.508cm" svg:height="1.016cm" svg:x="18.796cm" svg:y="6.748cm">
          <text:p/>
          <draw:enhanced-geometry svg:viewBox="0 0 21600 21600" draw:type="rectangle" draw:enhanced-path="M 0 0 L 21600 0 21600 21600 0 21600 0 0 Z N"/>
        </draw:custom-shape>
        <draw:g>
          <draw:line draw:style-name="gr62" draw:text-style-name="P9" draw:layer="layout" svg:x1="12.955cm" svg:y1="6.24cm" svg:x2="9.906cm" svg:y2="6.748cm">
            <text:p/>
          </draw:line>
          <draw:line draw:style-name="gr62" draw:text-style-name="P9" draw:layer="layout" svg:x1="12.955cm" svg:y1="6.24cm" svg:x2="6.859cm" svg:y2="6.748cm">
            <text:p/>
          </draw:line>
          <draw:line draw:style-name="gr62" draw:text-style-name="P9" draw:layer="layout" svg:x1="12.955cm" svg:y1="6.184cm" svg:x2="19.05cm" svg:y2="6.692cm">
            <text:p/>
          </draw:line>
          <draw:line draw:style-name="gr62" draw:text-style-name="P9" draw:layer="layout" svg:x1="12.954cm" svg:y1="6.24cm" svg:x2="16.002cm" svg:y2="6.692cm">
            <text:p/>
          </draw:line>
        </draw:g>
        <draw:custom-shape draw:style-name="gr63" draw:text-style-name="P33" draw:layer="layout" svg:width="0.508cm" svg:height="0.508cm" svg:x="12.7cm" svg:y="8.332cm">
          <text:p/>
          <draw:enhanced-geometry svg:viewBox="0 0 21600 21600" draw:type="rectangle" draw:enhanced-path="M 0 0 L 21600 0 21600 21600 0 21600 0 0 Z N"/>
        </draw:custom-shape>
        <draw:g>
          <draw:line draw:style-name="gr64" draw:text-style-name="P9" draw:layer="layout" svg:x1="12.954cm" svg:y1="8.276cm" svg:x2="9.905cm" svg:y2="7.768cm">
            <text:p/>
          </draw:line>
          <draw:line draw:style-name="gr64" draw:text-style-name="P9" draw:layer="layout" svg:x1="12.954cm" svg:y1="8.276cm" svg:x2="6.858cm" svg:y2="7.768cm">
            <text:p/>
          </draw:line>
          <draw:line draw:style-name="gr65" draw:text-style-name="P9" draw:layer="layout" svg:x1="12.954cm" svg:y1="8.332cm" svg:x2="19.049cm" svg:y2="7.824cm">
            <text:p/>
          </draw:line>
          <draw:line draw:style-name="gr64" draw:text-style-name="P9" draw:layer="layout" svg:x1="12.953cm" svg:y1="8.276cm" svg:x2="16.001cm" svg:y2="7.824cm">
            <text:p/>
          </draw:line>
        </draw:g>
        <draw:g>
          <draw:line draw:style-name="gr62" draw:text-style-name="P9" draw:layer="layout" svg:x1="12.954cm" svg:y1="8.892cm" svg:x2="9.905cm" svg:y2="9.4cm">
            <text:p/>
          </draw:line>
          <draw:line draw:style-name="gr62" draw:text-style-name="P9" draw:layer="layout" svg:x1="12.954cm" svg:y1="8.892cm" svg:x2="6.858cm" svg:y2="9.4cm">
            <text:p/>
          </draw:line>
          <draw:line draw:style-name="gr62" draw:text-style-name="P9" draw:layer="layout" svg:x1="12.954cm" svg:y1="8.836cm" svg:x2="19.049cm" svg:y2="9.344cm">
            <text:p/>
          </draw:line>
          <draw:line draw:style-name="gr62" draw:text-style-name="P9" draw:layer="layout" svg:x1="12.953cm" svg:y1="8.892cm" svg:x2="16.001cm" svg:y2="9.344cm">
            <text:p/>
          </draw:line>
        </draw:g>
        <draw:g>
          <draw:custom-shape draw:style-name="gr61" draw:text-style-name="P33" draw:layer="layout" svg:width="0.508cm" svg:height="1.016cm" svg:x="6.604cm" svg:y="9.344cm">
            <text:p/>
            <draw:enhanced-geometry svg:viewBox="0 0 21600 21600" draw:type="rectangle" draw:enhanced-path="M 0 0 L 21600 0 21600 21600 0 21600 0 0 Z N"/>
          </draw:custom-shape>
          <draw:custom-shape draw:style-name="gr61" draw:text-style-name="P33" draw:layer="layout" svg:width="0.508cm" svg:height="1.016cm" svg:x="9.652cm" svg:y="9.344cm">
            <text:p/>
            <draw:enhanced-geometry svg:viewBox="0 0 21600 21600" draw:type="rectangle" draw:enhanced-path="M 0 0 L 21600 0 21600 21600 0 21600 0 0 Z N"/>
          </draw:custom-shape>
          <draw:custom-shape draw:style-name="gr61" draw:text-style-name="P33" draw:layer="layout" svg:width="0.508cm" svg:height="1.016cm" svg:x="15.748cm" svg:y="9.344cm">
            <text:p/>
            <draw:enhanced-geometry svg:viewBox="0 0 21600 21600" draw:type="rectangle" draw:enhanced-path="M 0 0 L 21600 0 21600 21600 0 21600 0 0 Z N"/>
          </draw:custom-shape>
          <draw:custom-shape draw:style-name="gr61" draw:text-style-name="P33" draw:layer="layout" svg:width="0.508cm" svg:height="1.016cm" svg:x="18.796cm" svg:y="9.344cm">
            <text:p/>
            <draw:enhanced-geometry svg:viewBox="0 0 21600 21600" draw:type="rectangle" draw:enhanced-path="M 0 0 L 21600 0 21600 21600 0 21600 0 0 Z N"/>
          </draw:custom-shape>
        </draw:g>
        <draw:custom-shape draw:style-name="gr63" draw:text-style-name="P33" draw:layer="layout" svg:width="0.508cm" svg:height="0.508cm" svg:x="12.7cm" svg:y="10.868cm">
          <text:p/>
          <draw:enhanced-geometry svg:viewBox="0 0 21600 21600" draw:type="rectangle" draw:enhanced-path="M 0 0 L 21600 0 21600 21600 0 21600 0 0 Z N"/>
        </draw:custom-shape>
        <draw:g>
          <draw:line draw:style-name="gr64" draw:text-style-name="P9" draw:layer="layout" svg:x1="12.955cm" svg:y1="10.868cm" svg:x2="9.906cm" svg:y2="10.36cm">
            <text:p/>
          </draw:line>
          <draw:line draw:style-name="gr64" draw:text-style-name="P9" draw:layer="layout" svg:x1="12.955cm" svg:y1="10.868cm" svg:x2="6.859cm" svg:y2="10.36cm">
            <text:p/>
          </draw:line>
          <draw:line draw:style-name="gr65" draw:text-style-name="P9" draw:layer="layout" svg:x1="12.955cm" svg:y1="10.924cm" svg:x2="19.05cm" svg:y2="10.416cm">
            <text:p/>
          </draw:line>
          <draw:line draw:style-name="gr64" draw:text-style-name="P9" draw:layer="layout" svg:x1="12.954cm" svg:y1="10.868cm" svg:x2="16.002cm" svg:y2="10.416cm">
            <text:p/>
          </draw:line>
        </draw:g>
        <draw:g>
          <draw:line draw:style-name="gr62" draw:text-style-name="P9" draw:layer="layout" svg:x1="12.954cm" svg:y1="11.432cm" svg:x2="9.905cm" svg:y2="11.94cm">
            <text:p/>
          </draw:line>
          <draw:line draw:style-name="gr62" draw:text-style-name="P9" draw:layer="layout" svg:x1="12.954cm" svg:y1="11.432cm" svg:x2="6.858cm" svg:y2="11.94cm">
            <text:p/>
          </draw:line>
          <draw:line draw:style-name="gr62" draw:text-style-name="P9" draw:layer="layout" svg:x1="12.954cm" svg:y1="11.376cm" svg:x2="19.049cm" svg:y2="11.884cm">
            <text:p/>
          </draw:line>
          <draw:line draw:style-name="gr62" draw:text-style-name="P9" draw:layer="layout" svg:x1="12.953cm" svg:y1="11.432cm" svg:x2="16.001cm" svg:y2="11.884cm">
            <text:p/>
          </draw:line>
        </draw:g>
        <draw:custom-shape draw:style-name="gr63" draw:text-style-name="P33" draw:layer="layout" svg:width="0.508cm" svg:height="0.508cm" svg:x="12.7cm" svg:y="5.588cm">
          <text:p/>
          <draw:enhanced-geometry svg:viewBox="0 0 21600 21600" draw:type="rectangle" draw:enhanced-path="M 0 0 L 21600 0 21600 21600 0 21600 0 0 Z N"/>
        </draw:custom-shape>
        <draw:custom-shape draw:style-name="gr71" draw:text-style-name="P14" draw:layer="layout" svg:width="0.508cm" svg:height="0.508cm" svg:x="6.604cm" svg:y="6.24cm">
          <text:p/>
          <draw:enhanced-geometry svg:viewBox="0 0 21600 21600" draw:type="rectangle" draw:enhanced-path="M 0 0 L 21600 0 21600 21600 0 21600 0 0 Z N"/>
        </draw:custom-shape>
        <draw:custom-shape draw:style-name="gr71" draw:text-style-name="P14" draw:layer="layout" svg:width="0.508cm" svg:height="0.508cm" svg:x="9.652cm" svg:y="6.24cm">
          <text:p/>
          <draw:enhanced-geometry svg:viewBox="0 0 21600 21600" draw:type="rectangle" draw:enhanced-path="M 0 0 L 21600 0 21600 21600 0 21600 0 0 Z N"/>
        </draw:custom-shape>
        <draw:custom-shape draw:style-name="gr71" draw:text-style-name="P14" draw:layer="layout" svg:width="0.508cm" svg:height="0.508cm" svg:x="15.748cm" svg:y="6.24cm">
          <text:p/>
          <draw:enhanced-geometry svg:viewBox="0 0 21600 21600" draw:type="rectangle" draw:enhanced-path="M 0 0 L 21600 0 21600 21600 0 21600 0 0 Z N"/>
        </draw:custom-shape>
        <draw:custom-shape draw:style-name="gr71" draw:text-style-name="P14" draw:layer="layout" svg:width="0.508cm" svg:height="0.508cm" svg:x="18.796cm" svg:y="6.24cm">
          <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60" draw:text-style-name="P9" draw:layer="layout" svg:x1="12.954cm" svg:y1="5.334cm" svg:x2="12.954cm" svg:y2="12.446cm">
          <text:p/>
        </draw:line>
        <draw:frame draw:style-name="gr68" draw:text-style-name="P34" draw:layer="layout" svg:width="6.496cm" svg:height="7.775cm" svg:x="0.108cm" svg:y="5.644cm">
          <draw:text-box>
            <text:p text:style-name="P17"><text:span text:style-name="T23">*) read training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2"/></text:p>
            <text:p text:style-name="P17"><text:span text:style-name="T24">*) use cached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3"/></text:p>
            <text:p text:style-name="P17"><text:span text:style-name="T23"/></text:p>
            <text:p text:style-name="P17"><text:span text:style-name="T23"/></text:p>
          </draw:text-box>
        </draw:frame>
        <presentation:notes draw:style-name="dp4">
          <draw:page-thumbnail draw:name="Slide Image Placeholder 1" draw:style-name="gr3" draw:layer="layout" svg:width="15.239cm" svg:height="8.572cm" svg:x="1.905cm" svg:y="3.175cm" draw:page-number="1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70" draw:text-style-name="P19" draw:layer="layout" svg:width="13.462cm" svg:height="1.673cm" svg:x="1.524cm" svg:y="2.34cm">
          <draw:text-box>
            <text:p>Example: Iterative ML (e.g., linear regressio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72" draw:text-style-name="P9" draw:layer="layout" svg:x1="20.574cm" svg:y1="2.952cm" svg:x2="15.494cm" svg:y2="3.81cm">
          <text:p/>
        </draw:line>
        <draw:line draw:style-name="gr72" draw:text-style-name="P9" draw:layer="layout" svg:x1="20.574cm" svg:y1="3.81cm" svg:x2="15.494cm" svg:y2="3.144cm">
          <text:p/>
        </draw:line>
        <draw:frame draw:style-name="gr73" draw:text-style-name="P35" draw:layer="layout" svg:width="4.425cm" svg:height="1.673cm" svg:x="21.275cm" svg:y="2.272cm">
          <draw:text-box>
            <text:p><text:span text:style-name="T25">Needs to be </text:span></text:p>
            <text:p><text:span text:style-name="T25">remote</text:span></text:p>
          </draw:text-box>
        </draw:frame>
        <draw:custom-shape draw:style-name="gr58" draw:text-style-name="P13" draw:layer="layout" svg:width="1.524cm" svg:height="1.016cm" svg:x="22.606cm" svg:y="4.325cm">
          <text:p text:style-name="P13">W</text:p>
          <draw:enhanced-geometry svg:viewBox="0 0 21600 21600" draw:type="rectangle" draw:enhanced-path="M 0 0 L 21600 0 21600 21600 0 21600 0 0 Z N"/>
        </draw:custom-shape>
        <draw:custom-shape draw:style-name="gr74" draw:text-style-name="P13"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0" draw:text-style-name="P9" draw:layer="layout" svg:x1="6.859cm" svg:y1="5.328cm" svg:x2="6.859cm" svg:y2="12.44cm">
          <text:p/>
        </draw:line>
        <draw:line draw:style-name="gr60" draw:text-style-name="P9" draw:layer="layout" svg:x1="9.907cm" svg:y1="5.328cm" svg:x2="9.907cm" svg:y2="12.44cm">
          <text:p/>
        </draw:line>
        <draw:line draw:style-name="gr60" draw:text-style-name="P9" draw:layer="layout" svg:x1="16.003cm" svg:y1="5.328cm" svg:x2="16.003cm" svg:y2="12.44cm">
          <text:p/>
        </draw:line>
        <draw:line draw:style-name="gr60" draw:text-style-name="P9" draw:layer="layout" svg:x1="19.051cm" svg:y1="5.328cm" svg:x2="19.051cm" svg:y2="12.44cm">
          <text:p/>
        </draw:line>
        <draw:custom-shape draw:style-name="gr61" draw:text-style-name="P33" draw:layer="layout" svg:width="0.508cm" svg:height="1.016cm" svg:x="6.605cm" svg:y="6.742cm">
          <text:p/>
          <draw:enhanced-geometry svg:viewBox="0 0 21600 21600" draw:type="rectangle" draw:enhanced-path="M 0 0 L 21600 0 21600 21600 0 21600 0 0 Z N"/>
        </draw:custom-shape>
        <draw:custom-shape draw:style-name="gr61" draw:text-style-name="P33" draw:layer="layout" svg:width="0.508cm" svg:height="1.016cm" svg:x="9.653cm" svg:y="6.742cm">
          <text:p/>
          <draw:enhanced-geometry svg:viewBox="0 0 21600 21600" draw:type="rectangle" draw:enhanced-path="M 0 0 L 21600 0 21600 21600 0 21600 0 0 Z N"/>
        </draw:custom-shape>
        <draw:custom-shape draw:style-name="gr61" draw:text-style-name="P33" draw:layer="layout" svg:width="0.508cm" svg:height="1.016cm" svg:x="15.749cm" svg:y="6.742cm">
          <text:p/>
          <draw:enhanced-geometry svg:viewBox="0 0 21600 21600" draw:type="rectangle" draw:enhanced-path="M 0 0 L 21600 0 21600 21600 0 21600 0 0 Z N"/>
        </draw:custom-shape>
        <draw:g>
          <draw:line draw:style-name="gr62" draw:text-style-name="P9" draw:layer="layout" svg:x1="12.956cm" svg:y1="6.234cm" svg:x2="9.907cm" svg:y2="6.742cm">
            <text:p/>
          </draw:line>
          <draw:line draw:style-name="gr62" draw:text-style-name="P9" draw:layer="layout" svg:x1="12.956cm" svg:y1="6.234cm" svg:x2="6.86cm" svg:y2="6.742cm">
            <text:p/>
          </draw:line>
          <draw:line draw:style-name="gr62" draw:text-style-name="P9" draw:layer="layout" svg:x1="12.956cm" svg:y1="6.178cm" svg:x2="19.051cm" svg:y2="6.686cm">
            <text:p/>
          </draw:line>
          <draw:line draw:style-name="gr62" draw:text-style-name="P9" draw:layer="layout" svg:x1="12.955cm" svg:y1="6.234cm" svg:x2="16.003cm" svg:y2="6.686cm">
            <text:p/>
          </draw:line>
        </draw:g>
        <draw:custom-shape draw:style-name="gr63" draw:text-style-name="P33" draw:layer="layout" svg:width="0.508cm" svg:height="0.508cm" svg:x="12.701cm" svg:y="8.326cm">
          <text:p/>
          <draw:enhanced-geometry svg:viewBox="0 0 21600 21600" draw:type="rectangle" draw:enhanced-path="M 0 0 L 21600 0 21600 21600 0 21600 0 0 Z N"/>
        </draw:custom-shape>
        <draw:g>
          <draw:line draw:style-name="gr64" draw:text-style-name="P9" draw:layer="layout" svg:x1="12.955cm" svg:y1="8.27cm" svg:x2="9.906cm" svg:y2="7.762cm">
            <text:p/>
          </draw:line>
          <draw:line draw:style-name="gr64" draw:text-style-name="P9" draw:layer="layout" svg:x1="12.955cm" svg:y1="8.27cm" svg:x2="6.859cm" svg:y2="7.762cm">
            <text:p/>
          </draw:line>
          <draw:line draw:style-name="gr65" draw:text-style-name="P9" draw:layer="layout" svg:x1="12.955cm" svg:y1="8.326cm" svg:x2="19.05cm" svg:y2="7.818cm">
            <text:p/>
          </draw:line>
          <draw:line draw:style-name="gr64" draw:text-style-name="P9" draw:layer="layout" svg:x1="12.954cm" svg:y1="8.27cm" svg:x2="16.002cm" svg:y2="7.818cm">
            <text:p/>
          </draw:line>
        </draw:g>
        <draw:line draw:style-name="gr62" draw:text-style-name="P9" draw:layer="layout" svg:x1="12.955cm" svg:y1="8.886cm" svg:x2="9.906cm" svg:y2="9.394cm">
          <text:p/>
        </draw:line>
        <draw:line draw:style-name="gr62" draw:text-style-name="P9" draw:layer="layout" svg:x1="12.955cm" svg:y1="8.886cm" svg:x2="6.859cm" svg:y2="9.394cm">
          <text:p/>
        </draw:line>
        <draw:line draw:style-name="gr62" draw:text-style-name="P9" draw:layer="layout" svg:x1="12.955cm" svg:y1="8.83cm" svg:x2="19.05cm" svg:y2="9.338cm">
          <text:p/>
        </draw:line>
        <draw:line draw:style-name="gr62" draw:text-style-name="P9" draw:layer="layout" svg:x1="12.954cm" svg:y1="8.886cm" svg:x2="16.002cm" svg:y2="9.338cm">
          <text:p/>
        </draw:line>
        <draw:g>
          <draw:custom-shape draw:style-name="gr61" draw:text-style-name="P33" draw:layer="layout" svg:width="0.508cm" svg:height="1.016cm" svg:x="6.605cm" svg:y="9.338cm">
            <text:p/>
            <draw:enhanced-geometry svg:viewBox="0 0 21600 21600" draw:type="rectangle" draw:enhanced-path="M 0 0 L 21600 0 21600 21600 0 21600 0 0 Z N"/>
          </draw:custom-shape>
          <draw:custom-shape draw:style-name="gr61" draw:text-style-name="P33" draw:layer="layout" svg:width="0.508cm" svg:height="1.016cm" svg:x="9.653cm" svg:y="9.338cm">
            <text:p/>
            <draw:enhanced-geometry svg:viewBox="0 0 21600 21600" draw:type="rectangle" draw:enhanced-path="M 0 0 L 21600 0 21600 21600 0 21600 0 0 Z N"/>
          </draw:custom-shape>
          <draw:custom-shape draw:style-name="gr61" draw:text-style-name="P33" draw:layer="layout" svg:width="0.508cm" svg:height="1.016cm" svg:x="15.749cm" svg:y="9.338cm">
            <text:p/>
            <draw:enhanced-geometry svg:viewBox="0 0 21600 21600" draw:type="rectangle" draw:enhanced-path="M 0 0 L 21600 0 21600 21600 0 21600 0 0 Z N"/>
          </draw:custom-shape>
          <draw:custom-shape draw:style-name="gr61" draw:text-style-name="P33" draw:layer="layout" svg:width="0.508cm" svg:height="1.016cm" svg:x="18.797cm" svg:y="9.338cm">
            <text:p/>
            <draw:enhanced-geometry svg:viewBox="0 0 21600 21600" draw:type="rectangle" draw:enhanced-path="M 0 0 L 21600 0 21600 21600 0 21600 0 0 Z N"/>
          </draw:custom-shape>
        </draw:g>
        <draw:custom-shape draw:style-name="gr63" draw:text-style-name="P33" draw:layer="layout" svg:width="0.508cm" svg:height="0.508cm" svg:x="12.701cm" svg:y="11.262cm">
          <text:p/>
          <draw:enhanced-geometry svg:viewBox="0 0 21600 21600" draw:type="rectangle" draw:enhanced-path="M 0 0 L 21600 0 21600 21600 0 21600 0 0 Z N"/>
        </draw:custom-shape>
        <draw:line draw:style-name="gr64" draw:text-style-name="P9" draw:layer="layout" svg:x1="12.956cm" svg:y1="10.862cm" svg:x2="9.907cm" svg:y2="10.354cm">
          <text:p/>
        </draw:line>
        <draw:line draw:style-name="gr64" draw:text-style-name="P9" draw:layer="layout" svg:x1="12.956cm" svg:y1="10.862cm" svg:x2="6.86cm" svg:y2="10.354cm">
          <text:p/>
        </draw:line>
        <draw:line draw:style-name="gr65" draw:text-style-name="P9" draw:layer="layout" svg:x1="13.209cm" svg:y1="11.351cm" svg:x2="23.368cm" svg:y2="10.854cm">
          <text:p/>
        </draw:line>
        <draw:line draw:style-name="gr64" draw:text-style-name="P9" draw:layer="layout" svg:x1="12.955cm" svg:y1="10.862cm" svg:x2="16.003cm" svg:y2="10.41cm">
          <text:p/>
        </draw:line>
        <draw:g>
          <draw:line draw:style-name="gr62" draw:text-style-name="P9" draw:layer="layout" svg:x1="12.955cm" svg:y1="11.826cm" svg:x2="9.906cm" svg:y2="12.334cm">
            <text:p/>
          </draw:line>
          <draw:line draw:style-name="gr62" draw:text-style-name="P9" draw:layer="layout" svg:x1="12.955cm" svg:y1="11.826cm" svg:x2="6.859cm" svg:y2="12.334cm">
            <text:p/>
          </draw:line>
          <draw:line draw:style-name="gr62" draw:text-style-name="P9" draw:layer="layout" svg:x1="12.955cm" svg:y1="11.77cm" svg:x2="19.05cm" svg:y2="12.278cm">
            <text:p/>
          </draw:line>
          <draw:line draw:style-name="gr62" draw:text-style-name="P9" draw:layer="layout" svg:x1="12.954cm" svg:y1="11.826cm" svg:x2="16.002cm" svg:y2="12.278cm">
            <text:p/>
          </draw:line>
        </draw:g>
        <draw:custom-shape draw:style-name="gr63" draw:text-style-name="P33" draw:layer="layout" svg:width="0.508cm" svg:height="0.508cm" svg:x="12.701cm" svg:y="5.582cm">
          <text:p/>
          <draw:enhanced-geometry svg:viewBox="0 0 21600 21600" draw:type="rectangle" draw:enhanced-path="M 0 0 L 21600 0 21600 21600 0 21600 0 0 Z N"/>
        </draw:custom-shape>
        <draw:custom-shape draw:style-name="gr71" draw:text-style-name="P14" draw:layer="layout" svg:width="0.508cm" svg:height="0.508cm" svg:x="6.605cm" svg:y="6.234cm">
          <text:p/>
          <draw:enhanced-geometry svg:viewBox="0 0 21600 21600" draw:type="rectangle" draw:enhanced-path="M 0 0 L 21600 0 21600 21600 0 21600 0 0 Z N"/>
        </draw:custom-shape>
        <draw:custom-shape draw:style-name="gr71" draw:text-style-name="P14" draw:layer="layout" svg:width="0.508cm" svg:height="0.508cm" svg:x="9.653cm" svg:y="6.234cm">
          <text:p/>
          <draw:enhanced-geometry svg:viewBox="0 0 21600 21600" draw:type="rectangle" draw:enhanced-path="M 0 0 L 21600 0 21600 21600 0 21600 0 0 Z N"/>
        </draw:custom-shape>
        <draw:custom-shape draw:style-name="gr71" draw:text-style-name="P14" draw:layer="layout" svg:width="0.508cm" svg:height="0.508cm" svg:x="15.749cm" svg:y="6.234cm">
          <text:p/>
          <draw:enhanced-geometry svg:viewBox="0 0 21600 21600" draw:type="rectangle" draw:enhanced-path="M 0 0 L 21600 0 21600 21600 0 21600 0 0 Z N"/>
        </draw:custom-shape>
        <draw:g>
          <draw:custom-shape draw:style-name="gr61" draw:text-style-name="P33" draw:layer="layout" svg:width="0.508cm" svg:height="1.016cm" svg:x="18.797cm" svg:y="6.742cm">
            <text:p/>
            <draw:enhanced-geometry svg:viewBox="0 0 21600 21600" draw:type="rectangle" draw:enhanced-path="M 0 0 L 21600 0 21600 21600 0 21600 0 0 Z N"/>
          </draw:custom-shape>
          <draw:custom-shape draw:style-name="gr71" draw:text-style-name="P14" draw:layer="layout" svg:width="0.508cm" svg:height="0.508cm" svg:x="18.797cm" svg:y="6.234cm">
            <text:p/>
            <draw:enhanced-geometry svg:viewBox="0 0 21600 21600" draw:type="rectangle" draw:enhanced-path="M 0 0 L 21600 0 21600 21600 0 21600 0 0 Z N"/>
          </draw:custom-shape>
        </draw:g>
        <draw:line draw:style-name="gr60" draw:text-style-name="P9" draw:layer="layout" svg:x1="12.955cm" svg:y1="5.328cm" svg:x2="12.955cm" svg:y2="12.44cm">
          <text:p/>
        </draw:line>
        <draw:frame draw:style-name="gr68" draw:text-style-name="P34" draw:layer="layout" svg:width="6.496cm" svg:height="7.775cm" svg:x="0.109cm" svg:y="5.638cm">
          <draw:text-box>
            <text:p text:style-name="P17"><text:span text:style-name="T23">*) read training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2"/></text:p>
            <text:p text:style-name="P17"><text:span text:style-name="T24">*) use cached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3"/></text:p>
            <text:p text:style-name="P17"><text:span text:style-name="T23"/></text:p>
            <text:p text:style-name="P17"><text:span text:style-name="T23"/></text:p>
          </draw:text-box>
        </draw:frame>
        <draw:line draw:style-name="gr60" draw:text-style-name="P9" draw:layer="layout" svg:x1="23.368cm" svg:y1="5.328cm" svg:x2="23.368cm" svg:y2="12.44cm">
          <text:p/>
        </draw:line>
        <draw:g>
          <draw:custom-shape draw:style-name="gr61" draw:text-style-name="P33" draw:layer="layout" svg:width="0.508cm" svg:height="1.016cm" svg:x="23.114cm" svg:y="9.838cm">
            <text:p/>
            <draw:enhanced-geometry svg:viewBox="0 0 21600 21600" draw:type="rectangle" draw:enhanced-path="M 0 0 L 21600 0 21600 21600 0 21600 0 0 Z N"/>
          </draw:custom-shape>
          <draw:custom-shape draw:style-name="gr71" draw:text-style-name="P14" draw:layer="layout" svg:width="0.508cm" svg:height="0.508cm" svg:x="23.114cm" svg:y="9.33cm">
            <text:p/>
            <draw:enhanced-geometry svg:viewBox="0 0 21600 21600" draw:type="rectangle" draw:enhanced-path="M 0 0 L 21600 0 21600 21600 0 21600 0 0 Z N"/>
          </draw:custom-shape>
        </draw:g>
        <draw:line draw:style-name="gr62" draw:text-style-name="P9" draw:layer="layout" svg:x1="12.951cm" svg:y1="8.887cm" svg:x2="23.368cm" svg:y2="9.33cm">
          <text:p/>
        </draw:line>
        <draw:frame draw:style-name="gr75" draw:text-style-name="P35" draw:layer="layout" svg:width="5.328cm" svg:height="1.673cm" svg:x="20.02cm" svg:y="7.725cm">
          <draw:text-box>
            <text:p><text:span text:style-name="T25">read remote data</text:span></text:p>
          </draw:text-box>
        </draw:frame>
        <draw:frame draw:style-name="gr76" draw:text-style-name="P28" draw:layer="layout" svg:width="2.157cm" svg:height="1.673cm" svg:x="20.066cm" svg:y="5.234cm">
          <draw:text-box>
            <text:p text:style-name="P13">scale </text:p>
            <text:p text:style-name="P13">out</text:p>
          </draw:text-box>
        </draw:frame>
        <draw:line draw:style-name="gr65" draw:text-style-name="P9" draw:layer="layout" svg:x1="12.961cm" svg:y1="10.929cm" svg:x2="19.056cm" svg:y2="10.421cm">
          <text:p/>
        </draw:line>
        <presentation:notes draw:style-name="dp4">
          <draw:page-thumbnail draw:name="Slide Image Placeholder 1" draw:style-name="gr3" draw:layer="layout" svg:width="15.239cm" svg:height="8.572cm" svg:x="1.905cm" svg:y="3.175cm" draw:page-number="1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70" draw:text-style-name="P19" draw:layer="layout" svg:width="13.462cm" svg:height="1.673cm" svg:x="1.524cm" svg:y="2.34cm">
          <draw:text-box>
            <text:p>Example: Iterative ML (e.g., linear regressio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72" draw:text-style-name="P9" draw:layer="layout" svg:x1="20.574cm" svg:y1="2.952cm" svg:x2="15.494cm" svg:y2="3.81cm">
          <text:p/>
        </draw:line>
        <draw:line draw:style-name="gr72" draw:text-style-name="P9" draw:layer="layout" svg:x1="20.574cm" svg:y1="3.81cm" svg:x2="15.494cm" svg:y2="3.144cm">
          <text:p/>
        </draw:line>
        <draw:frame draw:style-name="gr73" draw:text-style-name="P35" draw:layer="layout" svg:width="4.425cm" svg:height="1.673cm" svg:x="21.275cm" svg:y="2.272cm">
          <draw:text-box>
            <text:p><text:span text:style-name="T25">Needs to be </text:span></text:p>
            <text:p><text:span text:style-name="T25">remote</text:span></text:p>
          </draw:text-box>
        </draw:frame>
        <draw:custom-shape draw:style-name="gr58" draw:text-style-name="P13" draw:layer="layout" svg:width="1.524cm" svg:height="1.016cm" svg:x="22.606cm" svg:y="4.325cm">
          <text:p text:style-name="P13">W</text:p>
          <draw:enhanced-geometry svg:viewBox="0 0 21600 21600" draw:type="rectangle" draw:enhanced-path="M 0 0 L 21600 0 21600 21600 0 21600 0 0 Z N"/>
        </draw:custom-shape>
        <draw:custom-shape draw:style-name="gr74" draw:text-style-name="P13"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0" draw:text-style-name="P9" draw:layer="layout" svg:x1="6.859cm" svg:y1="5.328cm" svg:x2="6.859cm" svg:y2="12.44cm">
          <text:p/>
        </draw:line>
        <draw:line draw:style-name="gr60" draw:text-style-name="P9" draw:layer="layout" svg:x1="9.907cm" svg:y1="5.328cm" svg:x2="9.907cm" svg:y2="12.44cm">
          <text:p/>
        </draw:line>
        <draw:line draw:style-name="gr60" draw:text-style-name="P9" draw:layer="layout" svg:x1="16.003cm" svg:y1="5.328cm" svg:x2="16.003cm" svg:y2="12.44cm">
          <text:p/>
        </draw:line>
        <draw:line draw:style-name="gr60" draw:text-style-name="P9" draw:layer="layout" svg:x1="19.051cm" svg:y1="5.328cm" svg:x2="19.051cm" svg:y2="12.44cm">
          <text:p/>
        </draw:line>
        <draw:custom-shape draw:style-name="gr61" draw:text-style-name="P33" draw:layer="layout" svg:width="0.508cm" svg:height="1.016cm" svg:x="6.605cm" svg:y="6.742cm">
          <text:p/>
          <draw:enhanced-geometry svg:viewBox="0 0 21600 21600" draw:type="rectangle" draw:enhanced-path="M 0 0 L 21600 0 21600 21600 0 21600 0 0 Z N"/>
        </draw:custom-shape>
        <draw:custom-shape draw:style-name="gr61" draw:text-style-name="P33" draw:layer="layout" svg:width="0.508cm" svg:height="1.016cm" svg:x="9.653cm" svg:y="6.742cm">
          <text:p/>
          <draw:enhanced-geometry svg:viewBox="0 0 21600 21600" draw:type="rectangle" draw:enhanced-path="M 0 0 L 21600 0 21600 21600 0 21600 0 0 Z N"/>
        </draw:custom-shape>
        <draw:custom-shape draw:style-name="gr61" draw:text-style-name="P33" draw:layer="layout" svg:width="0.508cm" svg:height="1.016cm" svg:x="15.749cm" svg:y="6.742cm">
          <text:p/>
          <draw:enhanced-geometry svg:viewBox="0 0 21600 21600" draw:type="rectangle" draw:enhanced-path="M 0 0 L 21600 0 21600 21600 0 21600 0 0 Z N"/>
        </draw:custom-shape>
        <draw:g>
          <draw:line draw:style-name="gr62" draw:text-style-name="P9" draw:layer="layout" svg:x1="12.956cm" svg:y1="6.234cm" svg:x2="9.907cm" svg:y2="6.742cm">
            <text:p/>
          </draw:line>
          <draw:line draw:style-name="gr62" draw:text-style-name="P9" draw:layer="layout" svg:x1="12.956cm" svg:y1="6.234cm" svg:x2="6.86cm" svg:y2="6.742cm">
            <text:p/>
          </draw:line>
          <draw:line draw:style-name="gr62" draw:text-style-name="P9" draw:layer="layout" svg:x1="12.956cm" svg:y1="6.178cm" svg:x2="19.051cm" svg:y2="6.686cm">
            <text:p/>
          </draw:line>
          <draw:line draw:style-name="gr62" draw:text-style-name="P9" draw:layer="layout" svg:x1="12.955cm" svg:y1="6.234cm" svg:x2="16.003cm" svg:y2="6.686cm">
            <text:p/>
          </draw:line>
        </draw:g>
        <draw:custom-shape draw:style-name="gr63" draw:text-style-name="P33" draw:layer="layout" svg:width="0.508cm" svg:height="0.508cm" svg:x="12.701cm" svg:y="8.326cm">
          <text:p/>
          <draw:enhanced-geometry svg:viewBox="0 0 21600 21600" draw:type="rectangle" draw:enhanced-path="M 0 0 L 21600 0 21600 21600 0 21600 0 0 Z N"/>
        </draw:custom-shape>
        <draw:g>
          <draw:line draw:style-name="gr64" draw:text-style-name="P9" draw:layer="layout" svg:x1="12.955cm" svg:y1="8.27cm" svg:x2="9.906cm" svg:y2="7.762cm">
            <text:p/>
          </draw:line>
          <draw:line draw:style-name="gr64" draw:text-style-name="P9" draw:layer="layout" svg:x1="12.955cm" svg:y1="8.27cm" svg:x2="6.859cm" svg:y2="7.762cm">
            <text:p/>
          </draw:line>
          <draw:line draw:style-name="gr65" draw:text-style-name="P9" draw:layer="layout" svg:x1="12.955cm" svg:y1="8.326cm" svg:x2="19.05cm" svg:y2="7.818cm">
            <text:p/>
          </draw:line>
          <draw:line draw:style-name="gr64" draw:text-style-name="P9" draw:layer="layout" svg:x1="12.954cm" svg:y1="8.27cm" svg:x2="16.002cm" svg:y2="7.818cm">
            <text:p/>
          </draw:line>
        </draw:g>
        <draw:line draw:style-name="gr62" draw:text-style-name="P9" draw:layer="layout" svg:x1="12.955cm" svg:y1="8.886cm" svg:x2="9.906cm" svg:y2="9.394cm">
          <text:p/>
        </draw:line>
        <draw:line draw:style-name="gr62" draw:text-style-name="P9" draw:layer="layout" svg:x1="12.955cm" svg:y1="8.886cm" svg:x2="6.859cm" svg:y2="9.394cm">
          <text:p/>
        </draw:line>
        <draw:line draw:style-name="gr62" draw:text-style-name="P9" draw:layer="layout" svg:x1="12.955cm" svg:y1="8.83cm" svg:x2="19.05cm" svg:y2="9.338cm">
          <text:p/>
        </draw:line>
        <draw:line draw:style-name="gr62" draw:text-style-name="P9" draw:layer="layout" svg:x1="12.954cm" svg:y1="8.886cm" svg:x2="16.002cm" svg:y2="9.338cm">
          <text:p/>
        </draw:line>
        <draw:g>
          <draw:custom-shape draw:style-name="gr61" draw:text-style-name="P33" draw:layer="layout" svg:width="0.508cm" svg:height="1.016cm" svg:x="6.605cm" svg:y="9.338cm">
            <text:p/>
            <draw:enhanced-geometry svg:viewBox="0 0 21600 21600" draw:type="rectangle" draw:enhanced-path="M 0 0 L 21600 0 21600 21600 0 21600 0 0 Z N"/>
          </draw:custom-shape>
          <draw:custom-shape draw:style-name="gr61" draw:text-style-name="P33" draw:layer="layout" svg:width="0.508cm" svg:height="1.016cm" svg:x="9.653cm" svg:y="9.338cm">
            <text:p/>
            <draw:enhanced-geometry svg:viewBox="0 0 21600 21600" draw:type="rectangle" draw:enhanced-path="M 0 0 L 21600 0 21600 21600 0 21600 0 0 Z N"/>
          </draw:custom-shape>
          <draw:custom-shape draw:style-name="gr61" draw:text-style-name="P33" draw:layer="layout" svg:width="0.508cm" svg:height="1.016cm" svg:x="15.749cm" svg:y="9.338cm">
            <text:p/>
            <draw:enhanced-geometry svg:viewBox="0 0 21600 21600" draw:type="rectangle" draw:enhanced-path="M 0 0 L 21600 0 21600 21600 0 21600 0 0 Z N"/>
          </draw:custom-shape>
          <draw:custom-shape draw:style-name="gr61" draw:text-style-name="P33" draw:layer="layout" svg:width="0.508cm" svg:height="1.016cm" svg:x="18.797cm" svg:y="9.338cm">
            <text:p/>
            <draw:enhanced-geometry svg:viewBox="0 0 21600 21600" draw:type="rectangle" draw:enhanced-path="M 0 0 L 21600 0 21600 21600 0 21600 0 0 Z N"/>
          </draw:custom-shape>
        </draw:g>
        <draw:custom-shape draw:style-name="gr63" draw:text-style-name="P33" draw:layer="layout" svg:width="0.508cm" svg:height="0.508cm" svg:x="12.701cm" svg:y="11.262cm">
          <text:p/>
          <draw:enhanced-geometry svg:viewBox="0 0 21600 21600" draw:type="rectangle" draw:enhanced-path="M 0 0 L 21600 0 21600 21600 0 21600 0 0 Z N"/>
        </draw:custom-shape>
        <draw:line draw:style-name="gr64" draw:text-style-name="P9" draw:layer="layout" svg:x1="12.956cm" svg:y1="10.862cm" svg:x2="9.907cm" svg:y2="10.354cm">
          <text:p/>
        </draw:line>
        <draw:line draw:style-name="gr64" draw:text-style-name="P9" draw:layer="layout" svg:x1="12.956cm" svg:y1="10.862cm" svg:x2="6.86cm" svg:y2="10.354cm">
          <text:p/>
        </draw:line>
        <draw:line draw:style-name="gr65" draw:text-style-name="P9" draw:layer="layout" svg:x1="13.209cm" svg:y1="11.351cm" svg:x2="23.368cm" svg:y2="10.854cm">
          <text:p/>
        </draw:line>
        <draw:line draw:style-name="gr64" draw:text-style-name="P9" draw:layer="layout" svg:x1="12.955cm" svg:y1="10.862cm" svg:x2="16.003cm" svg:y2="10.41cm">
          <text:p/>
        </draw:line>
        <draw:g>
          <draw:line draw:style-name="gr62" draw:text-style-name="P9" draw:layer="layout" svg:x1="12.955cm" svg:y1="11.826cm" svg:x2="9.906cm" svg:y2="12.334cm">
            <text:p/>
          </draw:line>
          <draw:line draw:style-name="gr62" draw:text-style-name="P9" draw:layer="layout" svg:x1="12.955cm" svg:y1="11.826cm" svg:x2="6.859cm" svg:y2="12.334cm">
            <text:p/>
          </draw:line>
          <draw:line draw:style-name="gr62" draw:text-style-name="P9" draw:layer="layout" svg:x1="12.955cm" svg:y1="11.77cm" svg:x2="19.05cm" svg:y2="12.278cm">
            <text:p/>
          </draw:line>
          <draw:line draw:style-name="gr62" draw:text-style-name="P9" draw:layer="layout" svg:x1="12.954cm" svg:y1="11.826cm" svg:x2="16.002cm" svg:y2="12.278cm">
            <text:p/>
          </draw:line>
        </draw:g>
        <draw:custom-shape draw:style-name="gr63" draw:text-style-name="P33" draw:layer="layout" svg:width="0.508cm" svg:height="0.508cm" svg:x="12.701cm" svg:y="5.582cm">
          <text:p/>
          <draw:enhanced-geometry svg:viewBox="0 0 21600 21600" draw:type="rectangle" draw:enhanced-path="M 0 0 L 21600 0 21600 21600 0 21600 0 0 Z N"/>
        </draw:custom-shape>
        <draw:custom-shape draw:style-name="gr71" draw:text-style-name="P14" draw:layer="layout" svg:width="0.508cm" svg:height="0.508cm" svg:x="6.605cm" svg:y="6.234cm">
          <text:p/>
          <draw:enhanced-geometry svg:viewBox="0 0 21600 21600" draw:type="rectangle" draw:enhanced-path="M 0 0 L 21600 0 21600 21600 0 21600 0 0 Z N"/>
        </draw:custom-shape>
        <draw:custom-shape draw:style-name="gr71" draw:text-style-name="P14" draw:layer="layout" svg:width="0.508cm" svg:height="0.508cm" svg:x="9.653cm" svg:y="6.234cm">
          <text:p/>
          <draw:enhanced-geometry svg:viewBox="0 0 21600 21600" draw:type="rectangle" draw:enhanced-path="M 0 0 L 21600 0 21600 21600 0 21600 0 0 Z N"/>
        </draw:custom-shape>
        <draw:custom-shape draw:style-name="gr71" draw:text-style-name="P14" draw:layer="layout" svg:width="0.508cm" svg:height="0.508cm" svg:x="15.749cm" svg:y="6.234cm">
          <text:p/>
          <draw:enhanced-geometry svg:viewBox="0 0 21600 21600" draw:type="rectangle" draw:enhanced-path="M 0 0 L 21600 0 21600 21600 0 21600 0 0 Z N"/>
        </draw:custom-shape>
        <draw:g>
          <draw:custom-shape draw:style-name="gr61" draw:text-style-name="P33" draw:layer="layout" svg:width="0.508cm" svg:height="1.016cm" svg:x="18.797cm" svg:y="6.742cm">
            <text:p/>
            <draw:enhanced-geometry svg:viewBox="0 0 21600 21600" draw:type="rectangle" draw:enhanced-path="M 0 0 L 21600 0 21600 21600 0 21600 0 0 Z N"/>
          </draw:custom-shape>
          <draw:custom-shape draw:style-name="gr71" draw:text-style-name="P14" draw:layer="layout" svg:width="0.508cm" svg:height="0.508cm" svg:x="18.797cm" svg:y="6.234cm">
            <text:p/>
            <draw:enhanced-geometry svg:viewBox="0 0 21600 21600" draw:type="rectangle" draw:enhanced-path="M 0 0 L 21600 0 21600 21600 0 21600 0 0 Z N"/>
          </draw:custom-shape>
        </draw:g>
        <draw:line draw:style-name="gr60" draw:text-style-name="P9" draw:layer="layout" svg:x1="12.955cm" svg:y1="5.328cm" svg:x2="12.955cm" svg:y2="12.44cm">
          <text:p/>
        </draw:line>
        <draw:frame draw:style-name="gr68" draw:text-style-name="P34" draw:layer="layout" svg:width="6.496cm" svg:height="7.775cm" svg:x="0.109cm" svg:y="5.638cm">
          <draw:text-box>
            <text:p text:style-name="P17"><text:span text:style-name="T23">*) read training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2"/></text:p>
            <text:p text:style-name="P17"><text:span text:style-name="T24">*) use cached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3"/></text:p>
            <text:p text:style-name="P17"><text:span text:style-name="T23"/></text:p>
            <text:p text:style-name="P17"><text:span text:style-name="T23"/></text:p>
          </draw:text-box>
        </draw:frame>
        <draw:line draw:style-name="gr60" draw:text-style-name="P9" draw:layer="layout" svg:x1="23.368cm" svg:y1="5.328cm" svg:x2="23.368cm" svg:y2="12.44cm">
          <text:p/>
        </draw:line>
        <draw:g>
          <draw:custom-shape draw:style-name="gr61" draw:text-style-name="P33" draw:layer="layout" svg:width="0.508cm" svg:height="1.016cm" svg:x="23.114cm" svg:y="9.838cm">
            <text:p/>
            <draw:enhanced-geometry svg:viewBox="0 0 21600 21600" draw:type="rectangle" draw:enhanced-path="M 0 0 L 21600 0 21600 21600 0 21600 0 0 Z N"/>
          </draw:custom-shape>
          <draw:custom-shape draw:style-name="gr71" draw:text-style-name="P14" draw:layer="layout" svg:width="0.508cm" svg:height="0.508cm" svg:x="23.114cm" svg:y="9.33cm">
            <text:p/>
            <draw:enhanced-geometry svg:viewBox="0 0 21600 21600" draw:type="rectangle" draw:enhanced-path="M 0 0 L 21600 0 21600 21600 0 21600 0 0 Z N"/>
          </draw:custom-shape>
        </draw:g>
        <draw:line draw:style-name="gr62" draw:text-style-name="P9" draw:layer="layout" svg:x1="12.951cm" svg:y1="8.887cm" svg:x2="23.368cm" svg:y2="9.33cm">
          <text:p/>
        </draw:line>
        <draw:frame draw:style-name="gr75" draw:text-style-name="P35" draw:layer="layout" svg:width="5.328cm" svg:height="1.673cm" svg:x="20.02cm" svg:y="7.725cm">
          <draw:text-box>
            <text:p><text:span text:style-name="T25">read remote data</text:span></text:p>
          </draw:text-box>
        </draw:frame>
        <draw:frame draw:style-name="gr76" draw:text-style-name="P28" draw:layer="layout" svg:width="2.157cm" svg:height="1.673cm" svg:x="20.066cm" svg:y="5.234cm">
          <draw:text-box>
            <text:p text:style-name="P13">scale </text:p>
            <text:p text:style-name="P13">out</text:p>
          </draw:text-box>
        </draw:frame>
        <draw:line draw:style-name="gr65" draw:text-style-name="P9" draw:layer="layout" svg:x1="12.961cm" svg:y1="10.929cm" svg:x2="19.056cm" svg:y2="10.421cm">
          <text:p/>
        </draw:line>
        <draw:line draw:style-name="gr77" draw:text-style-name="P9" draw:layer="layout" svg:x1="6.096cm" svg:y1="11.532cm" svg:x2="23.876cm" svg:y2="11.532cm">
          <text:p/>
        </draw:line>
        <draw:frame draw:style-name="gr78" draw:text-style-name="P35" draw:layer="layout" svg:width="6.065cm" svg:height="0.972cm" svg:x="19.265cm" svg:y="11.56cm">
          <draw:text-box>
            <text:p><text:span text:style-name="T25">barrier, need to wait</text:span></text:p>
          </draw:text-box>
        </draw:frame>
        <presentation:notes draw:style-name="dp4">
          <draw:page-thumbnail draw:name="Slide Image Placeholder 1" draw:style-name="gr3" draw:layer="layout" svg:width="15.239cm" svg:height="8.572cm" svg:x="1.905cm" svg:y="3.175cm" draw:page-number="1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0"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n we..</text:span></text:p>
          </draw:text-box>
        </draw:frame>
        <draw:frame presentation:style-name="pr4" draw:layer="layout" svg:width="22.859cm" svg:height="9.428cm" svg:x="1.27cm" svg:y="3.334cm" presentation:class="outline">
          <draw:text-box>
            <text:list text:style-name="L2">
              <text:list-item>
                <text:p>..use Spark to run such workloads in a serverless fashion?</text:p>
                <text:list>
                  <text:list-item>
                    <text:p>Dynamic scaling of compute nodes while jobs are running</text:p>
                  </text:list-item>
                  <text:list-item>
                    <text:p>No cluster configuration</text:p>
                  </text:list-item>
                  <text:list-item>
                    <text:p>No startup time overhead</text:p>
                  </text:list-item>
                </text:list>
              </text:list-item>
              <text:list-item>
                <text:p>..eliminate the performance overheads?</text:p>
                <text:list>
                  <text:list-item>
                    <text:p>Workloads should run as fast as on a dedicated cluster</text:p>
                  </text:list-item>
                </text:list>
              </text:list-item>
            </text:list>
          </draw:text-box>
        </draw:frame>
        <presentation:notes draw:style-name="dp4">
          <draw:page-thumbnail draw:name="Slide Image Placeholder 1" draw:style-name="gr3" draw:layer="layout" svg:width="15.239cm" svg:height="8.572cm" svg:x="1.905cm" svg:y="3.175cm" draw:page-number="2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9" draw:text-style-name="P33" draw:layer="layout" svg:width="1.016cm" svg:height="1.016cm" svg:x="2.54cm" svg:y="4.826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1cm" svg:y="6.127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7.328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10.329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1.53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7.366cm">
          <text:p/>
          <draw:enhanced-geometry svg:viewBox="0 0 21600 21600" draw:type="rectangle" draw:enhanced-path="M 0 0 L 21600 0 21600 21600 0 21600 0 0 Z N"/>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7.366cm">
          <text:p/>
          <draw:enhanced-geometry svg:viewBox="0 0 21600 21600" draw:type="rectangle" draw:enhanced-path="M 0 0 L 21600 0 21600 21600 0 21600 0 0 Z N"/>
        </draw:custom-shape>
        <draw:custom-shape draw:style-name="gr80" draw:text-style-name="P14" draw:layer="layout" svg:width="4.064cm" svg:height="1.524cm" svg:x="20.574cm" svg:y="8.636cm">
          <text:p text:style-name="P13">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7.366cm">
          <text:p/>
          <draw:enhanced-geometry svg:viewBox="0 0 21600 21600" draw:type="rectangle" draw:enhanced-path="M 0 0 L 21600 0 21600 21600 0 21600 0 0 Z N"/>
        </draw:custom-shape>
        <draw:custom-shape draw:style-name="gr80" draw:text-style-name="P14" draw:layer="layout" svg:width="4.064cm" svg:height="1.524cm" svg:x="20.574cm" svg:y="8.636cm">
          <text:p text:style-name="P13">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11.584cm">
          <text:p/>
          <draw:enhanced-geometry svg:viewBox="0 0 21600 21600" draw:type="rectangle" draw:enhanced-path="M 0 0 L 21600 0 21600 21600 0 21600 0 0 Z N"/>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7"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82" draw:text-style-name="P13" draw:layer="layout" svg:width="2.54cm" svg:height="1.524cm" svg:x="6.866cm" svg:y="4.772cm">
          <text:p/>
          <draw:enhanced-geometry svg:viewBox="0 0 21600 21600" draw:type="rectangle" draw:enhanced-path="M 0 0 L 21600 0 21600 21600 0 21600 0 0 Z N"/>
        </draw:custom-shape>
        <draw:custom-shape draw:style-name="gr83" draw:text-style-name="P13"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85" draw:text-style-name="P13" draw:layer="layout" svg:width="3.556cm" svg:height="1.524cm" svg:x="11.946cm" svg:y="9.09cm">
          <text:p/>
          <draw:enhanced-geometry svg:viewBox="0 0 21600 21600" draw:type="rectangle" draw:enhanced-path="M 0 0 L 21600 0 21600 21600 0 21600 0 0 Z N"/>
        </draw:custom-shape>
        <draw:custom-shape draw:style-name="gr85" draw:text-style-name="P13" draw:layer="layout" svg:width="3.556cm" svg:height="1.524cm" svg:x="12.454cm" svg:y="9.344cm">
          <text:p/>
          <draw:enhanced-geometry svg:viewBox="0 0 21600 21600" draw:type="rectangle" draw:enhanced-path="M 0 0 L 21600 0 21600 21600 0 21600 0 0 Z N"/>
        </draw:custom-shape>
        <draw:custom-shape draw:style-name="gr85" draw:text-style-name="P13" draw:layer="layout" svg:width="3.556cm" svg:height="1.524cm" svg:x="12.962cm" svg:y="9.598cm">
          <text:p/>
          <draw:enhanced-geometry svg:viewBox="0 0 21600 21600" draw:type="rectangle" draw:enhanced-path="M 0 0 L 21600 0 21600 21600 0 21600 0 0 Z N"/>
        </draw:custom-shape>
        <draw:custom-shape draw:style-name="gr86" draw:text-style-name="P13"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83cm)" svg:viewBox="0 0 7014 1532" svg:d="M7014 0c-3314 0-7014 1532-7014 1532">
          <text:p/>
        </draw:path>
        <draw:path draw:style-name="gr89" draw:text-style-name="P9" draw:layer="layout" svg:width="6.857cm" svg:height="0cm" svg:x="10.168cm" svg:y="5.026cm" svg:viewBox="0 0 6858 0" svg:d="M0 0c3230 0 6858 0 6858 0">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frame draw:style-name="gr92" draw:text-style-name="P19" draw:layer="layout" svg:width="4.646cm" svg:height="0.839cm" svg:x="3.385cm" svg:y="7.012cm">
          <draw:text-box>
            <text:p><text:span text:style-name="T16">Intermediate data</text:span></text:p>
          </draw:text-box>
        </draw:frame>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5" draw:text-style-name="P28" draw:layer="layout" svg:width="3.461cm" svg:height="1.427cm" svg:x="9.103cm" svg:y="10.283cm">
          <draw:text-box>
            <text:p text:style-name="P13"><text:span text:style-name="T16">Intermediate</text:span></text:p>
            <text:p text:style-name="P13"><text:span text:style-name="T16">data</text:span></text:p>
          </draw:text-box>
        </draw:frame>
        <draw:frame draw:style-name="gr96" draw:text-style-name="P19" draw:layer="layout" svg:width="3.702cm" svg:height="0.806cm" svg:x="11.492cm" svg:y="3.252cm">
          <draw:text-box>
            <text:p><text:span text:style-name="T9">send 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E52A75EC4796606E.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8"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104" draw:text-style-name="P37" draw:layer="layout" svg:width="2.54cm" svg:height="1.524cm" svg:x="6.866cm" svg:y="4.772cm">
          <text:p/>
          <draw:enhanced-geometry svg:viewBox="0 0 21600 21600" draw:type="rectangle" draw:enhanced-path="M 0 0 L 21600 0 21600 21600 0 21600 0 0 Z N"/>
        </draw:custom-shape>
        <draw:custom-shape draw:style-name="gr105"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85" draw:text-style-name="P13" draw:layer="layout" svg:width="3.556cm" svg:height="1.524cm" svg:x="11.946cm" svg:y="9.09cm">
          <text:p/>
          <draw:enhanced-geometry svg:viewBox="0 0 21600 21600" draw:type="rectangle" draw:enhanced-path="M 0 0 L 21600 0 21600 21600 0 21600 0 0 Z N"/>
        </draw:custom-shape>
        <draw:custom-shape draw:style-name="gr106" draw:text-style-name="P38" draw:layer="layout" svg:width="3.556cm" svg:height="1.524cm" svg:x="12.454cm" svg:y="9.344cm">
          <text:p/>
          <draw:enhanced-geometry svg:viewBox="0 0 21600 21600" draw:type="rectangle" draw:enhanced-path="M 0 0 L 21600 0 21600 21600 0 21600 0 0 Z N"/>
        </draw:custom-shape>
        <draw:custom-shape draw:style-name="gr107" draw:text-style-name="P37" draw:layer="layout" svg:width="3.556cm" svg:height="1.524cm" svg:x="12.962cm" svg:y="9.598cm">
          <text:p/>
          <draw:enhanced-geometry svg:viewBox="0 0 21600 21600" draw:type="rectangle" draw:enhanced-path="M 0 0 L 21600 0 21600 21600 0 21600 0 0 Z N"/>
        </draw:custom-shape>
        <draw:custom-shape draw:style-name="gr108" draw:text-style-name="P37"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83cm)" svg:viewBox="0 0 7014 1532" svg:d="M7014 0c-3314 0-7014 1532-7014 1532">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6" draw:text-style-name="P19" draw:layer="layout" svg:width="3.702cm" svg:height="0.806cm" svg:x="11.492cm" svg:y="3.252cm">
          <draw:text-box>
            <text:p><text:span text:style-name="T9">send 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6D58E15E9BD7362F.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draw:frame draw:style-name="gr95" draw:text-style-name="P28" draw:layer="layout" svg:width="3.461cm" svg:height="1.427cm" svg:x="9.104cm" svg:y="10.284cm">
          <draw:text-box>
            <text:p text:style-name="P13"><text:span text:style-name="T16">Intermediate</text:span></text:p>
            <text:p text:style-name="P13"><text:span text:style-name="T16">data</text:span></text:p>
          </draw:text-box>
        </draw:frame>
        <draw:frame draw:style-name="gr92" draw:text-style-name="P19" draw:layer="layout" svg:width="4.646cm" svg:height="0.839cm" svg:x="3.385cm" svg:y="7.013cm">
          <draw:text-box>
            <text:p><text:span text:style-name="T16">Intermediate data</text:span></text:p>
          </draw:text-box>
        </draw:frame>
        <draw:path draw:style-name="gr89" draw:text-style-name="P9" draw:layer="layout" svg:width="6.857cm" svg:height="0cm" svg:x="10.168cm" svg:y="5.026cm" svg:viewBox="0 0 6858 0" svg:d="M0 0c3230 0 6858 0 6858 0">
          <text:p/>
        </draw:path>
        <presentation:notes draw:style-name="dp4">
          <draw:page-thumbnail draw:name="Slide Image Placeholder 1" draw:style-name="gr3" draw:layer="layout" svg:width="15.239cm" svg:height="8.572cm" svg:x="1.905cm" svg:y="3.175cm" draw:page-number="2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9"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104" draw:text-style-name="P37" draw:layer="layout" svg:width="2.54cm" svg:height="1.524cm" svg:x="6.866cm" svg:y="4.772cm">
          <text:p/>
          <draw:enhanced-geometry svg:viewBox="0 0 21600 21600" draw:type="rectangle" draw:enhanced-path="M 0 0 L 21600 0 21600 21600 0 21600 0 0 Z N"/>
        </draw:custom-shape>
        <draw:custom-shape draw:style-name="gr105"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107" draw:text-style-name="P37" draw:layer="layout" svg:width="3.556cm" svg:height="1.524cm" svg:x="11.946cm" svg:y="9.09cm">
          <text:p/>
          <draw:enhanced-geometry svg:viewBox="0 0 21600 21600" draw:type="rectangle" draw:enhanced-path="M 0 0 L 21600 0 21600 21600 0 21600 0 0 Z N"/>
        </draw:custom-shape>
        <draw:custom-shape draw:style-name="gr106" draw:text-style-name="P38" draw:layer="layout" svg:width="3.556cm" svg:height="1.524cm" svg:x="12.454cm" svg:y="9.344cm">
          <text:p/>
          <draw:enhanced-geometry svg:viewBox="0 0 21600 21600" draw:type="rectangle" draw:enhanced-path="M 0 0 L 21600 0 21600 21600 0 21600 0 0 Z N"/>
        </draw:custom-shape>
        <draw:custom-shape draw:style-name="gr106" draw:text-style-name="P38" draw:layer="layout" svg:width="3.556cm" svg:height="1.524cm" svg:x="12.962cm" svg:y="9.598cm">
          <text:p/>
          <draw:enhanced-geometry svg:viewBox="0 0 21600 21600" draw:type="rectangle" draw:enhanced-path="M 0 0 L 21600 0 21600 21600 0 21600 0 0 Z N"/>
        </draw:custom-shape>
        <draw:custom-shape draw:style-name="gr109" draw:text-style-name="P38"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83cm)" svg:viewBox="0 0 7014 1532" svg:d="M7014 0c-3314 0-7014 1532-7014 1532">
          <text:p/>
        </draw:path>
        <draw:path draw:style-name="gr89" draw:text-style-name="P9" draw:layer="layout" svg:width="6.857cm" svg:height="0cm" svg:x="10.168cm" svg:y="5.026cm" svg:viewBox="0 0 6858 0" svg:d="M0 0c3230 0 6858 0 6858 0">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6" draw:text-style-name="P19" draw:layer="layout" svg:width="3.702cm" svg:height="0.806cm" svg:x="11.492cm" svg:y="3.252cm">
          <draw:text-box>
            <text:p><text:span text:style-name="T9">send 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45E2089A9808C4A3.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draw:frame draw:style-name="gr95" draw:text-style-name="P28" draw:layer="layout" svg:width="3.461cm" svg:height="1.427cm" svg:x="9.104cm" svg:y="10.284cm">
          <draw:text-box>
            <text:p text:style-name="P13"><text:span text:style-name="T16">Intermediate</text:span></text:p>
            <text:p text:style-name="P13"><text:span text:style-name="T16">data</text:span></text:p>
          </draw:text-box>
        </draw:frame>
        <draw:frame draw:style-name="gr92" draw:text-style-name="P19" draw:layer="layout" svg:width="4.646cm" svg:height="0.839cm" svg:x="3.385cm" svg:y="7.013cm">
          <draw:text-box>
            <text:p><text:span text:style-name="T16">Intermediate data</text:span></text:p>
          </draw:text-box>
        </draw:frame>
        <presentation:notes draw:style-name="dp4">
          <draw:page-thumbnail draw:name="Slide Image Placeholder 1" draw:style-name="gr3" draw:layer="layout" svg:width="15.239cm" svg:height="8.572cm" svg:x="1.905cm" svg:y="3.175cm" draw:page-number="2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0"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104" draw:text-style-name="P37" draw:layer="layout" svg:width="2.54cm" svg:height="1.524cm" svg:x="6.866cm" svg:y="4.772cm">
          <text:p/>
          <draw:enhanced-geometry svg:viewBox="0 0 21600 21600" draw:type="rectangle" draw:enhanced-path="M 0 0 L 21600 0 21600 21600 0 21600 0 0 Z N"/>
        </draw:custom-shape>
        <draw:custom-shape draw:style-name="gr105"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107" draw:text-style-name="P37" draw:layer="layout" svg:width="3.556cm" svg:height="1.524cm" svg:x="11.946cm" svg:y="9.09cm">
          <text:p/>
          <draw:enhanced-geometry svg:viewBox="0 0 21600 21600" draw:type="rectangle" draw:enhanced-path="M 0 0 L 21600 0 21600 21600 0 21600 0 0 Z N"/>
        </draw:custom-shape>
        <draw:custom-shape draw:style-name="gr106" draw:text-style-name="P38" draw:layer="layout" svg:width="3.556cm" svg:height="1.524cm" svg:x="12.454cm" svg:y="9.344cm">
          <text:p/>
          <draw:enhanced-geometry svg:viewBox="0 0 21600 21600" draw:type="rectangle" draw:enhanced-path="M 0 0 L 21600 0 21600 21600 0 21600 0 0 Z N"/>
        </draw:custom-shape>
        <draw:custom-shape draw:style-name="gr106" draw:text-style-name="P38" draw:layer="layout" svg:width="3.556cm" svg:height="1.524cm" svg:x="12.962cm" svg:y="9.598cm">
          <text:p/>
          <draw:enhanced-geometry svg:viewBox="0 0 21600 21600" draw:type="rectangle" draw:enhanced-path="M 0 0 L 21600 0 21600 21600 0 21600 0 0 Z N"/>
        </draw:custom-shape>
        <draw:custom-shape draw:style-name="gr109" draw:text-style-name="P38"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83cm)" svg:viewBox="0 0 7014 1532" svg:d="M7014 0c-3314 0-7014 1532-7014 1532">
          <text:p/>
        </draw:path>
        <draw:path draw:style-name="gr89" draw:text-style-name="P9" draw:layer="layout" svg:width="6.857cm" svg:height="0cm" svg:x="10.168cm" svg:y="5.026cm" svg:viewBox="0 0 6858 0" svg:d="M0 0c3230 0 6858 0 6858 0">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6" draw:text-style-name="P19" draw:layer="layout" svg:width="3.702cm" svg:height="0.806cm" svg:x="11.492cm" svg:y="3.252cm">
          <draw:text-box>
            <text:p><text:span text:style-name="T9">send 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91B3E7CCEFAB6DBF.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10" draw:text-style-name="P16" draw:layer="layout" svg:width="6.35cm" svg:height="4.572cm" svg:x="18.034cm" svg:y="7.012cm">
          <text:p text:style-name="P13">Executors get</text:p>
          <text:p text:style-name="P13">dynamically</text:p>
          <text:p text:style-name="P13">re-assigned to</text:p>
          <text:p text:style-name="P13">apps/drivers</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draw:frame draw:style-name="gr95" draw:text-style-name="P28" draw:layer="layout" svg:width="3.461cm" svg:height="1.427cm" svg:x="9.104cm" svg:y="10.284cm">
          <draw:text-box>
            <text:p text:style-name="P13"><text:span text:style-name="T16">Intermediate</text:span></text:p>
            <text:p text:style-name="P13"><text:span text:style-name="T16">data</text:span></text:p>
          </draw:text-box>
        </draw:frame>
        <draw:frame draw:style-name="gr92" draw:text-style-name="P19" draw:layer="layout" svg:width="4.646cm" svg:height="0.839cm" svg:x="3.385cm" svg:y="7.013cm">
          <draw:text-box>
            <text:p><text:span text:style-name="T16">Intermediate data</text:span></text:p>
          </draw:text-box>
        </draw:frame>
        <presentation:notes draw:style-name="dp4">
          <draw:page-thumbnail draw:name="Slide Image Placeholder 1" draw:style-name="gr3" draw:layer="layout" svg:width="15.239cm" svg:height="8.572cm" svg:x="1.905cm" svg:y="3.175cm" draw:page-number="3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85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presentation:notes draw:style-name="dp4">
          <draw:page-thumbnail draw:name="Slide Image Placeholder 1" draw:style-name="gr3" draw:layer="layout" svg:width="15.239cm" svg:height="8.572cm" svg:x="1.905cm" svg:y="3.175cm" draw:page-number="3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text:span><text:span text:style-name="T4">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85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text:span><text:span text:style-name="T4">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85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7" draw:text-style-name="P41" draw:layer="layout" svg:width="4.826cm" svg:height="3.81cm" svg:x="18.796cm" svg:y="8.89cm">
          <text:p text:style-name="P13"><text:span text:style-name="T26">Uses ML to </text:span></text:p>
          <text:p text:style-name="P13"><text:span text:style-name="T26">predict task </text:span></text:p>
          <text:p text:style-name="P13"><text:span text:style-name="T26">runtimes</text:span></text:p>
          <text:p text:style-name="P13"><text:span text:style-name="T26">based on </text:span></text:p>
          <text:p text:style-name="P13"><text:span text:style-name="T26">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text:span><text:span text:style-name="T4">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85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draw:custom-shape draw:style-name="gr116" draw:text-style-name="P41" draw:layer="layout" svg:width="4.826cm" svg:height="4.826cm" svg:x="5.334cm" svg:y="9.462cm">
          <text:p text:style-name="P13"><text:span text:style-name="T26">determines</text:span></text:p>
          <text:p text:style-name="P13"><text:span text:style-name="T26">resource set</text:span></text:p>
          <text:p text:style-name="P13"><text:span text:style-name="T26">(executors) </text:span></text:p>
          <text:p text:style-name="P13"><text:span text:style-name="T26">for a given</text:span></text:p>
          <text:p text:style-name="P13"><text:span text:style-name="T26">schedule</text:span></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7" draw:text-style-name="P41" draw:layer="layout" svg:width="4.826cm" svg:height="3.81cm" svg:x="18.796cm" svg:y="8.89cm">
          <text:p text:style-name="P13"><text:span text:style-name="T26">Uses ML to </text:span></text:p>
          <text:p text:style-name="P13"><text:span text:style-name="T26">predict task </text:span></text:p>
          <text:p text:style-name="P13"><text:span text:style-name="T26">runtimes</text:span></text:p>
          <text:p text:style-name="P13"><text:span text:style-name="T26">based on </text:span></text:p>
          <text:p text:style-name="P13"><text:span text:style-name="T26">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text:span><text:span text:style-name="T4">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85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draw:custom-shape draw:style-name="gr116" draw:text-style-name="P41" draw:layer="layout" svg:width="4.826cm" svg:height="4.826cm" svg:x="5.334cm" svg:y="9.462cm">
          <text:p text:style-name="P13"><text:span text:style-name="T26">determines</text:span></text:p>
          <text:p text:style-name="P13"><text:span text:style-name="T26">resource set</text:span></text:p>
          <text:p text:style-name="P13"><text:span text:style-name="T26">(executors) </text:span></text:p>
          <text:p text:style-name="P13"><text:span text:style-name="T26">for a given</text:span></text:p>
          <text:p text:style-name="P13"><text:span text:style-name="T26">schedule</text:span></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7" draw:text-style-name="P41" draw:layer="layout" svg:width="4.826cm" svg:height="3.81cm" svg:x="18.796cm" svg:y="8.89cm">
          <text:p text:style-name="P13"><text:span text:style-name="T26">Uses ML to </text:span></text:p>
          <text:p text:style-name="P13"><text:span text:style-name="T26">predict task </text:span></text:p>
          <text:p text:style-name="P13"><text:span text:style-name="T26">runtimes</text:span></text:p>
          <text:p text:style-name="P13"><text:span text:style-name="T26">based on </text:span></text:p>
          <text:p text:style-name="P13"><text:span text:style-name="T26">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8" draw:text-style-name="P16" draw:layer="layout" svg:width="13.718cm" svg:height="3.302cm" svg:x="11.682cm" svg:y="0cm">
          <text:p text:style-name="P13">“The HCl Scheduler: </text:p>
          <text:p text:style-name="P13">Going all-in on Heterogeneity”, </text:p>
          <text:p text:style-name="P13">Michael Kaufmann et al., HotCloud’17</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4">
          <draw:page-thumbnail draw:name="Slide Image Placeholder 1" draw:style-name="gr3" draw:layer="layout" svg:width="15.239cm" svg:height="8.572cm" svg:x="1.905cm" svg:y="3.175cm" draw:page-number="3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6"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Video: Putting things together</text:span></text:p>
          </draw:text-box>
        </draw:frame>
        <draw:frame draw:style-name="gr4" draw:text-style-name="P9" draw:layer="layout" svg:width="14.054cm" svg:height="8.784cm" svg:x="5.334cm" svg:y="3.556cm">
          <draw:image xlink:href="Pictures/1000000000000780000004B0F8B6C1BB6D9E7420.png" xlink:type="simple" xlink:show="embed" xlink:actuate="onLoad">
            <text:p/>
          </draw:image>
        </draw:frame>
        <draw:custom-shape draw:style-name="gr119" draw:text-style-name="P13" draw:layer="layout" svg:width="1.525cm" svg:height="0.762cm" svg:x="4.826cm" svg:y="4.3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0" draw:text-style-name="P42" draw:layer="layout" svg:width="1.525cm" svg:height="0.762cm" svg:x="4.827cm" svg:y="6.6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1" draw:text-style-name="P43" draw:layer="layout" svg:width="1.525cm" svg:height="0.762cm" svg:x="4.827cm" svg:y="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2" draw:text-style-name="P16" draw:layer="layout" svg:width="1.525cm" svg:height="0.762cm" svg:x="4.828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3" draw:text-style-name="P16" draw:layer="layout" svg:width="3.556cm" svg:height="0.762cm" svg:x="14.732cm" svg:y="4.826cm">
          <text:p/>
          <draw:enhanced-geometry svg:viewBox="0 0 21600 21600" draw:mirror-vertical="tru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4" draw:text-style-name="P26" draw:layer="layout" svg:width="4.304cm" svg:height="1.673cm" svg:x="0.424cm" svg:y="3.818cm">
          <draw:text-box>
            <text:p text:style-name="P25">Application 1:</text:p>
            <text:p text:style-name="P25">GridSearch</text:p>
          </draw:text-box>
        </draw:frame>
        <draw:frame draw:style-name="gr124" draw:text-style-name="P26" draw:layer="layout" svg:width="4.304cm" svg:height="1.673cm" svg:x="0.424cm" svg:y="6.119cm">
          <draw:text-box>
            <text:p text:style-name="P25">Application 2:</text:p>
            <text:p text:style-name="P25">SQL TPC-DS</text:p>
          </draw:text-box>
        </draw:frame>
        <draw:frame draw:style-name="gr124" draw:text-style-name="P44" draw:layer="layout" svg:width="4.304cm" svg:height="1.673cm" svg:x="0.424cm" svg:y="8.32cm">
          <draw:text-box>
            <text:p text:style-name="P25">Application 3:</text:p>
            <text:p text:style-name="P25">SQL TPC-DS</text:p>
          </draw:text-box>
        </draw:frame>
        <draw:frame draw:style-name="gr125" draw:text-style-name="P26" draw:layer="layout" svg:width="3.351cm" svg:height="1.673cm" svg:x="1.224cm" svg:y="10.421cm">
          <draw:text-box>
            <text:p text:style-name="P25">HCL</text:p>
            <text:p text:style-name="P25">Scheduler</text:p>
          </draw:text-box>
        </draw:frame>
        <draw:custom-shape draw:style-name="gr126" draw:text-style-name="P33" draw:layer="layout" svg:width="6.096cm" svg:height="2.384cm" svg:x="18.542cm" svg:y="4.22cm">
          <text:p/>
          <draw:enhanced-geometry svg:viewBox="0 0 21600 21600" draw:type="rectangle" draw:enhanced-path="M 0 0 L 21600 0 21600 21600 0 21600 0 0 Z N"/>
        </draw:custom-shape>
        <draw:frame draw:style-name="gr127" draw:text-style-name="P45" draw:layer="layout" svg:width="6.247cm" svg:height="2.384cm" svg:x="18.542cm" svg:y="4.22cm">
          <draw:text-box>
            <text:p text:style-name="P17">Resource view:</text:p>
            <text:p text:style-name="P17">fraction of resources</text:p>
            <text:p text:style-name="P17">each app consumes</text:p>
          </draw:text-box>
        </draw:frame>
        <draw:custom-shape draw:style-name="gr123" draw:text-style-name="P16" draw:layer="layout" svg:width="3.556cm" svg:height="0.762cm" svg:x="14.731cm" svg:y="7.972cm">
          <text:p/>
          <draw:enhanced-geometry svg:viewBox="0 0 21600 21600" draw:mirror-vertical="tru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6" draw:text-style-name="P33" draw:layer="layout" svg:width="6.096cm" svg:height="2.384cm" svg:x="18.541cm" svg:y="7.366cm">
          <text:p/>
          <draw:enhanced-geometry svg:viewBox="0 0 21600 21600" draw:type="rectangle" draw:enhanced-path="M 0 0 L 21600 0 21600 21600 0 21600 0 0 Z N"/>
        </draw:custom-shape>
        <draw:frame draw:style-name="gr128" draw:text-style-name="P45" draw:layer="layout" svg:width="6.983cm" svg:height="2.384cm" svg:x="18.541cm" svg:y="7.366cm">
          <draw:text-box>
            <text:p text:style-name="P17">Executor view:</text:p>
            <text:p text:style-name="P17">Which app an executor</text:p>
            <text:p text:style-name="P17">currently runs</text:p>
          </draw:text-box>
        </draw:frame>
        <presentation:notes draw:style-name="dp4">
          <draw:page-thumbnail draw:name="Slide Image Placeholder 1" draw:style-name="gr3" draw:layer="layout" svg:width="15.239cm" svg:height="8.572cm" svg:x="1.905cm" svg:y="3.175cm" draw:page-number="3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cheduling Snapshot</text:span></text:p>
          </draw:text-box>
        </draw:frame>
        <draw:frame draw:style-name="gr4" draw:text-style-name="P9" draw:layer="layout" svg:width="23.286cm" svg:height="9.098cm" svg:x="0.582cm" svg:y="3.68cm">
          <draw:image xlink:href="Pictures/100000000000043D000001A87F0847E5DCFA1586.png" xlink:type="simple" xlink:show="embed" xlink:actuate="onLoad">
            <text:p/>
          </draw:image>
        </draw:frame>
        <draw:custom-shape draw:style-name="gr129" draw:text-style-name="P33" draw:layer="layout" svg:width="5.334cm" svg:height="1.27cm" draw:transform="rotate (1.5707963267949) translate (0.254cm 10.16cm)">
          <text:p text:style-name="P13">Executors</text:p>
          <draw:enhanced-geometry svg:viewBox="0 0 21600 21600" draw:type="rectangle" draw:enhanced-path="M 0 0 L 21600 0 21600 21600 0 21600 0 0 Z N"/>
        </draw:custom-shape>
        <draw:custom-shape draw:style-name="gr130" draw:text-style-name="P33" draw:layer="layout" svg:width="12.446cm" svg:height="0.762cm" svg:x="6.096cm" svg:y="12.192cm">
          <text:p text:style-name="P13">Time</text:p>
          <draw:enhanced-geometry svg:viewBox="0 0 21600 21600" draw:type="rectangle" draw:enhanced-path="M 0 0 L 21600 0 21600 21600 0 21600 0 0 Z N"/>
        </draw:custom-shape>
        <draw:line draw:style-name="gr67" draw:text-style-name="P9" draw:layer="layout" svg:x1="21.082cm" svg:y1="2.54cm" svg:x2="21.082cm" svg:y2="5.08cm">
          <text:p/>
        </draw:line>
        <draw:frame draw:style-name="gr131" draw:text-style-name="P19" draw:layer="layout" svg:width="3.884cm" svg:height="0.962cm" svg:x="19.22cm" svg:y="1.524cm">
          <draw:text-box>
            <text:p>Grid Search</text:p>
          </draw:text-box>
        </draw:frame>
        <draw:frame draw:style-name="gr132" draw:text-style-name="P19" draw:layer="layout" svg:width="1.772cm" svg:height="0.962cm" svg:x="16.51cm" svg:y="2.34cm">
          <draw:text-box>
            <text:p>SQL</text:p>
          </draw:text-box>
        </draw:frame>
        <draw:line draw:style-name="gr67" draw:text-style-name="P9" draw:layer="layout" svg:x1="17.018cm" svg:y1="3.302cm" svg:x2="12.954cm" svg:y2="6.096cm">
          <text:p/>
        </draw:line>
        <draw:line draw:style-name="gr67" draw:text-style-name="P9" draw:layer="layout" svg:x1="17.018cm" svg:y1="3.302cm" svg:x2="10.16cm" svg:y2="6.858cm">
          <text:p/>
        </draw:line>
        <presentation:notes draw:style-name="dp4">
          <draw:page-thumbnail draw:name="Slide Image Placeholder 1" draw:style-name="gr3" draw:layer="layout" svg:width="15.239cm" svg:height="8.572cm" svg:x="1.905cm" svg:y="3.175cm" draw:page-number="3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Compute cluster size: 8 nodes: IBM Power8 Minsky</text:p>
              </text:list-item>
              <text:list-item>
                <text:p>Storage cluster size: 8 nodes, IBM Power8 Minsky </text:p>
              </text:list-item>
              <text:list-item>
                <text:p>Cluster hardware:</text:p>
                <text:list>
                  <text:list-item>
                    <text:p>DRAM: 512 GB</text:p>
                  </text:list-item>
                  <text:list-item>
                    <text:p>Storage: 4x 1.2 TB NVMe SSD</text:p>
                  </text:list-item>
                  <text:list-item>
                    <text:p>Network: 10Gb/s Ethernert, 100Gb/s RoCE</text:p>
                  </text:list-item>
                  <text:list-item>
                    <text:p>GPU: NVIDIA P100, NVLink</text:p>
                  </text:list-item>
                </text:list>
              </text:list-item>
              <text:list-item>
                <text:p>Workloads</text:p>
                <text:list>
                  <text:list-item>
                    <text:p>ML: Logistic Regression using the CoCoa framework</text:p>
                  </text:list-item>
                  <text:list-item>
                    <text:p>SQL: TCP-DS</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Let’s look at performance...</text:span></text:p>
          </draw:text-box>
        </draw:frame>
        <presentation:notes draw:style-name="dp4">
          <draw:page-thumbnail draw:name="Slide Image Placeholder 1" draw:style-name="gr3" draw:layer="layout" svg:width="15.239cm" svg:height="8.572cm" svg:x="1.905cm" svg:y="3.175cm" draw:page-number="3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ML: Logistic Regression</text:span></text:p>
          </draw:text-box>
        </draw:frame>
        <draw:frame draw:style-name="gr5" draw:text-style-name="P13" draw:layer="layout" svg:width="13.929cm" svg:height="7.835cm" svg:x="3.375cm" svg:y="3.829cm">
          <loext:p/>
          <draw:object xlink:href="./Object 10" xlink:type="simple" xlink:show="embed" xlink:actuate="onLoad"/>
          <draw:image xlink:href="./ObjectReplacements/Object 10" xlink:type="simple" xlink:show="embed" xlink:actuate="onLoad"/>
        </draw:frame>
        <draw:custom-shape draw:style-name="gr133" draw:text-style-name="P16" draw:layer="layout" svg:width="5.589cm" svg:height="2.539cm" svg:x="18.558cm" svg:y="5.842cm">
          <text:p text:style-name="P13">KDDA data set</text:p>
          <text:p text:style-name="P13">6.5 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1" draw:text-style-name="P19" draw:layer="layout" svg:width="4.583cm" svg:height="0.802cm" draw:transform="rotate (1.5707963267949) translate (2.573cm 9.90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3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PC-DS: Query #87</text:span></text:p>
          </draw:text-box>
        </draw:frame>
        <draw:frame draw:style-name="gr5" draw:text-style-name="P13" draw:layer="layout" svg:width="13.822cm" svg:height="7.366cm" svg:x="5.08cm" svg:y="4.064cm">
          <loext:p/>
          <draw:object xlink:href="./Object 9" xlink:type="simple" xlink:show="embed" xlink:actuate="onLoad"/>
          <draw:image xlink:href="./ObjectReplacements/Object 9" xlink:type="simple" xlink:show="embed" xlink:actuate="onLoad"/>
        </draw:frame>
        <draw:frame draw:style-name="gr11" draw:text-style-name="P19" draw:layer="layout" svg:width="4.583cm" svg:height="0.802cm" draw:transform="rotate (1.5707963267949) translate (4.278cm 9.863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4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PC-DS: Query #3</text:span></text:p>
          </draw:text-box>
        </draw:frame>
        <draw:frame draw:style-name="gr5" draw:text-style-name="P13" draw:layer="layout" svg:width="13.822cm" svg:height="7.366cm" svg:x="5.08cm" svg:y="4.064cm">
          <loext:p/>
          <draw:object xlink:href="./Object 11" xlink:type="simple" xlink:show="embed" xlink:actuate="onLoad"/>
          <draw:image xlink:href="./ObjectReplacements/Object 11" xlink:type="simple" xlink:show="embed" xlink:actuate="onLoad"/>
        </draw:frame>
        <draw:frame draw:style-name="gr134" draw:text-style-name="P28" draw:layer="layout" svg:width="10.414cm" svg:height="0.802cm" svg:x="8.128cm" svg:y="11.39cm">
          <draw:text-box>
            <text:p text:style-name="P13"><text:span text:style-name="T9"><text:s text:c="20"/></text:span><text:span text:style-name="T9">Runtime [seconds]</text:span></text:p>
          </draw:text-box>
        </draw:frame>
        <presentation:notes draw:style-name="dp4">
          <draw:page-thumbnail draw:name="Slide Image Placeholder 1" draw:style-name="gr3" draw:layer="layout" svg:width="15.239cm" svg:height="8.572cm" svg:x="1.905cm" svg:y="3.175cm" draw:page-number="4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text:span><text:span text:style-name="T11">#assignedha</text:span><text:span text:style-name="T11">shtag here by </text:span><text:span text:style-name="T11">setting the </text:span><text:span text:style-name="T11">footer in </text:span><text:span text:style-name="T11">view-</text:span><text:span text:style-name="T11">header/footer</text:span></text:p>
          </draw:text-box>
        </draw:frame>
        <draw:frame presentation:style-name="pr4" draw:layer="layout" svg:width="22.859cm" svg:height="9.428cm" svg:x="1.27cm" svg:y="3.334cm" presentation:class="outline" presentation:user-transformed="true">
          <draw:text-box>
            <text:list text:style-name="L2">
              <text:list-item>
                <text:p>Efficient serverless computing is challenging</text:p>
                <text:list>
                  <text:list-item>
                    <text:p>Local state (e.g. shuffle, cached input, network state) is lost as compute cloud scales up/down</text:p>
                  </text:list-item>
                </text:list>
              </text:list-item>
              <text:list-item>
                <text:p>This talk: turning Spark into a serverless framework by </text:p>
                <text:list>
                  <text:list-item>
                    <text:p>Implementing HCS, a new serverless scheduler</text:p>
                  </text:list-item>
                  <text:list-item>
                    <text:p>Consequently storing compute state remotely using Apache Crail</text:p>
                  </text:list-item>
                </text:list>
              </text:list-item>
              <text:list-item>
                <text:p>Supports arbitrary Spark workloads with almost no performance ovherhad</text:p>
                <text:list>
                  <text:list-item>
                    <text:p>MapReduce, SQL, Iterative Machine Learning</text:p>
                  </text:list-item>
                </text:list>
              </text:list-item>
              <text:list-item>
                <text:p>Implicit support for fast network and storage hardware</text:p>
                <text:list>
                  <text:list-item>
                    <text:p>e.g, RDMA, NVMe, NVMf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onclusion</text:span></text:p>
          </draw:text-box>
        </draw:frame>
        <presentation:notes draw:style-name="dp4">
          <draw:page-thumbnail draw:name="Slide Image Placeholder 1" draw:style-name="gr3" draw:layer="layout" svg:width="15.239cm" svg:height="8.572cm" svg:x="1.905cm" svg:y="3.175cm" draw:page-number="4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Containerize the platform</text:p>
              </text:list-item>
              <text:list-item>
                <text:p>Add support for dynamic re-partitioning on scale events</text:p>
              </text:list-item>
              <text:list-item>
                <text:p>Add support for automatic caching</text:p>
              </text:list-item>
              <text:list-item>
                <text:p>Add more sophisticated scheduling policies</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Future Work</text:span></text:p>
          </draw:text-box>
        </draw:frame>
        <presentation:notes draw:style-name="dp4">
          <draw:page-thumbnail draw:name="Slide Image Placeholder 1" draw:style-name="gr3" draw:layer="layout" svg:width="15.239cm" svg:height="8.572cm" svg:x="1.905cm" svg:y="3.175cm" draw:page-number="4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27">Running Apache Spark on a High-Performance </text:span><text:span text:style-name="T27">Cluster Using RDMA and NVMe Flash, Spark </text:span><text:span text:style-name="T27">Summit’17, </text:span><text:span text:style-name="T28">https://tinyurl.com/yd453uzq</text:span></text:p>
              </text:list-item>
              <text:list-item>
                <text:p><text:span text:style-name="T27">Apache Crail,</text:span><text:span text:style-name="T28"> </text:span><text:span text:style-name="T28"><text:a xlink:href="http://crail.apache.org/" xlink:type="simple">http://crail.apache.org</text:a></text:span></text:p>
              </text:list-item>
              <text:list-item>
                <text:p>HCS Scheduler, <text:span text:style-name="T28">github.com/zrlio/hcs</text:span></text:p>
              </text:list-item>
              <text:list-item>
                <text:p>Spark-IO, <text:span text:style-name="T28">github.com/zrlio/spark-io</text:span></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Links</text:span></text:p>
          </draw:text-box>
        </draw:frame>
        <draw:frame draw:style-name="gr4" draw:text-style-name="P9" draw:layer="layout" svg:width="1.74cm" svg:height="1.639cm" svg:x="0.7cm" svg:y="7.251cm">
          <draw:image xlink:href="Pictures/1000020100000BA600000AF8089B1199DBED1222.png" xlink:type="simple" xlink:show="embed" xlink:actuate="onLoad">
            <text:p/>
          </draw:image>
        </draw:frame>
        <draw:frame draw:style-name="gr4" draw:text-style-name="P9" draw:layer="layout" svg:width="1.639cm" svg:height="1.639cm" svg:x="0.8cm" svg:y="8.829cm">
          <draw:image xlink:href="Pictures/1000000000000230000002300B9902934AD33C42.png" xlink:type="simple" xlink:show="embed" xlink:actuate="onLoad">
            <text:p/>
          </draw:image>
        </draw:frame>
        <draw:frame draw:style-name="gr4" draw:text-style-name="P9" draw:layer="layout" svg:width="1.639cm" svg:height="1.639cm" svg:x="0.801cm" svg:y="10.568cm">
          <draw:image xlink:href="Pictures/1000000000000230000002300B9902934AD33C42.png" xlink:type="simple" xlink:show="embed" xlink:actuate="onLoad">
            <text:p/>
          </draw:image>
        </draw:frame>
        <draw:frame draw:style-name="gr4" draw:text-style-name="P9" draw:layer="layout" svg:width="1.61cm" svg:height="1.61cm" svg:x="0.508cm" svg:y="3.216cm">
          <draw:image xlink:href="Pictures/10000000000000E1000000E1EB27B6B12894596D.png" xlink:type="simple" xlink:show="embed" xlink:actuate="onLoad">
            <text:p/>
          </draw:image>
        </draw:frame>
        <presentation:notes draw:style-name="dp4">
          <draw:page-thumbnail draw:name="Slide Image Placeholder 1" draw:style-name="gr3" draw:layer="layout" svg:width="15.239cm" svg:height="8.572cm" svg:x="1.905cm" svg:y="3.175cm" draw:page-number="4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hanks to</text:span></text:p>
          </draw:text-box>
        </draw:frame>
        <draw:frame draw:name="Subtitle 2" presentation:style-name="pr8" draw:text-style-name="P46" draw:layer="layout" svg:width="22.424cm" svg:height="3.442cm" svg:x="1.452cm" svg:y="3.556cm">
          <draw:text-box>
            <text:p text:style-name="P1"><text:span text:style-name="T29">Michael Kaufmann, Adrian Schuepbach, Jonas Pfefferle, </text:span><text:span text:style-name="T29">Animesh Trivedi, Bernard Metzler, Ana Klimovic, Yawen </text:span><text:span text:style-name="T29">Wang</text:span></text:p>
          </draw:text-box>
        </draw:frame>
        <presentation:notes draw:style-name="dp4">
          <draw:page-thumbnail draw:name="Slide Image Placeholder 1" draw:style-name="gr3" draw:layer="layout" svg:width="15.239cm" svg:height="8.572cm" svg:x="1.905cm" svg:y="3.175cm" draw:page-number="4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424A5D3FECE97C4E.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e of Your Presentation</text:span><text:span text:style-name="MT2"><text:line-break/></text:span><text:span text:style-name="MT2">Goes Her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ck to edit Master title 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text:span><text:span text:style-name="MT4">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lt;number&gt;</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assignedhashtag here by setting the footer in view-header/foot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447</meta:editing-cycles>
    <meta:creation-date>2018-05-14T13:01:55.594807701</meta:creation-date>
    <dc:date>2018-06-01T21:46:34.636975862</dc:date>
    <meta:editing-duration>P1DT15H22M59S</meta:editing-duration>
    <meta:generator>LibreOffice/5.1.6.2$Linux_X86_64 LibreOffice_project/10m0$Build-2</meta:generator>
    <meta:document-statistic meta:object-count="1151"/>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2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10"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93cm" svg:height="7.836cm" xlink:href="." xlink:type="simple" chart:class="chart:bar" chart:style-name="ch1">
        <chart:legend svg:x="10.377cm" svg:y="0.316cm" style:legend-expansion="custom" chartooo:width="3.288cm" chartooo:height="2.606cm" style:legend-expansion-aspect-ratio="1.26170376055257" chart:style-name="ch2"/>
        <chart:plot-area chart:style-name="ch3" chart:data-source-has-labels="both" svg:x="0.278cm" svg:y="0.156cm" svg:width="13.374cm" svg:height="7.524cm">
          <chartooo:coordinate-region svg:x="1.005cm" svg:y="0.355cm" svg:width="12.647cm" svg:height="6.6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mpute</text:p>
              </table:table-cell>
              <table:table-cell office:value-type="string">
                <text:p>Broadcast</text:p>
              </table:table-cell>
              <table:table-cell office:value-type="string">
                <text:p>Reduce</text:p>
              </table:table-cell>
              <table:table-cell office:value-type="string">
                <text:p>Input</text:p>
              </table:table-cell>
            </table:table-row>
          </table:table-header-rows>
          <table:table-rows>
            <table:table-row>
              <table:table-cell office:value-type="string">
                <text:p>Vanilla</text:p>
              </table:table-cell>
              <table:table-cell office:value-type="float" office:value="0.041">
                <text:p>0.041</text:p>
              </table:table-cell>
              <table:table-cell office:value-type="float" office:value="0.42">
                <text:p>0.42</text:p>
              </table:table-cell>
              <table:table-cell office:value-type="float" office:value="1.47">
                <text:p>1.47</text:p>
              </table:table-cell>
              <table:table-cell office:value-type="float" office:value="0">
                <text:p>0</text:p>
              </table:table-cell>
            </table:table-row>
            <table:table-row>
              <table:table-cell office:value-type="string">
                <text:p>Vanilla Serverless</text:p>
              </table:table-cell>
              <table:table-cell office:value-type="float" office:value="0.047">
                <text:p>0.047</text:p>
              </table:table-cell>
              <table:table-cell office:value-type="float" office:value="0.44">
                <text:p>0.44</text:p>
              </table:table-cell>
              <table:table-cell office:value-type="float" office:value="1.51">
                <text:p>1.51</text:p>
              </table:table-cell>
              <table:table-cell office:value-type="float" office:value="0.34">
                <text:p>0.34</text:p>
              </table:table-cell>
            </table:table-row>
            <table:table-row>
              <table:table-cell office:value-type="string">
                <text:p>Crail/TCP</text:p>
              </table:table-cell>
              <table:table-cell office:value-type="float" office:value="0.03">
                <text:p>0.03</text:p>
              </table:table-cell>
              <table:table-cell office:value-type="float" office:value="0.28">
                <text:p>0.28</text:p>
              </table:table-cell>
              <table:table-cell office:value-type="float" office:value="1.08">
                <text:p>1.08</text:p>
              </table:table-cell>
              <table:table-cell office:value-type="float" office:value="0.08">
                <text:p>0.08</text:p>
              </table:table-cell>
            </table:table-row>
            <table:table-row>
              <table:table-cell office:value-type="string">
                <text:p>Crail/RDMA</text:p>
              </table:table-cell>
              <table:table-cell office:value-type="float" office:value="0.04">
                <text:p>0.04</text:p>
              </table:table-cell>
              <table:table-cell office:value-type="float" office:value="0.09">
                <text:p>0.09</text:p>
              </table:table-cell>
              <table:table-cell office:value-type="float" office:value="0.65">
                <text:p>0.65</text:p>
              </table:table-cell>
              <table:table-cell office:value-type="float" office:value="0.06">
                <text:p>0.0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823cm" svg:height="7.367cm" xlink:href="." xlink:type="simple" chart:class="chart:bar" chart:style-name="ch1">
        <chart:plot-area chart:style-name="ch2" chart:data-source-has-labels="both" svg:x="0.276cm" svg:y="0.147cm" svg:width="13.271cm" svg:height="7.073cm">
          <chartooo:coordinate-region svg:x="3.093cm" svg:y="0.147cm" svg:width="10.267cm" svg:height="6.426cm"/>
          <chart:axis chart:dimension="x" chart:name="primary-x" chart:style-name="ch3"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bar">
            <chart:data-point chart:repeated="3"/>
          </chart:series>
          <chart:series chart:style-name="ch7" chart:values-cell-range-address="local-table.$C$2:.$C$4" chart:label-cell-address="local-table.$C$1" chart:class="chart:bar">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Job runtime</text:p>
              </table:table-cell>
              <table:table-cell office:value-type="string">
                <text:p>Query runtime</text:p>
              </table:table-cell>
            </table:table-row>
          </table:table-header-rows>
          <table:table-rows>
            <table:table-row>
              <table:table-cell office:value-type="string">
                <text:p>Warm serverless</text:p>
              </table:table-cell>
              <table:table-cell office:value-type="float" office:value="9.519">
                <text:p>9.519</text:p>
              </table:table-cell>
              <table:table-cell office:value-type="float" office:value="5.702">
                <text:p>5.702</text:p>
              </table:table-cell>
            </table:table-row>
            <table:table-row>
              <table:table-cell office:value-type="string">
                <text:p>Crail Serverless</text:p>
              </table:table-cell>
              <table:table-cell office:value-type="float" office:value="13.148">
                <text:p>13.148</text:p>
              </table:table-cell>
              <table:table-cell office:value-type="float" office:value="9.348">
                <text:p>9.348</text:p>
              </table:table-cell>
            </table:table-row>
            <table:table-row>
              <table:table-cell office:value-type="string">
                <text:p>Spark Cluster</text:p>
              </table:table-cell>
              <table:table-cell office:value-type="float" office:value="19.801">
                <text:p>19.801</text:p>
              </table:table-cell>
              <table:table-cell office:value-type="float" office:value="9.337">
                <text:p>9.33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838cm" svg:height="6.009cm" xlink:href="." xlink:type="simple" chart:class="chart:bar" chart:style-name="ch1">
        <chart:legend svg:x="11.11cm" svg:y="0.367cm" style:legend-expansion="custom" chartooo:width="2.452cm" chartooo:height="1.597cm" style:legend-expansion-aspect-ratio="1.53537883531622" chart:style-name="ch2"/>
        <chart:plot-area chart:style-name="ch3" chart:data-source-has-labels="both" svg:x="0.276cm" svg:y="0.12cm" svg:width="13.286cm" svg:height="5.769cm">
          <chartooo:coordinate-region svg:x="1.083cm" svg:y="0.319cm" svg:width="12.479cm" svg:height="4.923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 I/O</text:p>
              </table:table-cell>
            </table:table-row>
          </table:table-header-rows>
          <table:table-rows>
            <table:table-row>
              <table:table-cell office:value-type="string">
                <text:p>AWS Lambda</text:p>
              </table:table-cell>
              <table:table-cell office:value-type="float" office:value="81.5">
                <text:p>81.5</text:p>
              </table:table-cell>
              <table:table-cell office:value-type="float" office:value="66.6">
                <text:p>66.6</text:p>
              </table:table-cell>
              <table:table-cell office:value-type="float" office:value="234.7">
                <text:p>234.7</text:p>
              </table:table-cell>
            </table:table-row>
            <table:table-row>
              <table:table-cell office:value-type="string">
                <text:p>Spark Serverless</text:p>
              </table:table-cell>
              <table:table-cell office:value-type="float" office:value="340">
                <text:p>340</text:p>
              </table:table-cell>
              <table:table-cell office:value-type="float" office:value="NaN">
                <text:p>NaN</text:p>
              </table:table-cell>
              <table:table-cell office:value-type="float" office:value="NaN">
                <text:p>NaN</text:p>
              </table:table-cell>
            </table:table-row>
            <table:table-row>
              <table:table-cell office:value-type="string">
                <text:p>Spark Cloud</text:p>
              </table:table-cell>
              <table:table-cell office:value-type="float" office:value="90">
                <text:p>90</text:p>
              </table:table-cell>
              <table:table-cell office:value-type="float" office:value="NaN">
                <text:p>NaN</text:p>
              </table:table-cell>
              <table:table-cell office:value-type="float" office:value="NaN">
                <text:p>NaN</text:p>
              </table:table-cell>
            </table:table-row>
            <table:table-row>
              <table:table-cell office:value-type="string">
                <text:p>Spark Cluster</text:p>
              </table:table-cell>
              <table:table-cell office:value-type="float" office:value="10.8">
                <text:p>10.8</text:p>
              </table:table-cell>
              <table:table-cell office:value-type="float" office:value="26.5">
                <text:p>26.5</text:p>
              </table:table-cell>
              <table:table-cell office:value-type="float" office:value="18.5">
                <text:p>18.5</text:p>
              </table:table-cell>
            </table:table-row>
            <table:table-row>
              <table:table-cell office:value-type="string">
                <text:p>Spark HPC</text:p>
              </table:table-cell>
              <table:table-cell office:value-type="float" office:value="10.6">
                <text:p>10.6</text:p>
              </table:table-cell>
              <table:table-cell office:value-type="float" office:value="1.5">
                <text:p>1.5</text:p>
              </table:table-cell>
              <table:table-cell office:value-type="float" office:value="6.8">
                <text:p>6.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6.29cm" svg:height="6.008cm" xlink:href="." xlink:type="simple" chart:class="chart:bar" chart:style-name="ch1">
        <chart:plot-area chart:style-name="ch2" chart:data-source-has-labels="both" svg:x="0.125cm" svg:y="0.12cm" svg:width="6.04cm" svg:height="5.768cm">
          <chartooo:coordinate-region svg:x="0.746cm" svg:y="0.319cm" svg:width="5.419cm" svg:height="4.922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series chart:style-name="ch8" chart:values-cell-range-address="local-table.$D$2:.$D$3" chart:label-cell-address="local-table.$D$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 I/O</text:p>
              </table:table-cell>
            </table:table-row>
          </table:table-header-rows>
          <table:table-rows>
            <table:table-row>
              <table:table-cell office:value-type="string">
                <text:p>Spark Cluster</text:p>
              </table:table-cell>
              <table:table-cell office:value-type="float" office:value="10.8">
                <text:p>10.8</text:p>
              </table:table-cell>
              <table:table-cell office:value-type="float" office:value="26.5">
                <text:p>26.5</text:p>
              </table:table-cell>
              <table:table-cell office:value-type="float" office:value="18.5">
                <text:p>18.5</text:p>
              </table:table-cell>
            </table:table-row>
            <table:table-row>
              <table:table-cell office:value-type="string">
                <text:p>Spark HPC</text:p>
              </table:table-cell>
              <table:table-cell office:value-type="float" office:value="10.6">
                <text:p>10.6</text:p>
              </table:table-cell>
              <table:table-cell office:value-type="float" office:value="1.5">
                <text:p>1.5</text:p>
              </table:table-cell>
              <table:table-cell office:value-type="float" office:value="6.8">
                <text:p>6.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7.367cm" xlink:href="." xlink:type="simple" chart:class="chart:bar" chart:style-name="ch1">
        <chart:plot-area chart:style-name="ch2" chart:data-source-has-labels="both" svg:x="0.276cm" svg:y="0.147cm" svg:width="13.271cm" svg:height="7.073cm">
          <chartooo:coordinate-region svg:x="0.897cm" svg:y="0.347cm" svg:width="12.65cm" svg:height="6.226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Spark Cluster</text:p>
              </table:table-cell>
              <table:table-cell office:value-type="float" office:value="10.2">
                <text:p>10.2</text:p>
              </table:table-cell>
            </table:table-row>
            <table:table-row>
              <table:table-cell office:value-type="string">
                <text:p>Simple Serverless</text:p>
              </table:table-cell>
              <table:table-cell office:value-type="float" office:value="12.1">
                <text:p>12.1</text:p>
              </table:table-cell>
            </table:table-row>
            <table:table-row>
              <table:table-cell office:value-type="string">
                <text:p>++ 100Gb/s</text:p>
              </table:table-cell>
              <table:table-cell office:value-type="float" office:value="10.8">
                <text:p>10.8</text:p>
              </table:table-cell>
            </table:table-row>
            <table:table-row>
              <table:table-cell office:value-type="string">
                <text:p>++ RDMA</text:p>
              </table:table-cell>
              <table:table-cell office:value-type="float" office:value="8">
                <text:p>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